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Gothic" svg:font-family="'MS Gothic'" style:font-family-generic="system" style:font-pitch="variable"/>
    <style:font-face style:name="MS PGothic" svg:font-family="'MS PGothic'" style:font-family-generic="modern" style:font-pitch="fixed"/>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2.293cm" table:align="left"/>
    </style:style>
    <style:style style:name="Table1.A" style:family="table-column">
      <style:table-column-properties style:column-width="3.112cm"/>
    </style:style>
    <style:style style:name="Table1.B" style:family="table-column">
      <style:table-column-properties style:column-width="3.565cm"/>
    </style:style>
    <style:style style:name="Table1.C" style:family="table-column">
      <style:table-column-properties style:column-width="2.357cm"/>
    </style:style>
    <style:style style:name="Table1.D" style:family="table-column">
      <style:table-column-properties style:column-width="3.26cm"/>
    </style:style>
    <style:style style:name="Table1.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Preformatted_20_Text" style:list-style-name="L3">
      <style:paragraph-properties fo:margin-top="0cm" fo:margin-bottom="0.499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text-properties fo:font-weight="bold" style:font-weight-asian="bold" style:font-weight-complex="bold"/>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Preformatted_20_Text" style:list-style-name="L14"/>
    <style:style style:name="P28" style:family="paragraph" style:parent-style-name="Preformatted_20_Text" style:list-style-name="L14">
      <style:paragraph-properties fo:margin-top="0cm" fo:margin-bottom="0.499cm" style:contextual-spacing="false"/>
    </style:style>
    <style:style style:name="P29" style:family="paragraph" style:parent-style-name="Text_20_body" style:list-style-name="L15">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6"/>
    <style:style style:name="P32" style:family="paragraph" style:parent-style-name="Preformatted_20_Text" style:list-style-name="L16"/>
    <style:style style:name="P33" style:family="paragraph" style:parent-style-name="Preformatted_20_Text" style:list-style-name="L16">
      <style:paragraph-properties fo:margin-top="0cm" fo:margin-bottom="0.499cm" style:contextual-spacing="false"/>
    </style:style>
    <style:style style:name="P34" style:family="paragraph" style:parent-style-name="Text_20_body" style:list-style-name="L17"/>
    <style:style style:name="P35" style:family="paragraph" style:parent-style-name="Text_20_body" style:list-style-name="L18">
      <style:paragraph-properties fo:margin-top="0cm" fo:margin-bottom="0cm" style:contextual-spacing="false"/>
    </style:style>
    <style:style style:name="P36" style:family="paragraph" style:parent-style-name="Text_20_body" style:list-style-name="L18"/>
    <style:style style:name="P37" style:family="paragraph" style:parent-style-name="Text_20_body" style:list-style-name="L19">
      <style:paragraph-properties fo:margin-top="0cm" fo:margin-bottom="0cm" style:contextual-spacing="false"/>
    </style:style>
    <style:style style:name="P38" style:family="paragraph" style:parent-style-name="Text_20_body" style:list-style-name="L19"/>
    <style:style style:name="P39" style:family="paragraph" style:parent-style-name="Text_20_body" style:list-style-name="L20">
      <style:paragraph-properties fo:margin-top="0cm" fo:margin-bottom="0cm" style:contextual-spacing="false"/>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1">
      <style:paragraph-properties fo:margin-top="0cm" fo:margin-bottom="0cm" style:contextual-spacing="false"/>
    </style:style>
    <style:style style:name="P43" style:family="paragraph" style:parent-style-name="Text_20_body" style:list-style-name="L22">
      <style:paragraph-properties fo:margin-top="0cm" fo:margin-bottom="0cm" style:contextual-spacing="false"/>
    </style:style>
    <style:style style:name="P44" style:family="paragraph" style:parent-style-name="Text_20_body" style:list-style-name="L22"/>
    <style:style style:name="P45" style:family="paragraph" style:parent-style-name="Text_20_body" style:list-style-name="L23">
      <style:paragraph-properties fo:margin-top="0cm" fo:margin-bottom="0cm" style:contextual-spacing="false"/>
    </style:style>
    <style:style style:name="P46" style:family="paragraph" style:parent-style-name="Text_20_body" style:list-style-name="L23"/>
    <style:style style:name="P47" style:family="paragraph" style:parent-style-name="Text_20_body" style:list-style-name="L24">
      <style:paragraph-properties fo:margin-top="0cm" fo:margin-bottom="0cm" style:contextual-spacing="false"/>
    </style:style>
    <style:style style:name="P48" style:family="paragraph" style:parent-style-name="Text_20_body" style:list-style-name="L24"/>
    <style:style style:name="P49" style:family="paragraph" style:parent-style-name="Text_20_body" style:list-style-name="L25">
      <style:paragraph-properties fo:margin-top="0cm" fo:margin-bottom="0cm" style:contextual-spacing="false"/>
    </style:style>
    <style:style style:name="P50" style:family="paragraph" style:parent-style-name="Text_20_body" style:list-style-name="L25"/>
    <style:style style:name="P51" style:family="paragraph" style:parent-style-name="Text_20_body" style:list-style-name="L26"/>
    <style:style style:name="P52" style:family="paragraph" style:parent-style-name="Preformatted_20_Text" style:list-style-name="L26"/>
    <style:style style:name="P53" style:family="paragraph" style:parent-style-name="Preformatted_20_Text" style:list-style-name="L26">
      <style:paragraph-properties fo:margin-top="0cm" fo:margin-bottom="0.499cm" style:contextual-spacing="false"/>
    </style:style>
    <style:style style:name="P54" style:family="paragraph" style:parent-style-name="Text_20_body" style:list-style-name="L27">
      <style:paragraph-properties fo:margin-top="0cm" fo:margin-bottom="0cm" style:contextual-spacing="false"/>
    </style:style>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Standard">
      <style:text-properties fo:font-weight="normal" style:font-weight-asian="normal" style:font-weight-complex="normal"/>
    </style:style>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2"/>
    <style:style style:name="P92" style:family="paragraph" style:parent-style-name="Text_20_body" style:list-style-name="L63"/>
    <style:style style:name="P93" style:family="paragraph" style:parent-style-name="Text_20_body" style:list-style-name="L64"/>
    <style:style style:name="P94" style:family="paragraph" style:parent-style-name="Text_20_body" style:list-style-name="L65"/>
    <style:style style:name="P95" style:family="paragraph" style:parent-style-name="Preformatted_20_Text" style:list-style-name="L65">
      <style:paragraph-properties fo:margin-top="0cm" fo:margin-bottom="0.499cm" style:contextual-spacing="false"/>
    </style:style>
    <style:style style:name="P96" style:family="paragraph" style:parent-style-name="Text_20_body" style:list-style-name="L66"/>
    <style:style style:name="P97" style:family="paragraph" style:parent-style-name="Text_20_body" style:list-style-name="L67"/>
    <style:style style:name="P98" style:family="paragraph" style:parent-style-name="Text_20_body" style:list-style-name="L68"/>
    <style:style style:name="P99" style:family="paragraph" style:parent-style-name="Text_20_body" style:list-style-name="L69"/>
    <style:style style:name="P100" style:family="paragraph" style:parent-style-name="Text_20_body" style:list-style-name="L70"/>
    <style:style style:name="P101" style:family="paragraph" style:parent-style-name="Text_20_body" style:list-style-name="L71"/>
    <style:style style:name="P102" style:family="paragraph" style:parent-style-name="Text_20_body" style:list-style-name="L72"/>
    <style:style style:name="P103" style:family="paragraph" style:parent-style-name="Text_20_body" style:list-style-name="L73"/>
    <style:style style:name="P104" style:family="paragraph" style:parent-style-name="Preformatted_20_Text" style:list-style-name="L73">
      <style:paragraph-properties fo:margin-top="0cm" fo:margin-bottom="0.499cm" style:contextual-spacing="false"/>
    </style:style>
    <style:style style:name="P105" style:family="paragraph" style:parent-style-name="Text_20_body" style:list-style-name="L74"/>
    <style:style style:name="P106" style:family="paragraph" style:parent-style-name="Text_20_body" style:list-style-name="L75"/>
    <style:style style:name="P107" style:family="paragraph" style:parent-style-name="Heading_20_3">
      <style:text-properties fo:font-weight="normal" style:font-weight-asian="normal" style:font-weight-complex="normal"/>
    </style:style>
    <style:style style:name="P108" style:family="paragraph" style:parent-style-name="Heading_20_4">
      <style:text-properties fo:font-weight="normal" style:font-weight-asian="normal" style:font-weight-complex="normal"/>
    </style:style>
    <style:style style:name="P109" style:family="paragraph" style:parent-style-name="Text_20_body" style:list-style-name="L76"/>
    <style:style style:name="P110" style:family="paragraph" style:parent-style-name="Text_20_body" style:list-style-name="L77"/>
    <style:style style:name="P111" style:family="paragraph" style:parent-style-name="Text_20_body" style:list-style-name="L78"/>
    <style:style style:name="P112" style:family="paragraph" style:parent-style-name="Text_20_body" style:list-style-name="L79"/>
    <style:style style:name="P113" style:family="paragraph" style:parent-style-name="Text_20_body" style:list-style-name="L80"/>
    <style:style style:name="P114" style:family="paragraph" style:parent-style-name="Text_20_body" style:list-style-name="L81"/>
    <style:style style:name="P115" style:family="paragraph" style:parent-style-name="Text_20_body" style:list-style-name="L82"/>
    <style:style style:name="P116" style:family="paragraph" style:parent-style-name="Text_20_body" style:list-style-name="L83"/>
    <style:style style:name="P117" style:family="paragraph" style:parent-style-name="Text_20_body" style:list-style-name="L84"/>
    <style:style style:name="P118" style:family="paragraph" style:parent-style-name="Text_20_body" style:list-style-name="L85"/>
    <style:style style:name="P119" style:family="paragraph" style:parent-style-name="Text_20_body" style:list-style-name="L86"/>
    <style:style style:name="P120" style:family="paragraph" style:parent-style-name="Text_20_body" style:list-style-name="L87"/>
    <style:style style:name="P121" style:family="paragraph" style:parent-style-name="Text_20_body" style:list-style-name="L88"/>
    <style:style style:name="P122" style:family="paragraph" style:parent-style-name="Text_20_body" style:list-style-name="L89"/>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2">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9">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0">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5">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3">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execute delete query from php </text:p>
      <text:p text:style-name="P1"/>
      <text:p text:style-name="P2">Agar tumhe PHP se SQL query execute karni hai, to tum <text:span text:style-name="Source_20_Text">mysqli</text:span> ya <text:span text:style-name="Source_20_Text">PDO</text:span> ka use kar sakte ho. Yahan par <text:span text:style-name="Source_20_Text">mysqli</text:span> ka use karke query execute karne ka simple tarika diya gaya hai:</text:p>
      <text:p text:style-name="Horizontal_20_Line"/>
      <text:h text:style-name="Heading_20_3" text:outline-level="3"><text:span text:style-name="Strong_20_Emphasis">1. MySQLi (Object-Oriented Approach)</text:span></text:h>
      <text:p text:style-name="Preformatted_20_Text"><text:span text:style-name="Source_20_Text">&lt;?php</text:span></text:p>
      <text:p text:style-name="Preformatted_20_Text"><text:span text:style-name="Source_20_Text">$servername = "localhost";</text:span></text:p>
      <text:p text:style-name="Preformatted_20_Text"><text:span text:style-name="Source_20_Text">$username = "root";</text:span></text:p>
      <text:p text:style-name="Preformatted_20_Text"><text:span text:style-name="Source_20_Text">$password = "";</text:span></text:p>
      <text:p text:style-name="Preformatted_20_Text"><text:span text:style-name="Source_20_Text">$dbname = "your_database";</text:span></text:p>
      <text:p text:style-name="Preformatted_20_Text"/>
      <text:p text:style-name="Preformatted_20_Text"><text:span text:style-name="Source_20_Text">// Database connection establish karo</text:span></text:p>
      <text:p text:style-name="Preformatted_20_Text"><text:span text:style-name="Source_20_Text">$conn = new mysqli($servername, $username, $password, $dbname);</text:span></text:p>
      <text:p text:style-name="Preformatted_20_Text"/>
      <text:p text:style-name="Preformatted_20_Text"><text:span text:style-name="Source_20_Text">// Connection check karo</text:span></text:p>
      <text:p text:style-name="Preformatted_20_Text"><text:span text:style-name="Source_20_Text">if ($conn-&gt;connect_error) {</text:span></text:p>
      <text:p text:style-name="Preformatted_20_Text"><text:span text:style-name="Source_20_Text"><text:s text:c="4"/>die("Connection failed: " . $conn-&gt;connect_error);</text:span></text:p>
      <text:p text:style-name="Preformatted_20_Text"><text:span text:style-name="Source_20_Text">}</text:span></text:p>
      <text:p text:style-name="Preformatted_20_Text"/>
      <text:p text:style-name="Preformatted_20_Text"><text:span text:style-name="Source_20_Text">// DELETE Query likho</text:span></text:p>
      <text:p text:style-name="Preformatted_20_Text"><text:span text:style-name="Source_20_Text">$sno = 5; // Example sno</text:span></text:p>
      <text:p text:style-name="Preformatted_20_Text"><text:span text:style-name="Source_20_Text">$sql = "DELETE FROM students WHERE sno = ?";</text:span></text:p>
      <text:p text:style-name="Preformatted_20_Text"/>
      <text:p text:style-name="Preformatted_20_Text"><text:span text:style-name="Source_20_Text">// Prepare statement use karo (Security ke liye)</text:span></text:p>
      <text:p text:style-name="Preformatted_20_Text"><text:span text:style-name="Source_20_Text">$stmt = $conn-&gt;prepare($sql);</text:span></text:p>
      <text:p text:style-name="Preformatted_20_Text"><text:span text:style-name="Source_20_Text">$stmt-&gt;bind_param("i", $sno);</text:span></text:p>
      <text:p text:style-name="Preformatted_20_Text"/>
      <text:p text:style-name="Preformatted_20_Text"><text:span text:style-name="Source_20_Text">if ($stmt-&gt;execute()) {</text:span></text:p>
      <text:p text:style-name="Preformatted_20_Text"><text:span text:style-name="Source_20_Text"><text:s text:c="4"/>echo "Record deleted successfully";</text:span></text:p>
      <text:p text:style-name="Preformatted_20_Text"><text:span text:style-name="Source_20_Text">} else {</text:span></text:p>
      <text:p text:style-name="Preformatted_20_Text"><text:span text:style-name="Source_20_Text"><text:s text:c="4"/>echo "Error: " . $conn-&gt;error;</text:span></text:p>
      <text:p text:style-name="Preformatted_20_Text"><text:span text:style-name="Source_20_Text">}</text:span></text:p>
      <text:p text:style-name="Preformatted_20_Text"/>
      <text:p text:style-name="Preformatted_20_Text"><text:span text:style-name="Source_20_Text">// Connection close karo</text:span></text:p>
      <text:p text:style-name="Preformatted_20_Text"><text:span text:style-name="Source_20_Text">$stmt-&gt;close();</text:span></text:p>
      <text:p text:style-name="Preformatted_20_Text"><text:span text:style-name="Source_20_Text">$conn-&gt;close();</text:span></text:p>
      <text:p text:style-name="P3"><text:span text:style-name="Source_20_Text">?&gt;</text:span></text:p>
      <text:p text:style-name="Horizontal_20_Line"/>
      <text:h text:style-name="Heading_20_3" text:outline-level="3"><text:span text:style-name="Strong_20_Emphasis">2. MySQLi (Procedural Approach)</text:span></text:h>
      <text:p text:style-name="Preformatted_20_Text"><text:span text:style-name="Source_20_Text">&lt;?php</text:span></text:p>
      <text:p text:style-name="Preformatted_20_Text"><text:span text:style-name="Source_20_Text">$conn = mysqli_connect("localhost", "root", "", "your_database");</text:span></text:p>
      <text:p text:style-name="Preformatted_20_Text"/>
      <text:p text:style-name="Preformatted_20_Text"><text:span text:style-name="Source_20_Text">if (!$conn) {</text:span></text:p>
      <text:p text:style-name="Preformatted_20_Text"><text:span text:style-name="Source_20_Text"><text:s text:c="4"/>die("Connection failed: " . mysqli_connect_error());</text:span></text:p>
      <text:p text:style-name="Preformatted_20_Text"><text:span text:style-name="Source_20_Text">}</text:span></text:p>
      <text:p text:style-name="Preformatted_20_Text"/>
      <text:p text:style-name="Preformatted_20_Text"><text:span text:style-name="Source_20_Text">$sno = 5;</text:span></text:p>
      <text:p text:style-name="Preformatted_20_Text"><text:span text:style-name="Source_20_Text">$sql = "DELETE FROM students WHERE sno = $sno";</text:span></text:p>
      <text:p text:style-name="Preformatted_20_Text"/>
      <text:p text:style-name="Preformatted_20_Text"><text:span text:style-name="Source_20_Text">if (mysqli_query($conn, $sql)) {</text:span></text:p>
      <text:p text:style-name="Preformatted_20_Text"><text:span text:style-name="Source_20_Text"><text:s text:c="4"/>echo "Record deleted successfully";</text:span></text:p>
      <text:p text:style-name="Preformatted_20_Text"><text:span text:style-name="Source_20_Text">} else {</text:span></text:p>
      <text:p text:style-name="Preformatted_20_Text"><text:span text:style-name="Source_20_Text"><text:s text:c="4"/>echo "Error: " . mysqli_error($conn);</text:span></text:p>
      <text:p text:style-name="Preformatted_20_Text"><text:span text:style-name="Source_20_Text">}</text:span></text:p>
      <text:p text:style-name="Preformatted_20_Text"><text:soft-page-break/></text:p>
      <text:p text:style-name="Preformatted_20_Text"><text:span text:style-name="Source_20_Text">mysqli_close($conn);</text:span></text:p>
      <text:p text:style-name="P3"><text:span text:style-name="Source_20_Text">?&gt;</text:span></text:p>
      <text:p text:style-name="Horizontal_20_Line"/>
      <text:h text:style-name="Heading_20_3" text:outline-level="3"><text:span text:style-name="Strong_20_Emphasis">3. PDO Approach (More Secure &amp; Recommended)</text:span></text:h>
      <text:p text:style-name="Preformatted_20_Text"><text:span text:style-name="Source_20_Text">&lt;?php</text:span></text:p>
      <text:p text:style-name="Preformatted_20_Text"><text:span text:style-name="Source_20_Text">try {</text:span></text:p>
      <text:p text:style-name="Preformatted_20_Text"><text:span text:style-name="Source_20_Text"><text:s text:c="4"/>$conn = new PDO("mysql:host=localhost;dbname=your_database", "root", "");</text:span></text:p>
      <text:p text:style-name="Preformatted_20_Text"><text:span text:style-name="Source_20_Text"><text:s text:c="4"/>$conn-&gt;setAttribute(PDO::ATTR_ERRMODE, PDO::ERRMODE_EXCEPTION);</text:span></text:p>
      <text:p text:style-name="Preformatted_20_Text"/>
      <text:p text:style-name="Preformatted_20_Text"><text:span text:style-name="Source_20_Text"><text:s text:c="4"/>$sno = 5;</text:span></text:p>
      <text:p text:style-name="Preformatted_20_Text"><text:span text:style-name="Source_20_Text"><text:s text:c="4"/>$stmt = $conn-&gt;prepare("DELETE FROM students WHERE sno = :sno");</text:span></text:p>
      <text:p text:style-name="Preformatted_20_Text"><text:span text:style-name="Source_20_Text"><text:s text:c="4"/>$stmt-&gt;bindParam(':sno', $sno, PDO::PARAM_INT);</text:span></text:p>
      <text:p text:style-name="Preformatted_20_Text"><text:span text:style-name="Source_20_Text"><text:s text:c="4"/>$stmt-&gt;execute();</text:span></text:p>
      <text:p text:style-name="Preformatted_20_Text"/>
      <text:p text:style-name="Preformatted_20_Text"><text:span text:style-name="Source_20_Text"><text:s text:c="4"/>echo "Record deleted successfully";</text:span></text:p>
      <text:p text:style-name="Preformatted_20_Text"><text:span text:style-name="Source_20_Text">} catch (PDOException $e) {</text:span></text:p>
      <text:p text:style-name="Preformatted_20_Text"><text:span text:style-name="Source_20_Text"><text:s text:c="4"/>echo "Error: " . $e-&gt;getMessage();</text:span></text:p>
      <text:p text:style-name="Preformatted_20_Text"><text:span text:style-name="Source_20_Text">}</text:span></text:p>
      <text:p text:style-name="Preformatted_20_Text"/>
      <text:p text:style-name="Preformatted_20_Text"><text:span text:style-name="Source_20_Text">$conn = null;</text:span></text:p>
      <text:p text:style-name="P3"><text:span text:style-name="Source_20_Text">?&gt;</text:span></text:p>
      <text:p text:style-name="Horizontal_20_Line"/>
      <text:h text:style-name="Heading_20_3" text:outline-level="3"><text:span text:style-name="Strong_20_Emphasis">Important Points:</text:span></text:h>
      <text:list text:style-name="L1">
        <text:list-item>
          <text:p text:style-name="P4"><text:span text:style-name="Strong_20_Emphasis">Prepared Statements</text:span> (<text:span text:style-name="Source_20_Text">$stmt-&gt;bind_param()</text:span> ya <text:span text:style-name="Source_20_Text">$stmt-&gt;bindParam()</text:span>) ka use karo SQL Injection se bachne ke liye. </text:p>
        </text:list-item>
        <text:list-item>
          <text:p text:style-name="P4"><text:span text:style-name="Strong_20_Emphasis">MySQLi vs PDO:</text:span> PDO zyada flexible hai (MySQL ke alawa dusre databases ke sath bhi kaam karta hai). </text:p>
        </text:list-item>
        <text:list-item>
          <text:p text:style-name="P5"><text:span text:style-name="Strong_20_Emphasis">Error Handling</text:span> zaroori hai taaki agar query fail ho to pata chale. </text:p>
        </text:list-item>
      </text:list>
      <text:p text:style-name="Text_20_body">Agar tumhari application me dynamic user input se query execute ho rahi ho, to <text:span text:style-name="Strong_20_Emphasis">ALWAYS</text:span> prepared statements ka use karo!</text:p>
      <text:p text:style-name="P1">so if i change the option will the click or change event will happen one after teh other </text:p>
      <text:p text:style-name="P1"/>
      <text:p text:style-name="P2">Ah, I understand your question more clearly now. To clarify:</text:p>
      <text:p text:style-name="Text_20_body">When you change the option in a <text:span text:style-name="Source_20_Text">&lt;select&gt;</text:span> element (either through user interaction or programmatically), <text:span text:style-name="Strong_20_Emphasis">both the </text:span><text:span text:style-name="Strong_20_Emphasis"><text:span text:style-name="Source_20_Text">click</text:span></text:span><text:span text:style-name="Strong_20_Emphasis"> and </text:span><text:span text:style-name="Strong_20_Emphasis"><text:span text:style-name="Source_20_Text">change</text:span></text:span><text:span text:style-name="Strong_20_Emphasis"> events</text:span> may be triggered. However, <text:span text:style-name="Strong_20_Emphasis">the </text:span><text:span text:style-name="Strong_20_Emphasis"><text:span text:style-name="Source_20_Text">click</text:span></text:span><text:span text:style-name="Strong_20_Emphasis"> event</text:span> will be fired first, followed by the <text:span text:style-name="Strong_20_Emphasis"><text:span text:style-name="Source_20_Text">change</text:span></text:span><text:span text:style-name="Strong_20_Emphasis"> event</text:span>. This happens in <text:span text:style-name="Strong_20_Emphasis">sequence</text:span>.</text:p>
      <text:h text:style-name="Heading_20_3" text:outline-level="3">Sequence of Events:</text:h>
      <text:list text:style-name="L2">
        <text:list-item>
          <text:p text:style-name="P6"><text:span text:style-name="Strong_20_Emphasis">Click Event</text:span>: When you click to open the dropdown (or click on a new option), the <text:span text:style-name="Strong_20_Emphasis"><text:span text:style-name="Source_20_Text">click</text:span></text:span><text:span text:style-name="Strong_20_Emphasis"> event</text:span> will be triggered first.</text:p>
        </text:list-item>
        <text:list-item>
          <text:p text:style-name="P6"><text:span text:style-name="Strong_20_Emphasis">Change Event</text:span>: Once the option is selected, the <text:span text:style-name="Strong_20_Emphasis"><text:span text:style-name="Source_20_Text">change</text:span></text:span><text:span text:style-name="Strong_20_Emphasis"> event</text:span> will be triggered to indicate that the selection has changed.</text:p>
        </text:list-item>
      </text:list>
      <text:h text:style-name="Heading_20_3" text:outline-level="3">Example:</text:h>
      <text:p text:style-name="Preformatted_20_Text"><text:span text:style-name="Source_20_Text">&lt;select id="mySelect"&gt;</text:span></text:p>
      <text:p text:style-name="Preformatted_20_Text"><text:soft-page-break/><text:span text:style-name="Source_20_Text"><text:s text:c="2"/>&lt;option value="option1"&gt;Option 1&lt;/option&gt;</text:span></text:p>
      <text:p text:style-name="Preformatted_20_Text"><text:span text:style-name="Source_20_Text"><text:s text:c="2"/>&lt;option value="option2"&gt;Option 2&lt;/option&gt;</text:span></text:p>
      <text:p text:style-name="Preformatted_20_Text"><text:span text:style-name="Source_20_Text"><text:s text:c="2"/>&lt;option value="option3"&gt;Option 3&lt;/option&gt;</text:span></text:p>
      <text:p text:style-name="Preformatted_20_Text"><text:span text:style-name="Source_20_Text">&lt;/select&gt;</text:span></text:p>
      <text:p text:style-name="Preformatted_20_Text"/>
      <text:p text:style-name="Preformatted_20_Text"><text:span text:style-name="Source_20_Text">&lt;script&gt;</text:span></text:p>
      <text:p text:style-name="Preformatted_20_Text"><text:span text:style-name="Source_20_Text"><text:s text:c="2"/>const selectElement = document.getElementById('mySelect');</text:span></text:p>
      <text:p text:style-name="Preformatted_20_Text"/>
      <text:p text:style-name="Preformatted_20_Text"><text:span text:style-name="Source_20_Text"><text:s text:c="2"/>// Listen for click event</text:span></text:p>
      <text:p text:style-name="Preformatted_20_Text"><text:span text:style-name="Source_20_Text"><text:s text:c="2"/>selectElement.addEventListener('click', function() {</text:span></text:p>
      <text:p text:style-name="Preformatted_20_Text"><text:span text:style-name="Source_20_Text"><text:s text:c="4"/>console.log('Click event triggered!');</text:span></text:p>
      <text:p text:style-name="Preformatted_20_Text"><text:span text:style-name="Source_20_Text"><text:s text:c="2"/>});</text:span></text:p>
      <text:p text:style-name="Preformatted_20_Text"/>
      <text:p text:style-name="Preformatted_20_Text"><text:span text:style-name="Source_20_Text"><text:s text:c="2"/>// Listen for change event</text:span></text:p>
      <text:p text:style-name="Preformatted_20_Text"><text:span text:style-name="Source_20_Text"><text:s text:c="2"/>selectElement.addEventListener('change', function() {</text:span></text:p>
      <text:p text:style-name="Preformatted_20_Text"><text:span text:style-name="Source_20_Text"><text:s text:c="4"/>console.log('Change event triggered!');</text:span></text:p>
      <text:p text:style-name="Preformatted_20_Text"><text:span text:style-name="Source_20_Text"><text:s text:c="2"/>});</text:span></text:p>
      <text:p text:style-name="P3"><text:span text:style-name="Source_20_Text">&lt;/script&gt;</text:span></text:p>
      <text:h text:style-name="Heading_20_3" text:outline-level="3">Behavior:</text:h>
      <text:list text:style-name="L3">
        <text:list-item>
          <text:p text:style-name="P7">If you click to open the dropdown or click on a new option, you will first see:</text:p>
          <text:p text:style-name="P8"><text:span text:style-name="Source_20_Text">Click event triggered!</text:span></text:p>
        </text:list-item>
        <text:list-item>
          <text:p text:style-name="P7">Once the option is selected, and the dropdown closes, you will see:</text:p>
          <text:p text:style-name="P8"><text:span text:style-name="Source_20_Text">Change event triggered!</text:span></text:p>
        </text:list-item>
      </text:list>
      <text:h text:style-name="Heading_20_3" text:outline-level="3">Explanation:</text:h>
      <text:list text:style-name="L4">
        <text:list-item>
          <text:p text:style-name="P9"><text:span text:style-name="Strong_20_Emphasis"><text:span text:style-name="Source_20_Text">click</text:span></text:span><text:span text:style-name="Strong_20_Emphasis"> event</text:span>: Fired when the user clicks on the dropdown or selects an option (opening the dropdown or clicking an option triggers this). </text:p>
        </text:list-item>
        <text:list-item>
          <text:p text:style-name="P10"><text:span text:style-name="Strong_20_Emphasis"><text:span text:style-name="Source_20_Text">change</text:span></text:span><text:span text:style-name="Strong_20_Emphasis"> event</text:span>: Fired when the user <text:span text:style-name="Strong_20_Emphasis">selects an option</text:span> and the selection is updated. This happens after the value of the <text:span text:style-name="Source_20_Text">&lt;select&gt;</text:span> element changes, which is when the <text:span text:style-name="Source_20_Text">change</text:span> event is fired. </text:p>
        </text:list-item>
      </text:list>
      <text:h text:style-name="Heading_20_3" text:outline-level="3">Conclusion:</text:h>
      <text:list text:style-name="L5">
        <text:list-item>
          <text:p text:style-name="P11">If you <text:span text:style-name="Strong_20_Emphasis">change the option</text:span> (by clicking on a new one), the <text:span text:style-name="Strong_20_Emphasis"><text:span text:style-name="Source_20_Text">click</text:span></text:span><text:span text:style-name="Strong_20_Emphasis"> event</text:span> is fired first (since clicking on a new option or opening the dropdown triggers a click), followed by the <text:span text:style-name="Strong_20_Emphasis"><text:span text:style-name="Source_20_Text">change</text:span></text:span><text:span text:style-name="Strong_20_Emphasis"> event</text:span> after the selection is made. </text:p>
        </text:list-item>
      </text:list>
      <text:p text:style-name="P1">if i pragmatically change the select value of select then the event will be called or not </text:p>
      <text:p text:style-name="P1"/>
      <text:p text:style-name="P12">If you <text:span text:style-name="Strong_20_Emphasis">programmatically change the value</text:span> of a <text:span text:style-name="Source_20_Text">&lt;select&gt;</text:span> element using JavaScript (e.g., setting <text:span text:style-name="Source_20_Text">select.value</text:span>), the <text:span text:style-name="Strong_20_Emphasis"><text:span text:style-name="Source_20_Text">change</text:span></text:span><text:span text:style-name="Strong_20_Emphasis"> event</text:span> <text:span text:style-name="Strong_20_Emphasis">will not be triggered automatically</text:span>.</text:p>
      <text:p text:style-name="Text_20_body">However, you can manually trigger the <text:span text:style-name="Source_20_Text">change</text:span> event after changing the value if you want to simulate the behavior as if the user had changed the selection.</text:p>
      <text:h text:style-name="Heading_20_3" text:outline-level="3">Example: Changing the value programmatically</text:h>
      <text:p text:style-name="Preformatted_20_Text"><text:span text:style-name="Source_20_Text">&lt;select id="mySelect"&gt;</text:span></text:p>
      <text:p text:style-name="Preformatted_20_Text"><text:span text:style-name="Source_20_Text"><text:s text:c="2"/>&lt;option value="option1"&gt;Option 1&lt;/option&gt;</text:span></text:p>
      <text:p text:style-name="Preformatted_20_Text"><text:span text:style-name="Source_20_Text"><text:s text:c="2"/>&lt;option value="option2"&gt;Option 2&lt;/option&gt;</text:span></text:p>
      <text:p text:style-name="Preformatted_20_Text"><text:span text:style-name="Source_20_Text"><text:s text:c="2"/>&lt;option value="option3"&gt;Option 3&lt;/option&gt;</text:span></text:p>
      <text:p text:style-name="Preformatted_20_Text"><text:span text:style-name="Source_20_Text">&lt;/select&gt;</text:span></text:p>
      <text:p text:style-name="Preformatted_20_Text"><text:soft-page-break/></text:p>
      <text:p text:style-name="Preformatted_20_Text"><text:span text:style-name="Source_20_Text">&lt;script&gt;</text:span></text:p>
      <text:p text:style-name="Preformatted_20_Text"><text:span text:style-name="Source_20_Text"><text:s text:c="2"/>const selectElement = document.getElementById('mySelect');</text:span></text:p>
      <text:p text:style-name="Preformatted_20_Text"/>
      <text:p text:style-name="Preformatted_20_Text"><text:span text:style-name="Source_20_Text"><text:s text:c="2"/>// Listen for change event</text:span></text:p>
      <text:p text:style-name="Preformatted_20_Text"><text:span text:style-name="Source_20_Text"><text:s text:c="2"/>selectElement.addEventListener('change', function() {</text:span></text:p>
      <text:p text:style-name="Preformatted_20_Text"><text:span text:style-name="Source_20_Text"><text:s text:c="4"/>console.log('Change event triggered!');</text:span></text:p>
      <text:p text:style-name="Preformatted_20_Text"><text:span text:style-name="Source_20_Text"><text:s text:c="2"/>});</text:span></text:p>
      <text:p text:style-name="Preformatted_20_Text"/>
      <text:p text:style-name="Preformatted_20_Text"><text:span text:style-name="Source_20_Text"><text:s text:c="2"/>// Change the value programmatically</text:span></text:p>
      <text:p text:style-name="Preformatted_20_Text"><text:span text:style-name="Source_20_Text"><text:s text:c="2"/>selectElement.value = 'option2'; <text:s/>// Changing the value programmatically</text:span></text:p>
      <text:p text:style-name="Preformatted_20_Text"/>
      <text:p text:style-name="Preformatted_20_Text"><text:span text:style-name="Source_20_Text"><text:s text:c="2"/>// Manually trigger the change event</text:span></text:p>
      <text:p text:style-name="Preformatted_20_Text"><text:span text:style-name="Source_20_Text"><text:s text:c="2"/>const event = new Event('change');</text:span></text:p>
      <text:p text:style-name="Preformatted_20_Text"><text:span text:style-name="Source_20_Text"><text:s text:c="2"/>selectElement.dispatchEvent(event);</text:span></text:p>
      <text:p text:style-name="P3"><text:span text:style-name="Source_20_Text">&lt;/script&gt;</text:span></text:p>
      <text:h text:style-name="Heading_20_3" text:outline-level="3">Behavior:</text:h>
      <text:list text:style-name="L6">
        <text:list-item>
          <text:p text:style-name="P13"><text:span text:style-name="Strong_20_Emphasis">Programmatic value change</text:span>: When you set <text:span text:style-name="Source_20_Text">selectElement.value = 'option2'</text:span>, the value of the <text:span text:style-name="Source_20_Text">&lt;select&gt;</text:span> element changes to <text:span text:style-name="Source_20_Text">'option2'</text:span>, but the <text:span text:style-name="Source_20_Text">change</text:span> event is <text:span text:style-name="Strong_20_Emphasis">not triggered automatically</text:span>.</text:p>
        </text:list-item>
        <text:list-item>
          <text:p text:style-name="P13"><text:span text:style-name="Strong_20_Emphasis">Manually triggering the </text:span><text:span text:style-name="Strong_20_Emphasis"><text:span text:style-name="Source_20_Text">change</text:span></text:span><text:span text:style-name="Strong_20_Emphasis"> event</text:span>: After changing the value programmatically, we manually dispatch the <text:span text:style-name="Source_20_Text">change</text:span> event using <text:span text:style-name="Source_20_Text">selectElement.dispatchEvent(event)</text:span> to ensure the <text:span text:style-name="Source_20_Text">change</text:span> event handler gets triggered.</text:p>
        </text:list-item>
      </text:list>
      <text:h text:style-name="Heading_20_3" text:outline-level="3">Output:</text:h>
      <text:p text:style-name="P3"><text:span text:style-name="Source_20_Text">Change event triggered!</text:span></text:p>
      <text:h text:style-name="Heading_20_3" text:outline-level="3">Explanation:</text:h>
      <text:list text:style-name="L7">
        <text:list-item>
          <text:p text:style-name="P14"><text:span text:style-name="Strong_20_Emphasis"><text:span text:style-name="Source_20_Text">change</text:span></text:span><text:span text:style-name="Strong_20_Emphasis"> event</text:span>: The <text:span text:style-name="Source_20_Text">change</text:span> event is only triggered when the user <text:span text:style-name="Strong_20_Emphasis">actively</text:span> changes the selection (via click or keyboard), not when the value is changed programmatically using JavaScript. </text:p>
        </text:list-item>
        <text:list-item>
          <text:p text:style-name="P15">To trigger the <text:span text:style-name="Source_20_Text">change</text:span> event after modifying the value programmatically, you need to <text:span text:style-name="Strong_20_Emphasis">manually dispatch</text:span> the <text:span text:style-name="Source_20_Text">change</text:span> event. </text:p>
        </text:list-item>
      </text:list>
      <text:h text:style-name="Heading_20_3" text:outline-level="3">Conclusion:</text:h>
      <text:list text:style-name="L8">
        <text:list-item>
          <text:p text:style-name="P16"><text:span text:style-name="Strong_20_Emphasis">No</text:span>, if you programmatically change the <text:span text:style-name="Source_20_Text">&lt;select&gt;</text:span> value, the <text:span text:style-name="Source_20_Text">change</text:span> event will <text:span text:style-name="Strong_20_Emphasis">not be triggered automatically</text:span>. </text:p>
        </text:list-item>
        <text:list-item>
          <text:p text:style-name="P17">You can <text:span text:style-name="Strong_20_Emphasis">manually trigger</text:span> the <text:span text:style-name="Source_20_Text">change</text:span> event using <text:span text:style-name="Source_20_Text">dispatchEvent()</text:span> if you want to invoke the event after changing the value. </text:p>
        </text:list-item>
      </text:list>
      <text:p text:style-name="P1">will touchstart be triggered if teh touch is on the option of se;ect </text:p>
      <text:p text:style-name="P1"/>
      <text:p text:style-name="P2">No, <text:span text:style-name="Strong_20_Emphasis"><text:span text:style-name="Source_20_Text">touchstart</text:span></text:span> will not be triggered when you touch the options inside a <text:span text:style-name="Source_20_Text">&lt;select&gt;</text:span> dropdown. This is because the behavior of form elements like <text:span text:style-name="Source_20_Text">&lt;select&gt;</text:span> and <text:span text:style-name="Source_20_Text">&lt;option&gt;</text:span> is handled by the operating system or browser, which has its own handling for touch interactions on these elements.</text:p>
      <text:p text:style-name="Text_20_body">When you tap on a <text:span text:style-name="Source_20_Text">&lt;select&gt;</text:span> element or its options on mobile devices, the browser or mobile <text:soft-page-break/>operating system typically shows a native UI element (like a dropdown, pop-up, or picker), and the browser intercepts the touch events related to selecting options. As a result, events like <text:span text:style-name="Source_20_Text">touchstart</text:span>, <text:span text:style-name="Source_20_Text">mousedown</text:span>, and even <text:span text:style-name="Source_20_Text">click</text:span> are not fired on the <text:span text:style-name="Source_20_Text">&lt;option&gt;</text:span> elements themselves.</text:p>
      <text:h text:style-name="Heading_20_3" text:outline-level="3">Workaround: Using <text:span text:style-name="Source_20_Text">touchstart</text:span> on the <text:span text:style-name="Source_20_Text">&lt;select&gt;</text:span> element itself</text:h>
      <text:p text:style-name="Text_20_body">If you want to detect when the user taps on a <text:span text:style-name="Source_20_Text">&lt;select&gt;</text:span> element (not the individual options), you can attach the <text:span text:style-name="Source_20_Text">touchstart</text:span> event to the <text:span text:style-name="Source_20_Text">&lt;select&gt;</text:span> element. However, this won't work on individual options within the dropdown itself.</text:p>
      <text:p text:style-name="Text_20_body">Here's an example:</text:p>
      <text:p text:style-name="Preformatted_20_Text"><text:span text:style-name="Source_20_Text">&lt;select id="mySelect"&gt;</text:span></text:p>
      <text:p text:style-name="Preformatted_20_Text"><text:span text:style-name="Source_20_Text"><text:s text:c="2"/>&lt;option value="1"&gt;Option 1&lt;/option&gt;</text:span></text:p>
      <text:p text:style-name="Preformatted_20_Text"><text:span text:style-name="Source_20_Text"><text:s text:c="2"/>&lt;option value="2"&gt;Option 2&lt;/option&gt;</text:span></text:p>
      <text:p text:style-name="Preformatted_20_Text"><text:span text:style-name="Source_20_Text"><text:s text:c="2"/>&lt;option value="3"&gt;Option 3&lt;/option&gt;</text:span></text:p>
      <text:p text:style-name="Preformatted_20_Text"><text:span text:style-name="Source_20_Text">&lt;/select&gt;</text:span></text:p>
      <text:p text:style-name="Preformatted_20_Text"/>
      <text:p text:style-name="Preformatted_20_Text"><text:span text:style-name="Source_20_Text">&lt;script&gt;</text:span></text:p>
      <text:p text:style-name="Preformatted_20_Text"><text:span text:style-name="Source_20_Text"><text:s text:c="2"/>// Add event listener for touchstart on the select element</text:span></text:p>
      <text:p text:style-name="Preformatted_20_Text"><text:span text:style-name="Source_20_Text"><text:s text:c="2"/>document.getElementById('mySelect').addEventListener('touchstart', function(event) {</text:span></text:p>
      <text:p text:style-name="Preformatted_20_Text"><text:span text:style-name="Source_20_Text"><text:s text:c="4"/>console.log('Touched the select element');</text:span></text:p>
      <text:p text:style-name="Preformatted_20_Text"><text:span text:style-name="Source_20_Text"><text:s text:c="2"/>});</text:span></text:p>
      <text:p text:style-name="P3"><text:span text:style-name="Source_20_Text">&lt;/script&gt;</text:span></text:p>
      <text:h text:style-name="Heading_20_3" text:outline-level="3">Why does this happen?</text:h>
      <text:p text:style-name="Text_20_body">The native controls for <text:span text:style-name="Source_20_Text">&lt;select&gt;</text:span> dropdowns (on mobile devices, especially) override the behavior of events like <text:span text:style-name="Source_20_Text">touchstart</text:span>, <text:span text:style-name="Source_20_Text">mousedown</text:span>, and <text:span text:style-name="Source_20_Text">click</text:span>. This is because the browser handles the touch interaction for opening and selecting options through its own interface.</text:p>
      <text:h text:style-name="Heading_20_3" text:outline-level="3">Alternative Solutions:</text:h>
      <text:list text:style-name="L9">
        <text:list-item>
          <text:p text:style-name="P18"><text:span text:style-name="Strong_20_Emphasis">Custom Dropdown Implementation</text:span>: If you need more control over how the options are displayed and interacted with, you can implement a custom dropdown using <text:span text:style-name="Source_20_Text">div</text:span> or <text:span text:style-name="Source_20_Text">ul</text:span>/<text:span text:style-name="Source_20_Text">li</text:span> elements and attach <text:span text:style-name="Source_20_Text">touchstart</text:span>, <text:span text:style-name="Source_20_Text">mousedown</text:span>, or <text:span text:style-name="Source_20_Text">click</text:span> events to those custom elements. This way, you can handle touch interactions exactly as you like. </text:p>
        </text:list-item>
      </text:list>
      <text:p text:style-name="Text_20_body">Example of a custom dropdown:</text:p>
      <text:p text:style-name="Preformatted_20_Text"><text:span text:style-name="Source_20_Text">&lt;div id="customDropdown" class="dropdown"&gt;</text:span></text:p>
      <text:p text:style-name="Preformatted_20_Text"><text:span text:style-name="Source_20_Text"><text:s text:c="2"/>&lt;button id="dropdownButton"&gt;Select an option&lt;/button&gt;</text:span></text:p>
      <text:p text:style-name="Preformatted_20_Text"><text:span text:style-name="Source_20_Text"><text:s text:c="2"/>&lt;div id="dropdownOptions" class="dropdown-content"&gt;</text:span></text:p>
      <text:p text:style-name="Preformatted_20_Text"><text:span text:style-name="Source_20_Text"><text:s text:c="4"/>&lt;p&gt;Option 1&lt;/p&gt;</text:span></text:p>
      <text:p text:style-name="Preformatted_20_Text"><text:span text:style-name="Source_20_Text"><text:s text:c="4"/>&lt;p&gt;Option 2&lt;/p&gt;</text:span></text:p>
      <text:p text:style-name="Preformatted_20_Text"><text:span text:style-name="Source_20_Text"><text:s text:c="4"/>&lt;p&gt;Option 3&lt;/p&gt;</text:span></text:p>
      <text:p text:style-name="Preformatted_20_Text"><text:span text:style-name="Source_20_Text"><text:s text:c="2"/>&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text:s text:c="2"/>document.getElementById('dropdownButton').addEventListener('touchstart', function() {</text:span></text:p>
      <text:p text:style-name="Preformatted_20_Text"><text:span text:style-name="Source_20_Text"><text:s text:c="4"/>document.getElementById('dropdownOptions').style.display = 'block';</text:span></text:p>
      <text:p text:style-name="Preformatted_20_Text"><text:span text:style-name="Source_20_Text"><text:s text:c="2"/>});</text:span></text:p>
      <text:p text:style-name="Preformatted_20_Text"/>
      <text:p text:style-name="Preformatted_20_Text"><text:span text:style-name="Source_20_Text"><text:s text:c="2"/>document.getElementById('dropdownOptions').addEventListener('touchstart', function(event) {</text:span></text:p>
      <text:p text:style-name="Preformatted_20_Text"><text:soft-page-break/><text:span text:style-name="Source_20_Text"><text:s text:c="4"/>console.log('Touched option:', event.target.textContent);</text:span></text:p>
      <text:p text:style-name="Preformatted_20_Text"><text:span text:style-name="Source_20_Text"><text:s text:c="2"/>});</text:span></text:p>
      <text:p text:style-name="Preformatted_20_Text"><text:span text:style-name="Source_20_Text">&lt;/script&gt;</text:span></text:p>
      <text:p text:style-name="Preformatted_20_Text"/>
      <text:p text:style-name="Preformatted_20_Text"><text:span text:style-name="Source_20_Text">&lt;style&gt;</text:span></text:p>
      <text:p text:style-name="Preformatted_20_Text"><text:span text:style-name="Source_20_Text"><text:s text:c="2"/>.dropdown-content {</text:span></text:p>
      <text:p text:style-name="Preformatted_20_Text"><text:span text:style-name="Source_20_Text"><text:s text:c="4"/>display: none;</text:span></text:p>
      <text:p text:style-name="Preformatted_20_Text"><text:span text:style-name="Source_20_Text"><text:s text:c="4"/>position: absolute;</text:span></text:p>
      <text:p text:style-name="Preformatted_20_Text"><text:span text:style-name="Source_20_Text"><text:s text:c="4"/>background-color: #f9f9f9;</text:span></text:p>
      <text:p text:style-name="Preformatted_20_Text"><text:span text:style-name="Source_20_Text"><text:s text:c="4"/>min-width: 160px;</text:span></text:p>
      <text:p text:style-name="Preformatted_20_Text"><text:span text:style-name="Source_20_Text"><text:s text:c="4"/>box-shadow: 0px 8px 16px 0px rgba(0,0,0,0.2);</text:span></text:p>
      <text:p text:style-name="Preformatted_20_Text"><text:span text:style-name="Source_20_Text"><text:s text:c="2"/>}</text:span></text:p>
      <text:p text:style-name="Preformatted_20_Text"/>
      <text:p text:style-name="Preformatted_20_Text"><text:span text:style-name="Source_20_Text"><text:s text:c="2"/>.dropdown-content p {</text:span></text:p>
      <text:p text:style-name="Preformatted_20_Text"><text:span text:style-name="Source_20_Text"><text:s text:c="4"/>padding: 8px 16px;</text:span></text:p>
      <text:p text:style-name="Preformatted_20_Text"><text:span text:style-name="Source_20_Text"><text:s text:c="4"/>cursor: pointer;</text:span></text:p>
      <text:p text:style-name="Preformatted_20_Text"><text:span text:style-name="Source_20_Text"><text:s text:c="2"/>}</text:span></text:p>
      <text:p text:style-name="Preformatted_20_Text"/>
      <text:p text:style-name="Preformatted_20_Text"><text:span text:style-name="Source_20_Text"><text:s text:c="2"/>.dropdown-content p:hover {</text:span></text:p>
      <text:p text:style-name="Preformatted_20_Text"><text:span text:style-name="Source_20_Text"><text:s text:c="4"/>background-color: #ddd;</text:span></text:p>
      <text:p text:style-name="Preformatted_20_Text"><text:span text:style-name="Source_20_Text"><text:s text:c="2"/>}</text:span></text:p>
      <text:p text:style-name="P3"><text:span text:style-name="Source_20_Text">&lt;/style&gt;</text:span></text:p>
      <text:p text:style-name="Text_20_body">In this case, you can fully control the behavior and events, including <text:span text:style-name="Source_20_Text">touchstart</text:span>, when interacting with the options.</text:p>
      <text:h text:style-name="Heading_20_3" text:outline-level="3">Conclusion:</text:h>
      <text:list text:style-name="L10">
        <text:list-item>
          <text:p text:style-name="P19"><text:span text:style-name="Strong_20_Emphasis"><text:span text:style-name="Source_20_Text">touchstart</text:span></text:span> will not trigger on individual <text:span text:style-name="Source_20_Text">&lt;option&gt;</text:span> elements of a <text:span text:style-name="Source_20_Text">&lt;select&gt;</text:span> dropdown. </text:p>
        </text:list-item>
        <text:list-item>
          <text:p text:style-name="P20">You can detect <text:span text:style-name="Source_20_Text">touchstart</text:span> on the <text:span text:style-name="Source_20_Text">&lt;select&gt;</text:span> element itself or create a custom dropdown to handle touch interactions on individual options. </text:p>
        </text:list-item>
      </text:list>
      <text:p text:style-name="P1">so is there way to detect click on the option </text:p>
      <text:p text:style-name="P1"/>
      <text:p text:style-name="P12">Unfortunately, there is no direct way to detect a click or touch event on an individual <text:span text:style-name="Source_20_Text">&lt;option&gt;</text:span> element inside a <text:span text:style-name="Source_20_Text">&lt;select&gt;</text:span> dropdown using native JavaScript. This is because browsers and mobile operating systems handle <text:span text:style-name="Source_20_Text">&lt;select&gt;</text:span> dropdowns in their own native UI, and they do not expose events for the options themselves.</text:p>
      <text:p text:style-name="Text_20_body">However, there are a few approaches you can consider depending on your needs:</text:p>
      <text:h text:style-name="Heading_20_3" text:outline-level="3">1. <text:span text:style-name="Strong_20_Emphasis">Detecting </text:span><text:span text:style-name="Strong_20_Emphasis"><text:span text:style-name="Source_20_Text">change</text:span></text:span><text:span text:style-name="Strong_20_Emphasis"> Event on </text:span><text:span text:style-name="Strong_20_Emphasis"><text:span text:style-name="Source_20_Text">&lt;select&gt;</text:span></text:span></text:h>
      <text:p text:style-name="Text_20_body">While you cannot directly capture a click or touch on the individual options, you <text:span text:style-name="Strong_20_Emphasis">can</text:span> detect when the user selects an option using the <text:span text:style-name="Source_20_Text">change</text:span> event. This is the most straightforward way to know when a user selects an option.</text:p>
      <text:p text:style-name="Text_20_body">Example:</text:p>
      <text:p text:style-name="Preformatted_20_Text"><text:span text:style-name="Source_20_Text">&lt;select id="mySelect"&gt;</text:span></text:p>
      <text:p text:style-name="Preformatted_20_Text"><text:span text:style-name="Source_20_Text"><text:s text:c="2"/>&lt;option value="1"&gt;Option 1&lt;/option&gt;</text:span></text:p>
      <text:p text:style-name="Preformatted_20_Text"><text:span text:style-name="Source_20_Text"><text:s text:c="2"/>&lt;option value="2"&gt;Option 2&lt;/option&gt;</text:span></text:p>
      <text:p text:style-name="Preformatted_20_Text"><text:span text:style-name="Source_20_Text"><text:s text:c="2"/>&lt;option value="3"&gt;Option 3&lt;/option&gt;</text:span></text:p>
      <text:p text:style-name="Preformatted_20_Text"><text:span text:style-name="Source_20_Text">&lt;/select&gt;</text:span></text:p>
      <text:p text:style-name="Preformatted_20_Text"/>
      <text:p text:style-name="Preformatted_20_Text"><text:span text:style-name="Source_20_Text">&lt;script&gt;</text:span></text:p>
      <text:p text:style-name="Preformatted_20_Text"><text:span text:style-name="Source_20_Text"><text:s text:c="2"/>document.getElementById('mySelect').addEventListener('change', function(event) {</text:span></text:p>
      <text:p text:style-name="Preformatted_20_Text"><text:span text:style-name="Source_20_Text"><text:s text:c="4"/>const selectedOption = event.target.value;</text:span></text:p>
      <text:p text:style-name="Preformatted_20_Text"><text:soft-page-break/><text:span text:style-name="Source_20_Text"><text:s text:c="4"/>console.log('Selected option:', selectedOption);</text:span></text:p>
      <text:p text:style-name="Preformatted_20_Text"><text:span text:style-name="Source_20_Text"><text:s text:c="2"/>});</text:span></text:p>
      <text:p text:style-name="P3"><text:span text:style-name="Source_20_Text">&lt;/script&gt;</text:span></text:p>
      <text:p text:style-name="Text_20_body">This will trigger when the user selects any option from the dropdown, but it does not give you direct access to the specific touch or click event on the individual <text:span text:style-name="Source_20_Text">&lt;option&gt;</text:span>.</text:p>
      <text:h text:style-name="Heading_20_3" text:outline-level="3">2. <text:span text:style-name="Strong_20_Emphasis">Custom Dropdown Implementation</text:span></text:h>
      <text:p text:style-name="Text_20_body">If you need more control over detecting clicks or touches on specific options, you could create a custom dropdown using <text:span text:style-name="Source_20_Text">div</text:span> or <text:span text:style-name="Source_20_Text">ul</text:span> elements instead of a native <text:span text:style-name="Source_20_Text">&lt;select&gt;</text:span> element. This approach allows you to handle events like <text:span text:style-name="Source_20_Text">touchstart</text:span>, <text:span text:style-name="Source_20_Text">click</text:span>, <text:span text:style-name="Source_20_Text">mousedown</text:span>, etc., on individual options.</text:p>
      <text:p text:style-name="Text_20_body">Here’s an example of a custom dropdown:</text:p>
      <text:p text:style-name="Preformatted_20_Text"><text:span text:style-name="Source_20_Text">&lt;div id="customDropdown" class="dropdown"&gt;</text:span></text:p>
      <text:p text:style-name="Preformatted_20_Text"><text:span text:style-name="Source_20_Text"><text:s text:c="2"/>&lt;button id="dropdownButton"&gt;Select an option&lt;/button&gt;</text:span></text:p>
      <text:p text:style-name="Preformatted_20_Text"><text:span text:style-name="Source_20_Text"><text:s text:c="2"/>&lt;div id="dropdownOptions" class="dropdown-content"&gt;</text:span></text:p>
      <text:p text:style-name="Preformatted_20_Text"><text:span text:style-name="Source_20_Text"><text:s text:c="4"/>&lt;div class="option" data-value="1"&gt;Option 1&lt;/div&gt;</text:span></text:p>
      <text:p text:style-name="Preformatted_20_Text"><text:span text:style-name="Source_20_Text"><text:s text:c="4"/>&lt;div class="option" data-value="2"&gt;Option 2&lt;/div&gt;</text:span></text:p>
      <text:p text:style-name="Preformatted_20_Text"><text:span text:style-name="Source_20_Text"><text:s text:c="4"/>&lt;div class="option" data-value="3"&gt;Option 3&lt;/div&gt;</text:span></text:p>
      <text:p text:style-name="Preformatted_20_Text"><text:span text:style-name="Source_20_Text"><text:s text:c="2"/>&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text:s text:c="2"/>// Show options when button is clicked</text:span></text:p>
      <text:p text:style-name="Preformatted_20_Text"><text:span text:style-name="Source_20_Text"><text:s text:c="2"/>document.getElementById('dropdownButton').addEventListener('click', function() {</text:span></text:p>
      <text:p text:style-name="Preformatted_20_Text"><text:span text:style-name="Source_20_Text"><text:s text:c="4"/>document.getElementById('dropdownOptions').classList.toggle('show');</text:span></text:p>
      <text:p text:style-name="Preformatted_20_Text"><text:span text:style-name="Source_20_Text"><text:s text:c="2"/>});</text:span></text:p>
      <text:p text:style-name="Preformatted_20_Text"/>
      <text:p text:style-name="Preformatted_20_Text"><text:span text:style-name="Source_20_Text"><text:s text:c="2"/>// Detect when an option is clicked</text:span></text:p>
      <text:p text:style-name="Preformatted_20_Text"><text:span text:style-name="Source_20_Text"><text:s text:c="2"/>document.querySelectorAll('.option').forEach(function(option) {</text:span></text:p>
      <text:p text:style-name="Preformatted_20_Text"><text:span text:style-name="Source_20_Text"><text:s text:c="4"/>option.addEventListener('click', function(event) {</text:span></text:p>
      <text:p text:style-name="Preformatted_20_Text"><text:span text:style-name="Source_20_Text"><text:s text:c="6"/>const selectedOption = event.target.dataset.value;</text:span></text:p>
      <text:p text:style-name="Preformatted_20_Text"><text:span text:style-name="Source_20_Text"><text:s text:c="6"/>console.log('Selected option:', selectedOption);</text:span></text:p>
      <text:p text:style-name="Preformatted_20_Text"><text:span text:style-name="Source_20_Text"><text:s text:c="6"/>document.getElementById('dropdownButton').textContent = 'Option ' + selectedOption;</text:span></text:p>
      <text:p text:style-name="Preformatted_20_Text"><text:span text:style-name="Source_20_Text"><text:s text:c="6"/>document.getElementById('dropdownOptions').classList.remove('show'); // Close the dropdown</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lt;/script&gt;</text:span></text:p>
      <text:p text:style-name="Preformatted_20_Text"/>
      <text:p text:style-name="Preformatted_20_Text"><text:span text:style-name="Source_20_Text">&lt;style&gt;</text:span></text:p>
      <text:p text:style-name="Preformatted_20_Text"><text:span text:style-name="Source_20_Text"><text:s text:c="2"/>.dropdown-content {</text:span></text:p>
      <text:p text:style-name="Preformatted_20_Text"><text:span text:style-name="Source_20_Text"><text:s text:c="4"/>display: none;</text:span></text:p>
      <text:p text:style-name="Preformatted_20_Text"><text:span text:style-name="Source_20_Text"><text:s text:c="4"/>position: absolute;</text:span></text:p>
      <text:p text:style-name="Preformatted_20_Text"><text:span text:style-name="Source_20_Text"><text:s text:c="4"/>background-color: #f9f9f9;</text:span></text:p>
      <text:p text:style-name="Preformatted_20_Text"><text:span text:style-name="Source_20_Text"><text:s text:c="4"/>min-width: 160px;</text:span></text:p>
      <text:p text:style-name="Preformatted_20_Text"><text:span text:style-name="Source_20_Text"><text:s text:c="4"/>box-shadow: 0px 8px 16px 0px rgba(0, 0, 0, 0.2);</text:span></text:p>
      <text:p text:style-name="Preformatted_20_Text"><text:span text:style-name="Source_20_Text"><text:s text:c="2"/>}</text:span></text:p>
      <text:p text:style-name="Preformatted_20_Text"/>
      <text:p text:style-name="Preformatted_20_Text"><text:span text:style-name="Source_20_Text"><text:s text:c="2"/>.dropdown-content .option {</text:span></text:p>
      <text:p text:style-name="Preformatted_20_Text"><text:span text:style-name="Source_20_Text"><text:s text:c="4"/>padding: 8px 16px;</text:span></text:p>
      <text:p text:style-name="Preformatted_20_Text"><text:span text:style-name="Source_20_Text"><text:s text:c="4"/>cursor: pointer;</text:span></text:p>
      <text:p text:style-name="Preformatted_20_Text"><text:span text:style-name="Source_20_Text"><text:s text:c="2"/>}</text:span></text:p>
      <text:p text:style-name="Preformatted_20_Text"/>
      <text:p text:style-name="Preformatted_20_Text"><text:span text:style-name="Source_20_Text"><text:s text:c="2"/>.dropdown-content .option:hover {</text:span></text:p>
      <text:p text:style-name="Preformatted_20_Text"><text:span text:style-name="Source_20_Text"><text:s text:c="4"/>background-color: #ddd;</text:span></text:p>
      <text:p text:style-name="Preformatted_20_Text"><text:span text:style-name="Source_20_Text"><text:s text:c="2"/>}</text:span></text:p>
      <text:p text:style-name="Preformatted_20_Text"><text:soft-page-break/></text:p>
      <text:p text:style-name="Preformatted_20_Text"><text:span text:style-name="Source_20_Text"><text:s text:c="2"/>.dropdown .show {</text:span></text:p>
      <text:p text:style-name="Preformatted_20_Text"><text:span text:style-name="Source_20_Text"><text:s text:c="4"/>display: block;</text:span></text:p>
      <text:p text:style-name="Preformatted_20_Text"><text:span text:style-name="Source_20_Text"><text:s text:c="2"/>}</text:span></text:p>
      <text:p text:style-name="P3"><text:span text:style-name="Source_20_Text">&lt;/style&gt;</text:span></text:p>
      <text:p text:style-name="Text_20_body">In this custom dropdown:</text:p>
      <text:list text:style-name="L11">
        <text:list-item>
          <text:p text:style-name="P21">The <text:span text:style-name="Source_20_Text">click</text:span> event on each <text:span text:style-name="Source_20_Text">div</text:span> inside the dropdown options is captured, allowing you to detect exactly when the user selects a specific option. </text:p>
        </text:list-item>
        <text:list-item>
          <text:p text:style-name="P22">You can also handle <text:span text:style-name="Source_20_Text">touchstart</text:span>, <text:span text:style-name="Source_20_Text">mousedown</text:span>, and other events depending on your needs. </text:p>
        </text:list-item>
      </text:list>
      <text:h text:style-name="Heading_20_3" text:outline-level="3">3. <text:span text:style-name="Strong_20_Emphasis">Simulate Custom Dropdown with </text:span><text:span text:style-name="Strong_20_Emphasis"><text:span text:style-name="Source_20_Text">&lt;select&gt;</text:span></text:span><text:span text:style-name="Strong_20_Emphasis"> (Not Recommended for Complex UIs)</text:span></text:h>
      <text:p text:style-name="Text_20_body">If you want a simpler solution but still want to detect clicks on options, you could simulate the selection process with a custom interface that behaves similarly to a <text:span text:style-name="Source_20_Text">&lt;select&gt;</text:span> dropdown. However, this solution is usually less flexible compared to building a fully custom dropdown as shown above.</text:p>
      <text:h text:style-name="Heading_20_3" text:outline-level="3">Conclusion:</text:h>
      <text:list text:style-name="L12">
        <text:list-item>
          <text:p text:style-name="P23">You cannot directly detect clicks or touches on individual <text:span text:style-name="Source_20_Text">&lt;option&gt;</text:span> elements inside a native <text:span text:style-name="Source_20_Text">&lt;select&gt;</text:span>. </text:p>
        </text:list-item>
        <text:list-item>
          <text:p text:style-name="P23">The best approach for detecting when a user selects an option is to use the <text:span text:style-name="Source_20_Text">change</text:span> event on the <text:span text:style-name="Source_20_Text">&lt;select&gt;</text:span> element. </text:p>
        </text:list-item>
        <text:list-item>
          <text:p text:style-name="P24">If you need more control and want to detect clicks or touches on individual options, consider building a custom dropdown using <text:span text:style-name="Source_20_Text">div</text:span> or <text:span text:style-name="Source_20_Text">ul</text:span> elements instead of a <text:span text:style-name="Source_20_Text">&lt;select&gt;</text:span>. </text:p>
        </text:list-item>
      </text:list>
      <text:p text:style-name="P1">why in Button component in React native the color take value between {} bit not just write simple string </text:p>
      <text:p text:style-name="P1"/>
      <text:p text:style-name="P2">In React Native, the reason you need to use curly braces <text:span text:style-name="Source_20_Text">{}</text:span> around a value (like color) instead of just writing a simple string is because of how JavaScript expressions and JSX work.</text:p>
      <text:p text:style-name="Text_20_body">Here’s the explanation:</text:p>
      <text:list text:style-name="L13">
        <text:list-item>
          <text:p text:style-name="P25"><text:span text:style-name="Strong_20_Emphasis">JSX and JavaScript Expressions</text:span>: JSX (JavaScript XML) is a syntax extension for JavaScript, allowing you to write UI elements in a way that looks similar to HTML. However, JSX is still JavaScript under the hood. When you write JSX, anything inside <text:span text:style-name="Source_20_Text">{}</text:span> is treated as a JavaScript expression. This allows you to dynamically pass values (like colors, styles, or even functions) based on variables or logic.</text:p>
        </text:list-item>
        <text:list-item>
          <text:p text:style-name="P25"><text:span text:style-name="Strong_20_Emphasis">Strings in JSX</text:span>: When you just write a string in JSX, it's interpreted as plain text. If you want to pass something dynamic (like a color, which might depend on a variable or a function), you need to use the curly braces to signal that you are passing a JavaScript expression, not a plain string.</text:p>
        </text:list-item>
        <text:list-item>
          <text:p text:style-name="P25"><text:span text:style-name="Strong_20_Emphasis">Dynamic Styling</text:span>: In React Native, the color property (and most other style properties) often depends on dynamic data. For example, if you want to change the color based on a user’s action or a state, you would use curly braces to evaluate that color dynamically.</text:p>
        </text:list-item>
      </text:list>
      <text:p text:style-name="Text_20_body">Here’s an example to explain:</text:p>
      <text:p text:style-name="Preformatted_20_Text"><text:span text:style-name="Source_20_Text">// Using a string directly</text:span></text:p>
      <text:p text:style-name="Preformatted_20_Text"><text:span text:style-name="Source_20_Text">&lt;Button title="Click Me" color="blue" /&gt;</text:span></text:p>
      <text:p text:style-name="Preformatted_20_Text"><text:soft-page-break/></text:p>
      <text:p text:style-name="Preformatted_20_Text"><text:span text:style-name="Source_20_Text">// Using a variable or dynamic value</text:span></text:p>
      <text:p text:style-name="Preformatted_20_Text"><text:span text:style-name="Source_20_Text">const buttonColor = "blue";</text:span></text:p>
      <text:p text:style-name="P3"><text:span text:style-name="Source_20_Text">&lt;Button title="Click Me" color={buttonColor} /&gt;</text:span></text:p>
      <text:p text:style-name="Text_20_body">In the second example, <text:span text:style-name="Source_20_Text">{buttonColor}</text:span> is a JavaScript expression inside the curly braces, so React will evaluate the variable and pass its value (<text:span text:style-name="Source_20_Text">"blue"</text:span>) to the <text:span text:style-name="Source_20_Text">color</text:span> prop of the button. Without curly braces, React would treat it as a string and not evaluate it dynamically.</text:p>
      <text:p text:style-name="Text_20_body">In summary, curly braces <text:span text:style-name="Source_20_Text">{}</text:span> in JSX are used to evaluate JavaScript expressions, which makes React Native's styling system more flexible and powerful for dynamic styling.</text:p>
      <text:p text:style-name="P1">why i am not getting error in this code error.innerHTML = <text:span text:style-name="Source_20_Text">&lt;div class="alert alert-danger" style="color:red;" role="alert"&gt; </text:span>${err} &lt;/div&gt;<text:span text:style-name="Source_20_Text">&lt;!-- showing the error message stored in err variable by pushing the error message inside div of id error --&gt; as i have used html xomments inside javascript</text:span> </text:p>
      <text:p text:style-name="P1"/>
      <text:p text:style-name="P12">In your code, you are not getting an error because of how JavaScript handles HTML comments inside strings. Here's what's happening:</text:p>
      <text:p text:style-name="Preformatted_20_Text"><text:span text:style-name="Source_20_Text">error.innerHTML = `&lt;div class="alert alert-danger" style="color:red;" role="alert"&gt;</text:span></text:p>
      <text:p text:style-name="Preformatted_20_Text"><text:span text:style-name="Source_20_Text"><text:s text:c="37"/>${err}</text:span></text:p>
      <text:p text:style-name="P3"><text:span text:style-name="Source_20_Text"><text:s text:c="37"/>&lt;/div&gt;`&lt;!-- showing the error message stored in err variable by pushing the error message inside div of id error --&gt;</text:span></text:p>
      <text:p text:style-name="Text_20_body">In this line of code, you are assigning an HTML string to <text:span text:style-name="Source_20_Text">innerHTML</text:span>. The important thing to notice is that HTML comments (<text:span text:style-name="Source_20_Text">&lt;!-- ... --&gt;</text:span>) are not part of the JavaScript string and are treated as part of the HTML content inside the string.</text:p>
      <text:p text:style-name="Text_20_body">Since <text:span text:style-name="Source_20_Text">&lt;!-- showing the error message stored in err variable by pushing the error message inside div of id error --&gt;</text:span> is outside the backtick-delimited template literal, it is <text:span text:style-name="Strong_20_Emphasis">not</text:span> part of the string being assigned to <text:span text:style-name="Source_20_Text">innerHTML</text:span>. The comment is simply ignored by JavaScript and will not cause an error.</text:p>
      <text:h text:style-name="Heading_20_3" text:outline-level="3">Correct Usage:</text:h>
      <text:p text:style-name="Text_20_body">If you want the comment to be part of the string or to be displayed, you need to put it inside the backticks and treat it as part of the string, like this:</text:p>
      <text:p text:style-name="Preformatted_20_Text"><text:span text:style-name="Source_20_Text">error.innerHTML = `&lt;div class="alert alert-danger" style="color:red;" role="alert"&gt;</text:span></text:p>
      <text:p text:style-name="Preformatted_20_Text"><text:span text:style-name="Source_20_Text"><text:s text:c="37"/>${err}</text:span></text:p>
      <text:p text:style-name="P3"><text:span text:style-name="Source_20_Text"><text:s text:c="37"/>&lt;/div&gt;&lt;!-- showing the error message stored in err variable by pushing the error message inside div of id error --&gt;`;</text:span></text:p>
      <text:p text:style-name="Text_20_body">Now, the comment is inside the string and will be ignored by the browser when rendering, as comments in HTML are not visible to users. However, there will be no issue in the JavaScript code since it's a valid comment within the string.</text:p>
      <text:p text:style-name="Text_20_body">If you don't want the comment to show up in the rendered HTML at all, it will behave as expected: the error message will be shown, and the comment will be ignored during rendering.</text:p>
      <text:h text:style-name="Heading_20_3" text:outline-level="3">Conclusion:</text:h>
      <text:p text:style-name="Text_20_body">In your original code, the comment is outside the backtick (<text:span text:style-name="Source_20_Text"> </text:span>) string, so it's treated as an HTML <text:soft-page-break/>comment and not part of the JavaScript code. It doesn't throw an error because JavaScript doesn't attempt to parse or process that part of the code.</text:p>
      <text:p text:style-name="P1">so we can make comments by &lt;!-- --&gt; in javascript </text:p>
      <text:p text:style-name="P1"/>
      <text:p text:style-name="P2">No, you <text:span text:style-name="Strong_20_Emphasis">cannot</text:span> use <text:span text:style-name="Source_20_Text">&lt;!-- --&gt;</text:span> comments in JavaScript code directly. <text:span text:style-name="Source_20_Text">&lt;!-- --&gt;</text:span> is <text:span text:style-name="Strong_20_Emphasis">only valid in HTML</text:span> for writing comments.</text:p>
      <text:h text:style-name="Heading_20_3" text:outline-level="3">Types of Comments in JavaScript:</text:h>
      <text:p text:style-name="Text_20_body">In JavaScript, you use <text:span text:style-name="Strong_20_Emphasis">two types</text:span> of comments:</text:p>
      <text:list text:style-name="L14">
        <text:list-item>
          <text:p text:style-name="P26"><text:span text:style-name="Strong_20_Emphasis">Single-line comments</text:span>: These comments are used to comment out a single line of code.</text:p>
          <text:p text:style-name="P27"><text:span text:style-name="Source_20_Text">// This is a single-line comment</text:span></text:p>
          <text:p text:style-name="P28"><text:span text:style-name="Source_20_Text">let x = 10; <text:s/>// This part is a comment</text:span></text:p>
        </text:list-item>
        <text:list-item>
          <text:p text:style-name="P26"><text:span text:style-name="Strong_20_Emphasis">Multi-line comments</text:span>: These comments can span multiple lines.</text:p>
          <text:p text:style-name="P27"><text:span text:style-name="Source_20_Text">/* </text:span></text:p>
          <text:p text:style-name="P27"><text:span text:style-name="Source_20_Text"><text:s text:c="2"/>This is a multi-line comment</text:span></text:p>
          <text:p text:style-name="P27"><text:span text:style-name="Source_20_Text"><text:s text:c="2"/>It can span multiple lines</text:span></text:p>
          <text:p text:style-name="P27"><text:span text:style-name="Source_20_Text">*/</text:span></text:p>
          <text:p text:style-name="P28"><text:span text:style-name="Source_20_Text">let y = 20;</text:span></text:p>
        </text:list-item>
      </text:list>
      <text:h text:style-name="Heading_20_3" text:outline-level="3">Why <text:span text:style-name="Source_20_Text">&lt;!-- --&gt;</text:span> is Not for JavaScript:</text:h>
      <text:p text:style-name="Text_20_body">The <text:span text:style-name="Source_20_Text">&lt;!-- --&gt;</text:span> comment syntax is used in <text:span text:style-name="Strong_20_Emphasis">HTML</text:span> and <text:span text:style-name="Strong_20_Emphasis">not</text:span> in JavaScript. It's specifically for HTML comments. If you try to use <text:span text:style-name="Source_20_Text">&lt;!-- --&gt;</text:span> in JavaScript code directly, the browser might get confused or ignore it, depending on the context, and it will not function as a JavaScript comment.</text:p>
      <text:p text:style-name="Text_20_body">In fact, if you include <text:span text:style-name="Source_20_Text">&lt;!-- --&gt;</text:span> directly inside JavaScript code (outside of a string), it will likely result in a <text:span text:style-name="Strong_20_Emphasis">syntax error</text:span>, because JavaScript doesn’t understand that as a valid comment format.</text:p>
      <text:h text:style-name="Heading_20_3" text:outline-level="3">Example:</text:h>
      <text:p text:style-name="Text_20_body">If you try to do something like this in JavaScript:</text:p>
      <text:p text:style-name="P3"><text:span text:style-name="Source_20_Text">&lt;!-- This is an invalid comment in JavaScript --&gt;</text:span></text:p>
      <text:p text:style-name="Text_20_body">It will cause an error because the browser will try to interpret <text:span text:style-name="Source_20_Text">&lt;!--</text:span> as part of a script, and it doesn't know how to handle it. It expects valid JavaScript code, not an HTML comment.</text:p>
      <text:h text:style-name="Heading_20_3" text:outline-level="3">Correct Way to Comment in JavaScript:</text:h>
      <text:p text:style-name="Text_20_body">In JavaScript, the proper ways to add comments are using <text:span text:style-name="Source_20_Text">//</text:span> for single-line comments and <text:span text:style-name="Source_20_Text">/* */</text:span> for multi-line comments.</text:p>
      <text:p text:style-name="Text_20_body">For example:</text:p>
      <text:p text:style-name="Preformatted_20_Text"><text:span text:style-name="Source_20_Text">// This is a single-line comment</text:span></text:p>
      <text:p text:style-name="Preformatted_20_Text"/>
      <text:p text:style-name="Preformatted_20_Text"><text:span text:style-name="Source_20_Text">/* </text:span></text:p>
      <text:p text:style-name="Preformatted_20_Text"><text:span text:style-name="Source_20_Text"><text:s text:c="2"/>This is a multi-line comment</text:span></text:p>
      <text:p text:style-name="Preformatted_20_Text"><text:span text:style-name="Source_20_Text"><text:s text:c="2"/>that spans multiple lines</text:span></text:p>
      <text:p text:style-name="P3"><text:span text:style-name="Source_20_Text">*/</text:span></text:p>
      <text:h text:style-name="Heading_20_3" text:outline-level="3"><text:soft-page-break/>Conclusion:</text:h>
      <text:list text:style-name="L15">
        <text:list-item>
          <text:p text:style-name="P29"><text:span text:style-name="Strong_20_Emphasis"><text:span text:style-name="Source_20_Text">&lt;!-- --&gt;</text:span></text:span> comments are <text:span text:style-name="Strong_20_Emphasis">for HTML</text:span> and should not be used in JavaScript code directly. </text:p>
        </text:list-item>
        <text:list-item>
          <text:p text:style-name="P30"><text:span text:style-name="Strong_20_Emphasis"><text:span text:style-name="Source_20_Text">//</text:span></text:span> and <text:span text:style-name="Strong_20_Emphasis"><text:span text:style-name="Source_20_Text">/* */</text:span></text:span> are the proper comment syntax in JavaScript. </text:p>
        </text:list-item>
      </text:list>
      <text:p text:style-name="Text_20_body">If you're working with JavaScript inside an HTML file and want to comment in HTML (outside of your script), you can use <text:span text:style-name="Source_20_Text">&lt;!-- --&gt;</text:span> for HTML comments, but for JavaScript, always use <text:span text:style-name="Source_20_Text">//</text:span> or <text:span text:style-name="Source_20_Text">/* */</text:span>.</text:p>
      <text:p text:style-name="P1">then why i did not got error in the code i gave above </text:p>
      <text:p text:style-name="P1"/>
      <text:p text:style-name="P12">Ah, I see where the confusion lies. Let me explain <text:span text:style-name="Strong_20_Emphasis">why you didn't get an error</text:span> in your code, despite using <text:span text:style-name="Source_20_Text">&lt;!-- --&gt;</text:span> (HTML comment syntax) inside JavaScript.</text:p>
      <text:h text:style-name="Heading_20_3" text:outline-level="3">The key point is <text:span text:style-name="Strong_20_Emphasis">where</text:span> you placed the comment:</text:h>
      <text:p text:style-name="Text_20_body">Here's your code again:</text:p>
      <text:p text:style-name="Preformatted_20_Text"><text:span text:style-name="Source_20_Text">error.innerHTML = `&lt;div class="alert alert-danger" style="color:red;" role="alert"&gt;</text:span></text:p>
      <text:p text:style-name="Preformatted_20_Text"><text:span text:style-name="Source_20_Text"><text:s text:c="37"/>${err}</text:span></text:p>
      <text:p text:style-name="P3"><text:span text:style-name="Source_20_Text"><text:s text:c="37"/>&lt;/div&gt;`&lt;!-- showing the error message stored in err variable by pushing the error message inside div of id error --&gt;</text:span></text:p>
      <text:h text:style-name="Heading_20_3" text:outline-level="3"><text:span text:style-name="Strong_20_Emphasis">Why You Didn't Get an Error:</text:span></text:h>
      <text:list text:style-name="L16">
        <text:list-item>
          <text:p text:style-name="P31"><text:span text:style-name="Strong_20_Emphasis">The comment is outside the string (backticks):</text:span> The comment <text:span text:style-name="Source_20_Text">&lt;!-- ... --&gt;</text:span> is outside the backtick-delimited string. JavaScript doesn’t even consider it part of the string or part of your JavaScript code. In fact, this part of the code is simply treated as a <text:span text:style-name="Strong_20_Emphasis">regular HTML comment</text:span>, and it is ignored entirely by the JavaScript engine.</text:p>
        </text:list-item>
        <text:list-item>
          <text:p text:style-name="P31"><text:span text:style-name="Strong_20_Emphasis">The JavaScript engine treats it as an HTML comment</text:span>: Because the comment is outside the backticks, the browser or JavaScript engine sees it as <text:span text:style-name="Strong_20_Emphasis">just an HTML comment</text:span>. HTML comments are completely ignored by the JavaScript engine when they appear in JavaScript code, and they don’t cause any issues. The comment doesn't break the JavaScript execution.</text:p>
        </text:list-item>
        <text:list-item>
          <text:p text:style-name="P31"><text:span text:style-name="Strong_20_Emphasis">JavaScript only cares about what's inside the backticks (the string)</text:span>: Your JavaScript is focusing on the string that’s inside the backticks, which is valid HTML code:</text:p>
          <text:p text:style-name="P32"><text:span text:style-name="Source_20_Text">`&lt;div class="alert alert-danger" style="color:red;" role="alert"&gt;</text:span></text:p>
          <text:p text:style-name="P32"><text:span text:style-name="Source_20_Text"><text:s text:c="2"/>${err}</text:span></text:p>
          <text:p text:style-name="P33"><text:span text:style-name="Source_20_Text">&lt;/div&gt;`</text:span></text:p>
          <text:p text:style-name="P31">The <text:span text:style-name="Source_20_Text">&lt;!-- ... --&gt;</text:span> comment is outside this string, so it's simply ignored. It doesn't interfere with anything happening inside the string or the JavaScript itself.</text:p>
        </text:list-item>
      </text:list>
      <text:h text:style-name="Heading_20_3" text:outline-level="3"><text:span text:style-name="Strong_20_Emphasis">What Happens in Detail:</text:span></text:h>
      <text:list text:style-name="L17">
        <text:list-item>
          <text:p text:style-name="P34">The <text:span text:style-name="Source_20_Text">error.innerHTML</text:span> assignment works because JavaScript is assigning an HTML string to the <text:span text:style-name="Source_20_Text">innerHTML</text:span> property. This is perfectly valid, and the string is formatted correctly (using template literals and the <text:span text:style-name="Source_20_Text">${err}</text:span> placeholder).</text:p>
        </text:list-item>
        <text:list-item>
          <text:p text:style-name="P34">The comment <text:span text:style-name="Strong_20_Emphasis">doesn't break</text:span> the JavaScript because it’s treated as an <text:span text:style-name="Strong_20_Emphasis">HTML comment</text:span>, not as part of the JavaScript code. HTML comments (<text:span text:style-name="Source_20_Text">&lt;!-- --&gt;</text:span>) don't affect JavaScript execution; they are simply ignored when the HTML content is processed by the browser.</text:p>
        </text:list-item>
      </text:list>
      <text:h text:style-name="Heading_20_3" text:outline-level="3"><text:soft-page-break/><text:span text:style-name="Strong_20_Emphasis">Example to Illustrate the Concept</text:span>:</text:h>
      <text:p text:style-name="Text_20_body">Imagine this example with a comment outside the JavaScript code:</text:p>
      <text:p text:style-name="Preformatted_20_Text"><text:span text:style-name="Source_20_Text">let message = `&lt;h1&gt;Welcome!&lt;/h1&gt;` &lt;!-- This is an HTML comment --&gt;</text:span></text:p>
      <text:p text:style-name="P3"><text:span text:style-name="Source_20_Text">console.log(message);</text:span></text:p>
      <text:list text:style-name="L18">
        <text:list-item>
          <text:p text:style-name="P35">The <text:span text:style-name="Source_20_Text">&lt;!-- This is an HTML comment --&gt;</text:span> is ignored completely by the JavaScript engine. It doesn’t cause an error. </text:p>
        </text:list-item>
        <text:list-item>
          <text:p text:style-name="P36">JavaScript will only care about the <text:span text:style-name="Source_20_Text">let message = ...</text:span> part, and the comment will be ignored. </text:p>
        </text:list-item>
      </text:list>
      <text:p text:style-name="Text_20_body">This is why you don’t see any error in your case.</text:p>
      <text:h text:style-name="Heading_20_3" text:outline-level="3"><text:span text:style-name="Strong_20_Emphasis">What You Should Do in the Future</text:span>:</text:h>
      <text:list text:style-name="L19">
        <text:list-item>
          <text:p text:style-name="P37"><text:span text:style-name="Strong_20_Emphasis">For JavaScript comments</text:span>, always use <text:span text:style-name="Source_20_Text">//</text:span> for single-line comments or <text:span text:style-name="Source_20_Text">/* */</text:span> for multi-line comments. </text:p>
        </text:list-item>
        <text:list-item>
          <text:p text:style-name="P38"><text:span text:style-name="Strong_20_Emphasis">For HTML comments</text:span>, you can use <text:span text:style-name="Source_20_Text">&lt;!-- --&gt;</text:span> inside the HTML part of the page (but not inside the JavaScript code). </text:p>
        </text:list-item>
      </text:list>
      <text:h text:style-name="Heading_20_3" text:outline-level="3">To Summarize:</text:h>
      <text:list text:style-name="L20">
        <text:list-item>
          <text:p text:style-name="P39">The comment <text:span text:style-name="Source_20_Text">&lt;!-- --&gt;</text:span> outside the backticks (and outside the string) is treated as an <text:span text:style-name="Strong_20_Emphasis">HTML comment</text:span> and is ignored by JavaScript. </text:p>
        </text:list-item>
        <text:list-item>
          <text:p text:style-name="P40">The JavaScript code is unaffected by the HTML comment, so no error occurs. </text:p>
        </text:list-item>
      </text:list>
      <text:p text:style-name="P1">but it is used inside script tag where js is written then it should show error as in js we comment by // or /**/ so why we did not get error </text:p>
      <text:p text:style-name="P1"/>
      <text:p text:style-name="P12">Great question! You're absolutely right to think that if you were writing JavaScript inside a <text:span text:style-name="Source_20_Text">&lt;script&gt;</text:span> tag, you would normally expect to use JavaScript's own comment syntax (<text:span text:style-name="Source_20_Text">//</text:span> or <text:span text:style-name="Source_20_Text">/* */</text:span>).</text:p>
      <text:p text:style-name="Text_20_body">So why did you <text:span text:style-name="Strong_20_Emphasis">not get an error</text:span> when you used <text:span text:style-name="Source_20_Text">&lt;!-- --&gt;</text:span> for comments inside the <text:span text:style-name="Source_20_Text">&lt;script&gt;</text:span> tag?</text:p>
      <text:p text:style-name="Text_20_body">Let's break it down step by step.</text:p>
      <text:h text:style-name="Heading_20_3" text:outline-level="3">What's Happening?</text:h>
      <text:p text:style-name="Text_20_body">Here's your code:</text:p>
      <text:p text:style-name="Preformatted_20_Text"><text:span text:style-name="Source_20_Text">error.innerHTML = `&lt;div class="alert alert-danger" style="color:red;" role="alert"&gt;</text:span></text:p>
      <text:p text:style-name="Preformatted_20_Text"><text:span text:style-name="Source_20_Text"><text:s text:c="37"/>${err}</text:span></text:p>
      <text:p text:style-name="P3"><text:span text:style-name="Source_20_Text"><text:s text:c="37"/>&lt;/div&gt;`&lt;!-- showing the error message stored in err variable by pushing the error message inside div of id error --&gt;</text:span></text:p>
      <text:p text:style-name="Text_20_body">You wrote this inside a <text:span text:style-name="Source_20_Text">&lt;script&gt;</text:span> tag in an HTML document. Here's why you didn't get an error:</text:p>
      <text:h text:style-name="Heading_20_3" text:outline-level="3"><text:span text:style-name="Strong_20_Emphasis">HTML Comments in </text:span><text:span text:style-name="Strong_20_Emphasis"><text:span text:style-name="Source_20_Text">&lt;script&gt;</text:span></text:span><text:span text:style-name="Strong_20_Emphasis"> Tags</text:span></text:h>
      <text:list text:style-name="L21">
        <text:list-item>
          <text:p text:style-name="P41"><text:span text:style-name="Strong_20_Emphasis">HTML Comments Are Treated Differently Inside </text:span><text:span text:style-name="Strong_20_Emphasis"><text:span text:style-name="Source_20_Text">&lt;script&gt;</text:span></text:span><text:span text:style-name="Strong_20_Emphasis"> Tags</text:span>: When JavaScript is written inside an HTML document (within a <text:span text:style-name="Source_20_Text">&lt;script&gt;</text:span> tag), the browser treats the <text:span text:style-name="Source_20_Text">&lt;script&gt;</text:span> tag as part of an HTML document. This means the browser first <text:span text:style-name="Strong_20_Emphasis">parses the HTML</text:span>, and only after that does it run the JavaScript code inside the <text:span text:style-name="Source_20_Text">&lt;script&gt;</text:span> tag.</text:p>
        </text:list-item>
        <text:list-item>
          <text:p text:style-name="P41"><text:soft-page-break/><text:span text:style-name="Strong_20_Emphasis">HTML Comments Inside </text:span><text:span text:style-name="Strong_20_Emphasis"><text:span text:style-name="Source_20_Text">&lt;script&gt;</text:span></text:span>: The browser ignores HTML comments (<text:span text:style-name="Source_20_Text">&lt;!-- --&gt;</text:span>) when it’s parsing the document. If the browser encounters <text:span text:style-name="Source_20_Text">&lt;!--</text:span> inside a <text:span text:style-name="Source_20_Text">&lt;script&gt;</text:span> tag, it recognizes this as an <text:span text:style-name="Strong_20_Emphasis">HTML comment</text:span> and skips over it. It doesn’t try to parse or process it as JavaScript. This is why you don't get an error—it simply ignores the comment.</text:p>
        </text:list-item>
        <text:list-item>
          <text:p text:style-name="P41"><text:span text:style-name="Strong_20_Emphasis">Separation of HTML and JavaScript Parsing</text:span>:</text:p>
          <text:list>
            <text:list-item>
              <text:p text:style-name="P42"><text:span text:style-name="Strong_20_Emphasis">HTML Parsing</text:span>: When the browser reads an HTML document, it processes HTML tags and comments (e.g., <text:span text:style-name="Source_20_Text">&lt;!-- --&gt;</text:span>). </text:p>
            </text:list-item>
            <text:list-item>
              <text:p text:style-name="P41"><text:span text:style-name="Strong_20_Emphasis">JavaScript Parsing</text:span>: Once the browser encounters the <text:span text:style-name="Source_20_Text">&lt;script&gt;</text:span> tag, it starts parsing JavaScript and ignores the HTML comments that appear <text:span text:style-name="Strong_20_Emphasis">within</text:span> the <text:span text:style-name="Source_20_Text">&lt;script&gt;</text:span> tag. </text:p>
            </text:list-item>
          </text:list>
        </text:list-item>
      </text:list>
      <text:p text:style-name="Text_20_body">Since <text:span text:style-name="Source_20_Text">&lt;!-- --&gt;</text:span> is an HTML comment, the browser simply skips over it, and <text:span text:style-name="Strong_20_Emphasis">the JavaScript engine doesn’t even try to process it</text:span> as part of the JavaScript code. As a result, no error occurs.</text:p>
      <text:h text:style-name="Heading_20_3" text:outline-level="3"><text:span text:style-name="Strong_20_Emphasis">What’s Actually Happening:</text:span></text:h>
      <text:p text:style-name="Text_20_body">When the browser encounters this code:</text:p>
      <text:p text:style-name="Preformatted_20_Text"><text:span text:style-name="Source_20_Text">&lt;script&gt;</text:span></text:p>
      <text:p text:style-name="Preformatted_20_Text"><text:span text:style-name="Source_20_Text"><text:s text:c="2"/>error.innerHTML = `&lt;div class="alert alert-danger" style="color:red;" role="alert"&gt;</text:span></text:p>
      <text:p text:style-name="Preformatted_20_Text"><text:span text:style-name="Source_20_Text"><text:s text:c="37"/>${err}</text:span></text:p>
      <text:p text:style-name="Preformatted_20_Text"><text:span text:style-name="Source_20_Text"><text:s text:c="37"/>&lt;/div&gt;`&lt;!-- showing the error message stored in err variable by pushing the error message inside div of id error --&gt;</text:span></text:p>
      <text:p text:style-name="P3"><text:span text:style-name="Source_20_Text">&lt;/script&gt;</text:span></text:p>
      <text:list text:style-name="L22">
        <text:list-item>
          <text:p text:style-name="P43">It first reads the string inside the backticks (<text:span text:style-name="Source_20_Text">&lt;div class="alert alert-danger" style="color:red;" role="alert"&gt; ${err} &lt;/div&gt;</text:span>), which is valid JavaScript. </text:p>
        </text:list-item>
        <text:list-item>
          <text:p text:style-name="P43">When it sees <text:span text:style-name="Source_20_Text">&lt;!--</text:span>, the browser realizes this is an HTML comment and ignores everything after it, until it encounters <text:span text:style-name="Source_20_Text">--&gt;</text:span>. So the comment gets completely ignored. </text:p>
        </text:list-item>
        <text:list-item>
          <text:p text:style-name="P44">The JavaScript engine then executes the <text:span text:style-name="Source_20_Text">innerHTML</text:span> assignment correctly without any issues. </text:p>
        </text:list-item>
      </text:list>
      <text:h text:style-name="Heading_20_3" text:outline-level="3"><text:span text:style-name="Strong_20_Emphasis">Why Would You Get an Error with JavaScript Comments (</text:span><text:span text:style-name="Strong_20_Emphasis"><text:span text:style-name="Source_20_Text">//</text:span></text:span><text:span text:style-name="Strong_20_Emphasis"> or </text:span><text:span text:style-name="Strong_20_Emphasis"><text:span text:style-name="Source_20_Text">/* */</text:span></text:span><text:span text:style-name="Strong_20_Emphasis">)?</text:span></text:h>
      <text:p text:style-name="Text_20_body">If you used JavaScript comments (e.g., <text:span text:style-name="Source_20_Text">//</text:span> or <text:span text:style-name="Source_20_Text">/* */</text:span>) inside the script tag, <text:span text:style-name="Strong_20_Emphasis">you would not get an error</text:span>, either. The JavaScript engine understands these comments and properly ignores them.</text:p>
      <text:p text:style-name="Text_20_body">For example, this would work fine:</text:p>
      <text:p text:style-name="Preformatted_20_Text"><text:span text:style-name="Source_20_Text">&lt;script&gt;</text:span></text:p>
      <text:p text:style-name="Preformatted_20_Text"><text:span text:style-name="Source_20_Text"><text:s text:c="2"/>// This is a JavaScript comment</text:span></text:p>
      <text:p text:style-name="Preformatted_20_Text"><text:span text:style-name="Source_20_Text"><text:s text:c="2"/>let message = "Hello, World!";</text:span></text:p>
      <text:p text:style-name="Preformatted_20_Text"><text:span text:style-name="Source_20_Text"><text:s text:c="2"/>console.log(message); <text:s/>// This is another comment</text:span></text:p>
      <text:p text:style-name="P3"><text:span text:style-name="Source_20_Text">&lt;/script&gt;</text:span></text:p>
      <text:h text:style-name="Heading_20_3" text:outline-level="3"><text:span text:style-name="Strong_20_Emphasis">But Why Does the HTML Comment (</text:span><text:span text:style-name="Strong_20_Emphasis"><text:span text:style-name="Source_20_Text">&lt;!-- --&gt;</text:span></text:span><text:span text:style-name="Strong_20_Emphasis">) Work Here?</text:span></text:h>
      <text:p text:style-name="Text_20_body">The reason you don’t get an error is that the HTML comment (<text:span text:style-name="Source_20_Text">&lt;!-- --&gt;</text:span>) is <text:span text:style-name="Strong_20_Emphasis">ignored during the HTML parsing phase</text:span>. When the browser sees <text:span text:style-name="Source_20_Text">&lt;!-- --&gt;</text:span>, it simply skips over it, and it doesn't affect how the JavaScript is executed. The JavaScript engine doesn't try to process it.</text:p>
      <text:h text:style-name="Heading_20_3" text:outline-level="3"><text:soft-page-break/><text:span text:style-name="Strong_20_Emphasis">Key Points:</text:span></text:h>
      <text:list text:style-name="L23">
        <text:list-item>
          <text:p text:style-name="P45"><text:span text:style-name="Strong_20_Emphasis">HTML comments (</text:span><text:span text:style-name="Strong_20_Emphasis"><text:span text:style-name="Source_20_Text">&lt;!-- --&gt;</text:span></text:span><text:span text:style-name="Strong_20_Emphasis">)</text:span> are valid <text:span text:style-name="Strong_20_Emphasis">only in HTML</text:span>, not in JavaScript. </text:p>
        </text:list-item>
        <text:list-item>
          <text:p text:style-name="P45">When JavaScript is inside a <text:span text:style-name="Source_20_Text">&lt;script&gt;</text:span> tag in an HTML document, the browser first parses the HTML. </text:p>
        </text:list-item>
        <text:list-item>
          <text:p text:style-name="P45">The HTML parser ignores <text:span text:style-name="Source_20_Text">&lt;!-- --&gt;</text:span> comments, and then it hands over the JavaScript code to the JavaScript engine, which processes the code without errors. </text:p>
        </text:list-item>
        <text:list-item>
          <text:p text:style-name="P46"><text:span text:style-name="Strong_20_Emphasis">JavaScript comments (</text:span><text:span text:style-name="Strong_20_Emphasis"><text:span text:style-name="Source_20_Text">//</text:span></text:span><text:span text:style-name="Strong_20_Emphasis"> or </text:span><text:span text:style-name="Strong_20_Emphasis"><text:span text:style-name="Source_20_Text">/* */</text:span></text:span><text:span text:style-name="Strong_20_Emphasis">)</text:span> <text:span text:style-name="Strong_20_Emphasis">must</text:span> be used inside JavaScript code, not HTML comments. </text:p>
        </text:list-item>
      </text:list>
      <text:h text:style-name="Heading_20_3" text:outline-level="3"><text:span text:style-name="Strong_20_Emphasis">Conclusion</text:span>:</text:h>
      <text:p text:style-name="Text_20_body">In a <text:span text:style-name="Source_20_Text">&lt;script&gt;</text:span> tag, the browser handles the HTML comment (<text:span text:style-name="Source_20_Text">&lt;!-- --&gt;</text:span>) as an HTML comment, not as JavaScript. This means it doesn't cause any error because it's treated as a non-functional part of the HTML.</text:p>
      <text:p text:style-name="Text_20_body">You only need to use JavaScript comments (<text:span text:style-name="Source_20_Text">//</text:span> or <text:span text:style-name="Source_20_Text">/* */</text:span>) inside your <text:span text:style-name="Source_20_Text">&lt;script&gt;</text:span> tag when writing JavaScript.</text:p>
      <text:p text:style-name="Text_20_body">I hope that clears up the confusion! Let me know if you need further clarification!</text:p>
      <text:p text:style-name="P1">what if i had written thid code in js file then did we get the error </text:p>
      <text:p text:style-name="P1"/>
      <text:p text:style-name="P12">Yes, if you wrote this code in a <text:span text:style-name="Strong_20_Emphasis">standalone JavaScript file</text:span> (with a <text:span text:style-name="Source_20_Text">.js</text:span> extension) rather than inside an HTML <text:span text:style-name="Source_20_Text">&lt;script&gt;</text:span> tag, you would <text:span text:style-name="Strong_20_Emphasis">definitely get an error</text:span>.</text:p>
      <text:h text:style-name="Heading_20_3" text:outline-level="3">Why?</text:h>
      <text:p text:style-name="Text_20_body">In a JavaScript file, <text:span text:style-name="Strong_20_Emphasis">JavaScript is parsed directly</text:span> by the JavaScript engine, and it doesn't have the HTML context to treat the <text:span text:style-name="Source_20_Text">&lt;!-- --&gt;</text:span> comment as an HTML comment. In a JavaScript file, only JavaScript comments (<text:span text:style-name="Source_20_Text">//</text:span> for single-line comments or <text:span text:style-name="Source_20_Text">/* */</text:span> for multi-line comments) are allowed. The <text:span text:style-name="Source_20_Text">&lt;!-- --&gt;</text:span> syntax is invalid in JavaScript, and using it would cause a <text:span text:style-name="Strong_20_Emphasis">syntax error</text:span>.</text:p>
      <text:p text:style-name="Text_20_body">Let's take your code and see what happens if you put it in a <text:span text:style-name="Source_20_Text">.js</text:span> file:</text:p>
      <text:p text:style-name="Preformatted_20_Text"><text:span text:style-name="Source_20_Text">error.innerHTML = `&lt;div class="alert alert-danger" style="color:red;" role="alert"&gt;</text:span></text:p>
      <text:p text:style-name="Preformatted_20_Text"><text:span text:style-name="Source_20_Text"><text:s text:c="37"/>${err}</text:span></text:p>
      <text:p text:style-name="P3"><text:span text:style-name="Source_20_Text"><text:s text:c="37"/>&lt;/div&gt;`&lt;!-- showing the error message stored in err variable by pushing the error message inside div of id error --&gt;</text:span></text:p>
      <text:h text:style-name="Heading_20_3" text:outline-level="3"><text:span text:style-name="Strong_20_Emphasis">What Happens:</text:span></text:h>
      <text:list text:style-name="L24">
        <text:list-item>
          <text:p text:style-name="P47">The JavaScript engine will attempt to parse the code. </text:p>
        </text:list-item>
        <text:list-item>
          <text:p text:style-name="P47">When it encounters <text:span text:style-name="Source_20_Text">&lt;!--</text:span>, it will interpret it as an <text:span text:style-name="Strong_20_Emphasis">invalid token</text:span> because JavaScript does not understand <text:span text:style-name="Source_20_Text">&lt;!--</text:span> as a valid comment. </text:p>
        </text:list-item>
        <text:list-item>
          <text:p text:style-name="P48">JavaScript will throw a <text:span text:style-name="Strong_20_Emphasis">syntax error</text:span> at that point because it's encountering something unexpected in the code. </text:p>
        </text:list-item>
      </text:list>
      <text:h text:style-name="Heading_20_3" text:outline-level="3"><text:span text:style-name="Strong_20_Emphasis">Example Error:</text:span></text:h>
      <text:p text:style-name="Text_20_body">If you run this in a browser's developer console or through Node.js, you will likely see an error message similar to this:</text:p>
      <text:p text:style-name="P3"><text:span text:style-name="Source_20_Text">Uncaught SyntaxError: Unexpected token '&lt;'</text:span></text:p>
      <text:p text:style-name="Text_20_body"><text:soft-page-break/>This is because JavaScript doesn't recognize <text:span text:style-name="Source_20_Text">&lt;!--</text:span> as a comment and it can't parse it.</text:p>
      <text:h text:style-name="Heading_20_3" text:outline-level="3"><text:span text:style-name="Strong_20_Emphasis">Why the Error Happens in JavaScript Files:</text:span></text:h>
      <text:list text:style-name="L25">
        <text:list-item>
          <text:p text:style-name="P49"><text:span text:style-name="Strong_20_Emphasis">HTML Comments (</text:span><text:span text:style-name="Strong_20_Emphasis"><text:span text:style-name="Source_20_Text">&lt;!-- --&gt;</text:span></text:span><text:span text:style-name="Strong_20_Emphasis">)</text:span> are specific to <text:span text:style-name="Strong_20_Emphasis">HTML</text:span>. In an HTML file, the browser's HTML parser understands them and ignores them. But in a <text:span text:style-name="Source_20_Text">.js</text:span> file, the JavaScript parser doesn't understand HTML syntax. </text:p>
        </text:list-item>
        <text:list-item>
          <text:p text:style-name="P50">JavaScript uses <text:span text:style-name="Strong_20_Emphasis">JavaScript comments</text:span>, which are either <text:span text:style-name="Source_20_Text">//</text:span> for single-line comments or <text:span text:style-name="Source_20_Text">/* */</text:span> for multi-line comments. Anything outside of these forms is <text:span text:style-name="Strong_20_Emphasis">invalid</text:span> and will result in a syntax error. </text:p>
        </text:list-item>
      </text:list>
      <text:h text:style-name="Heading_20_3" text:outline-level="3"><text:span text:style-name="Strong_20_Emphasis">Correct Way to Comment in JavaScript:</text:span></text:h>
      <text:p text:style-name="Text_20_body">In a <text:span text:style-name="Source_20_Text">.js</text:span> file, the correct way to write comments is to use either of these:</text:p>
      <text:list text:style-name="L26">
        <text:list-item>
          <text:p text:style-name="P51"><text:span text:style-name="Strong_20_Emphasis">Single-line comment</text:span>:</text:p>
          <text:p text:style-name="P52"><text:span text:style-name="Source_20_Text">// This is a comment</text:span></text:p>
          <text:p text:style-name="P53"><text:span text:style-name="Source_20_Text">let x = 10;</text:span></text:p>
        </text:list-item>
        <text:list-item>
          <text:p text:style-name="P51"><text:span text:style-name="Strong_20_Emphasis">Multi-line comment</text:span>:</text:p>
          <text:p text:style-name="P52"><text:span text:style-name="Source_20_Text">/* This is a </text:span></text:p>
          <text:p text:style-name="P52"><text:span text:style-name="Source_20_Text"><text:s text:c="3"/>multi-line comment */</text:span></text:p>
          <text:p text:style-name="P53"><text:span text:style-name="Source_20_Text">let y = 20;</text:span></text:p>
        </text:list-item>
      </text:list>
      <text:h text:style-name="Heading_20_3" text:outline-level="3"><text:span text:style-name="Strong_20_Emphasis">Conclusion:</text:span></text:h>
      <text:list text:style-name="L27">
        <text:list-item>
          <text:p text:style-name="P54">If you write the code in a <text:span text:style-name="Source_20_Text">.js</text:span> file, the <text:span text:style-name="Source_20_Text">&lt;!-- --&gt;</text:span> comment will result in a <text:span text:style-name="Strong_20_Emphasis">syntax error</text:span> because JavaScript doesn't support HTML comments in its own code. </text:p>
        </text:list-item>
        <text:list-item>
          <text:p text:style-name="P55">In a <text:span text:style-name="Source_20_Text">.js</text:span> file, <text:span text:style-name="Strong_20_Emphasis">always use JavaScript comments</text:span> (<text:span text:style-name="Source_20_Text">//</text:span> or <text:span text:style-name="Source_20_Text">/* */</text:span>) for commenting. </text:p>
        </text:list-item>
      </text:list>
      <text:p text:style-name="Text_20_body">Let me know if you need any further clarification!</text:p>
      <text:p text:style-name="P12">How to delete an image in php</text:p>
      <text:p text:style-name="P2">To delete an image in PHP, you can use the <text:span text:style-name="Source_20_Text">unlink()</text:span> function. This function deletes a file from the server, including image files. Here's an example of how you can do it:</text:p>
      <text:p text:style-name="Preformatted_20_Text"><text:span text:style-name="Source_20_Text">&lt;?php</text:span></text:p>
      <text:p text:style-name="Preformatted_20_Text"><text:span text:style-name="Source_20_Text">// Path to the image file you want to delete</text:span></text:p>
      <text:p text:style-name="Preformatted_20_Text"><text:span text:style-name="Source_20_Text">$imagePath = 'path/to/your/image.jpg';</text:span></text:p>
      <text:p text:style-name="Preformatted_20_Text"/>
      <text:p text:style-name="Preformatted_20_Text"><text:span text:style-name="Source_20_Text">// Check if the file exists before trying to delete it</text:span></text:p>
      <text:p text:style-name="Preformatted_20_Text"><text:span text:style-name="Source_20_Text">if (file_exists($imagePath)) {</text:span></text:p>
      <text:p text:style-name="Preformatted_20_Text"><text:span text:style-name="Source_20_Text"><text:s text:c="4"/>// Delete the image</text:span></text:p>
      <text:p text:style-name="Preformatted_20_Text"><text:span text:style-name="Source_20_Text"><text:s text:c="4"/>if (unlink($imagePath)) {</text:span></text:p>
      <text:p text:style-name="Preformatted_20_Text"><text:span text:style-name="Source_20_Text"><text:s text:c="8"/>echo "Image deleted successfully.";</text:span></text:p>
      <text:p text:style-name="Preformatted_20_Text"><text:span text:style-name="Source_20_Text"><text:s text:c="4"/>} else {</text:span></text:p>
      <text:p text:style-name="Preformatted_20_Text"><text:span text:style-name="Source_20_Text"><text:s text:c="8"/>echo "Failed to delete the image.";</text:span></text:p>
      <text:p text:style-name="Preformatted_20_Text"><text:span text:style-name="Source_20_Text"><text:s text:c="4"/>}</text:span></text:p>
      <text:p text:style-name="Preformatted_20_Text"><text:span text:style-name="Source_20_Text">} else {</text:span></text:p>
      <text:p text:style-name="Preformatted_20_Text"><text:span text:style-name="Source_20_Text"><text:s text:c="4"/>echo "The image does not exist.";</text:span></text:p>
      <text:p text:style-name="Preformatted_20_Text"><text:span text:style-name="Source_20_Text">}</text:span></text:p>
      <text:p text:style-name="P3"><text:span text:style-name="Source_20_Text">?&gt;</text:span></text:p>
      <text:h text:style-name="Heading_20_3" text:outline-level="3"><text:soft-page-break/>Explanation:</text:h>
      <text:list text:style-name="L28">
        <text:list-item>
          <text:p text:style-name="P56"><text:span text:style-name="Strong_20_Emphasis"><text:span text:style-name="Source_20_Text">$imagePath</text:span></text:span>: Specify the file path to the image you want to delete.</text:p>
        </text:list-item>
        <text:list-item>
          <text:p text:style-name="P56"><text:span text:style-name="Strong_20_Emphasis"><text:span text:style-name="Source_20_Text">file_exists($imagePath)</text:span></text:span>: This checks whether the image file exists.</text:p>
        </text:list-item>
        <text:list-item>
          <text:p text:style-name="P56"><text:span text:style-name="Strong_20_Emphasis"><text:span text:style-name="Source_20_Text">unlink($imagePath)</text:span></text:span>: This function deletes the image file. It returns <text:span text:style-name="Source_20_Text">true</text:span> if the file is successfully deleted and <text:span text:style-name="Source_20_Text">false</text:span> otherwise.</text:p>
        </text:list-item>
      </text:list>
      <text:p text:style-name="Text_20_body">Make sure the PHP script has the necessary file permissions to delete the image.</text:p>
      <text:p text:style-name="P12">traverse the array in js</text:p>
      <text:p text:style-name="P12">To traverse an array in JavaScript, you can use several methods. Here are a few common ones:</text:p>
      <text:h text:style-name="Heading_20_3" text:outline-level="3">1. <text:span text:style-name="Strong_20_Emphasis">For Loop</text:span></text:h>
      <text:p text:style-name="Text_20_body">The traditional <text:span text:style-name="Source_20_Text">for</text:span> loop allows you to traverse an array by index.</text:p>
      <text:p text:style-name="Preformatted_20_Text"><text:span text:style-name="Source_20_Text">let arr = [1, 2, 3, 4, 5];</text:span></text:p>
      <text:p text:style-name="Preformatted_20_Text"/>
      <text:p text:style-name="Preformatted_20_Text"><text:span text:style-name="Source_20_Text">for (let i = 0; i &lt; arr.length; i++) {</text:span></text:p>
      <text:p text:style-name="Preformatted_20_Text"><text:span text:style-name="Source_20_Text"><text:s text:c="2"/>console.log(arr[i]); <text:s/>// Accessing each element by index</text:span></text:p>
      <text:p text:style-name="P3"><text:span text:style-name="Source_20_Text">}</text:span></text:p>
      <text:h text:style-name="Heading_20_3" text:outline-level="3">2. <text:span text:style-name="Strong_20_Emphasis">forEach() Method</text:span></text:h>
      <text:p text:style-name="Text_20_body">The <text:span text:style-name="Source_20_Text">forEach()</text:span> method is an easy and clean way to traverse an array, where you can access each element and its index.</text:p>
      <text:p text:style-name="Preformatted_20_Text"><text:span text:style-name="Source_20_Text">let arr = [1, 2, 3, 4, 5];</text:span></text:p>
      <text:p text:style-name="Preformatted_20_Text"/>
      <text:p text:style-name="Preformatted_20_Text"><text:span text:style-name="Source_20_Text">arr.forEach(function(element, index) {</text:span></text:p>
      <text:p text:style-name="Preformatted_20_Text"><text:span text:style-name="Source_20_Text"><text:s text:c="2"/>console.log(element); <text:s/>// Accessing each element</text:span></text:p>
      <text:p text:style-name="Preformatted_20_Text"><text:span text:style-name="Source_20_Text"><text:s text:c="2"/>console.log(index); <text:s text:c="3"/>// Accessing the index</text:span></text:p>
      <text:p text:style-name="P3"><text:span text:style-name="Source_20_Text">});</text:span></text:p>
      <text:h text:style-name="Heading_20_3" text:outline-level="3">3. <text:span text:style-name="Strong_20_Emphasis">for...of Loop</text:span></text:h>
      <text:p text:style-name="Text_20_body">The <text:span text:style-name="Source_20_Text">for...of</text:span> loop is a modern and more readable way to iterate through arrays.</text:p>
      <text:p text:style-name="Preformatted_20_Text"><text:span text:style-name="Source_20_Text">let arr = [1, 2, 3, 4, 5];</text:span></text:p>
      <text:p text:style-name="Preformatted_20_Text"/>
      <text:p text:style-name="Preformatted_20_Text"><text:span text:style-name="Source_20_Text">for (let element of arr) {</text:span></text:p>
      <text:p text:style-name="Preformatted_20_Text"><text:span text:style-name="Source_20_Text"><text:s text:c="2"/>console.log(element); <text:s/>// Accessing each element directly</text:span></text:p>
      <text:p text:style-name="P3"><text:span text:style-name="Source_20_Text">}</text:span></text:p>
      <text:h text:style-name="Heading_20_3" text:outline-level="3">4. <text:span text:style-name="Strong_20_Emphasis">map() Method</text:span></text:h>
      <text:p text:style-name="Text_20_body">The <text:span text:style-name="Source_20_Text">map()</text:span> method allows you to iterate over the array and return a new array. It's typically used when you need to transform the elements in some way.</text:p>
      <text:p text:style-name="Preformatted_20_Text"><text:span text:style-name="Source_20_Text">let arr = [1, 2, 3, 4, 5];</text:span></text:p>
      <text:p text:style-name="Preformatted_20_Text"/>
      <text:p text:style-name="Preformatted_20_Text"><text:span text:style-name="Source_20_Text">let squaredArr = arr.map(function(element) {</text:span></text:p>
      <text:p text:style-name="Preformatted_20_Text"><text:span text:style-name="Source_20_Text"><text:s text:c="2"/>return element * element; <text:s/>// Return transformed value</text:span></text:p>
      <text:p text:style-name="Preformatted_20_Text"><text:span text:style-name="Source_20_Text">});</text:span></text:p>
      <text:p text:style-name="Preformatted_20_Text"/>
      <text:p text:style-name="P3"><text:span text:style-name="Source_20_Text">console.log(squaredArr); <text:s/>// [1, 4, 9, 16, 25]</text:span></text:p>
      <text:h text:style-name="Heading_20_3" text:outline-level="3"><text:soft-page-break/>5. <text:span text:style-name="Strong_20_Emphasis">for...in Loop</text:span></text:h>
      <text:p text:style-name="Text_20_body">Although <text:span text:style-name="Source_20_Text">for...in</text:span> is mostly used for traversing object properties, it can also work for arrays. However, it is not recommended for arrays since it iterates over all enumerable properties, not just array elements.</text:p>
      <text:p text:style-name="Preformatted_20_Text"><text:span text:style-name="Source_20_Text">let arr = [1, 2, 3, 4, 5];</text:span></text:p>
      <text:p text:style-name="Preformatted_20_Text"/>
      <text:p text:style-name="Preformatted_20_Text"><text:span text:style-name="Source_20_Text">for (let index in arr) {</text:span></text:p>
      <text:p text:style-name="Preformatted_20_Text"><text:span text:style-name="Source_20_Text"><text:s text:c="2"/>console.log(arr[index]); <text:s/>// Accessing each element by index</text:span></text:p>
      <text:p text:style-name="P3"><text:span text:style-name="Source_20_Text">}</text:span></text:p>
      <text:h text:style-name="Heading_20_3" text:outline-level="3">Summary</text:h>
      <text:list text:style-name="L29">
        <text:list-item>
          <text:p text:style-name="P57"><text:span text:style-name="Strong_20_Emphasis">Traditional </text:span><text:span text:style-name="Strong_20_Emphasis"><text:span text:style-name="Source_20_Text">for</text:span></text:span><text:span text:style-name="Strong_20_Emphasis"> loop</text:span>: Great for custom indexing and control.</text:p>
        </text:list-item>
        <text:list-item>
          <text:p text:style-name="P57"><text:span text:style-name="Strong_20_Emphasis"><text:span text:style-name="Source_20_Text">forEach()</text:span></text:span>: Easy and direct for accessing each element.</text:p>
        </text:list-item>
        <text:list-item>
          <text:p text:style-name="P57"><text:span text:style-name="Strong_20_Emphasis"><text:span text:style-name="Source_20_Text">for...of</text:span></text:span>: Clean and simple, best for direct value iteration.</text:p>
        </text:list-item>
        <text:list-item>
          <text:p text:style-name="P57"><text:span text:style-name="Strong_20_Emphasis"><text:span text:style-name="Source_20_Text">map()</text:span></text:span>: Best for creating a transformed version of the array.</text:p>
        </text:list-item>
        <text:list-item>
          <text:p text:style-name="P57"><text:span text:style-name="Strong_20_Emphasis"><text:span text:style-name="Source_20_Text">for...in</text:span></text:span>: Less commonly used for arrays (usually for objects).</text:p>
        </text:list-item>
      </text:list>
      <text:p text:style-name="Text_20_body">Let me know if you need further details!</text:p>
      <text:p text:style-name="P1">how to get random number in js </text:p>
      <text:p text:style-name="P1"/>
      <text:p text:style-name="P12">To generate a random number in JavaScript, you can use the <text:span text:style-name="Source_20_Text">Math.random()</text:span> function. It returns a floating-point number between 0 (inclusive) and 1 (exclusive). If you want a random number within a specific range, you'll need to manipulate the output of <text:span text:style-name="Source_20_Text">Math.random()</text:span>.</text:p>
      <text:p text:style-name="Text_20_body">Here are some examples:</text:p>
      <text:h text:style-name="Heading_20_3" text:outline-level="3">1. <text:span text:style-name="Strong_20_Emphasis">Random Floating-Point Number Between 0 and 1</text:span></text:h>
      <text:p text:style-name="Preformatted_20_Text"><text:span text:style-name="Source_20_Text">let randomNum = Math.random();</text:span></text:p>
      <text:p text:style-name="P3"><text:span text:style-name="Source_20_Text">console.log(randomNum); <text:s/>// Example output: 0.3456789123</text:span></text:p>
      <text:h text:style-name="Heading_20_3" text:outline-level="3">2. <text:span text:style-name="Strong_20_Emphasis">Random Integer Between Two Numbers (Inclusive)</text:span></text:h>
      <text:p text:style-name="Text_20_body">To generate a random integer between a minimum (<text:span text:style-name="Source_20_Text">min</text:span>) and a maximum (<text:span text:style-name="Source_20_Text">max</text:span>) value, you can use the following formula:</text:p>
      <text:p text:style-name="Preformatted_20_Text"><text:span text:style-name="Source_20_Text">function getRandomInt(min, max) {</text:span></text:p>
      <text:p text:style-name="Preformatted_20_Text"><text:span text:style-name="Source_20_Text"><text:s text:c="2"/>return Math.floor(Math.random() * (max - min + 1)) + min;</text:span></text:p>
      <text:p text:style-name="Preformatted_20_Text"><text:span text:style-name="Source_20_Text">}</text:span></text:p>
      <text:p text:style-name="Preformatted_20_Text"/>
      <text:p text:style-name="Preformatted_20_Text"><text:span text:style-name="Source_20_Text">let randomInt = getRandomInt(1, 10);</text:span></text:p>
      <text:p text:style-name="P3"><text:span text:style-name="Source_20_Text">console.log(randomInt); <text:s/>// Example output: 7</text:span></text:p>
      <text:list text:style-name="L30">
        <text:list-item>
          <text:p text:style-name="P58"><text:span text:style-name="Source_20_Text">Math.random()</text:span> generates a value between 0 and 1.</text:p>
        </text:list-item>
        <text:list-item>
          <text:p text:style-name="P58"><text:span text:style-name="Source_20_Text">Math.floor()</text:span> rounds down to the nearest integer.</text:p>
        </text:list-item>
      </text:list>
      <text:h text:style-name="Heading_20_3" text:outline-level="3">3. <text:span text:style-name="Strong_20_Emphasis">Random Floating-Point Number Between Two Values</text:span></text:h>
      <text:p text:style-name="Text_20_body">If you want a random floating-point number between two values (<text:span text:style-name="Source_20_Text">min</text:span> and <text:span text:style-name="Source_20_Text">max</text:span>), you can adjust the formula accordingly:</text:p>
      <text:p text:style-name="Preformatted_20_Text"><text:soft-page-break/><text:span text:style-name="Source_20_Text">function getRandomFloat(min, max) {</text:span></text:p>
      <text:p text:style-name="Preformatted_20_Text"><text:span text:style-name="Source_20_Text"><text:s text:c="2"/>return Math.random() * (max - min) + min;</text:span></text:p>
      <text:p text:style-name="Preformatted_20_Text"><text:span text:style-name="Source_20_Text">}</text:span></text:p>
      <text:p text:style-name="Preformatted_20_Text"/>
      <text:p text:style-name="Preformatted_20_Text"><text:span text:style-name="Source_20_Text">let randomFloat = getRandomFloat(1.5, 5.5);</text:span></text:p>
      <text:p text:style-name="P3"><text:span text:style-name="Source_20_Text">console.log(randomFloat); <text:s/>// Example output: 3.738191837</text:span></text:p>
      <text:h text:style-name="Heading_20_3" text:outline-level="3">4. <text:span text:style-name="Strong_20_Emphasis">Random Boolean (True or False)</text:span></text:h>
      <text:p text:style-name="Text_20_body">To generate a random boolean (true or false), you can use <text:span text:style-name="Source_20_Text">Math.random()</text:span> and compare it with 0.5.</text:p>
      <text:p text:style-name="Preformatted_20_Text"><text:span text:style-name="Source_20_Text">let randomBool = Math.random() &lt; 0.5;</text:span></text:p>
      <text:p text:style-name="P3"><text:span text:style-name="Source_20_Text">console.log(randomBool); <text:s/>// Example output: true or false</text:span></text:p>
      <text:h text:style-name="Heading_20_3" text:outline-level="3">Summary</text:h>
      <text:list text:style-name="L31">
        <text:list-item>
          <text:p text:style-name="P59"><text:span text:style-name="Strong_20_Emphasis"><text:span text:style-name="Source_20_Text">Math.random()</text:span></text:span>: For generating random numbers between 0 and 1.</text:p>
        </text:list-item>
        <text:list-item>
          <text:p text:style-name="P59"><text:span text:style-name="Strong_20_Emphasis"><text:span text:style-name="Source_20_Text">Math.floor(Math.random() * (max - min + 1)) + min</text:span></text:span>: For generating random integers within a range.</text:p>
        </text:list-item>
        <text:list-item>
          <text:p text:style-name="P59"><text:span text:style-name="Strong_20_Emphasis"><text:span text:style-name="Source_20_Text">Math.random() * (max - min) + min</text:span></text:span>: For generating random floating-point numbers within a range.</text:p>
        </text:list-item>
      </text:list>
      <text:p text:style-name="Text_20_body">Let me know if you need more help with random numbers or anything else!</text:p>
      <text:p text:style-name="P1">convert double to int in js </text:p>
      <text:p text:style-name="P1"/>
      <text:p text:style-name="P12">In JavaScript, there are a few ways to convert a <text:span text:style-name="Source_20_Text">double</text:span> (or floating-point number) to an <text:span text:style-name="Source_20_Text">int</text:span> (integer). Here are the most common methods:</text:p>
      <text:h text:style-name="Heading_20_3" text:outline-level="3">1. <text:span text:style-name="Strong_20_Emphasis">Using </text:span><text:span text:style-name="Strong_20_Emphasis"><text:span text:style-name="Source_20_Text">Math.floor()</text:span></text:span></text:h>
      <text:p text:style-name="Text_20_body">This method rounds a number <text:span text:style-name="Strong_20_Emphasis">down</text:span> to the nearest integer, effectively removing the decimal part.</text:p>
      <text:p text:style-name="Preformatted_20_Text"><text:span text:style-name="Source_20_Text">let doubleNumber = 5.67;</text:span></text:p>
      <text:p text:style-name="Preformatted_20_Text"><text:span text:style-name="Source_20_Text">let intNumber = Math.floor(doubleNumber);</text:span></text:p>
      <text:p text:style-name="Preformatted_20_Text"/>
      <text:p text:style-name="P3"><text:span text:style-name="Source_20_Text">console.log(intNumber); <text:s/>// 5</text:span></text:p>
      <text:h text:style-name="Heading_20_3" text:outline-level="3">2. <text:span text:style-name="Strong_20_Emphasis">Using </text:span><text:span text:style-name="Strong_20_Emphasis"><text:span text:style-name="Source_20_Text">Math.ceil()</text:span></text:span></text:h>
      <text:p text:style-name="Text_20_body">This method rounds a number <text:span text:style-name="Strong_20_Emphasis">up</text:span> to the nearest integer, effectively removing the decimal part but always rounding up.</text:p>
      <text:p text:style-name="Preformatted_20_Text"><text:span text:style-name="Source_20_Text">let doubleNumber = 5.67;</text:span></text:p>
      <text:p text:style-name="Preformatted_20_Text"><text:span text:style-name="Source_20_Text">let intNumber = Math.ceil(doubleNumber);</text:span></text:p>
      <text:p text:style-name="Preformatted_20_Text"/>
      <text:p text:style-name="P3"><text:span text:style-name="Source_20_Text">console.log(intNumber); <text:s/>// 6</text:span></text:p>
      <text:h text:style-name="Heading_20_3" text:outline-level="3">3. <text:span text:style-name="Strong_20_Emphasis">Using </text:span><text:span text:style-name="Strong_20_Emphasis"><text:span text:style-name="Source_20_Text">Math.round()</text:span></text:span></text:h>
      <text:p text:style-name="Text_20_body">This method rounds a number to the nearest integer. It will round up if the decimal part is 0.5 or greater, and round down otherwise.</text:p>
      <text:p text:style-name="Preformatted_20_Text"><text:span text:style-name="Source_20_Text">let doubleNumber = 5.67;</text:span></text:p>
      <text:p text:style-name="Preformatted_20_Text"><text:soft-page-break/><text:span text:style-name="Source_20_Text">let intNumber = Math.round(doubleNumber);</text:span></text:p>
      <text:p text:style-name="Preformatted_20_Text"/>
      <text:p text:style-name="P3"><text:span text:style-name="Source_20_Text">console.log(intNumber); <text:s/>// 6</text:span></text:p>
      <text:h text:style-name="Heading_20_3" text:outline-level="3">4. <text:span text:style-name="Strong_20_Emphasis">Using </text:span><text:span text:style-name="Strong_20_Emphasis"><text:span text:style-name="Source_20_Text">parseInt()</text:span></text:span></text:h>
      <text:p text:style-name="Text_20_body">The <text:span text:style-name="Source_20_Text">parseInt()</text:span> function parses a string and returns an integer. If you pass a floating-point number to <text:span text:style-name="Source_20_Text">parseInt()</text:span>, it will convert it to an integer by truncating the decimal part.</text:p>
      <text:p text:style-name="Preformatted_20_Text"><text:span text:style-name="Source_20_Text">let doubleNumber = 5.67;</text:span></text:p>
      <text:p text:style-name="Preformatted_20_Text"><text:span text:style-name="Source_20_Text">let intNumber = parseInt(doubleNumber);</text:span></text:p>
      <text:p text:style-name="Preformatted_20_Text"/>
      <text:p text:style-name="P3"><text:span text:style-name="Source_20_Text">console.log(intNumber); <text:s/>// 5</text:span></text:p>
      <text:h text:style-name="Heading_20_3" text:outline-level="3">5. <text:span text:style-name="Strong_20_Emphasis">Using Bitwise NOT (</text:span><text:span text:style-name="Strong_20_Emphasis"><text:span text:style-name="Source_20_Text">~~</text:span></text:span><text:span text:style-name="Strong_20_Emphasis">)</text:span></text:h>
      <text:p text:style-name="Text_20_body">The bitwise NOT operator can be used to truncate the decimal part and convert the number to an integer. This method only works for numbers within the 32-bit signed integer range.</text:p>
      <text:p text:style-name="Preformatted_20_Text"><text:span text:style-name="Source_20_Text">let doubleNumber = 5.67;</text:span></text:p>
      <text:p text:style-name="Preformatted_20_Text"><text:span text:style-name="Source_20_Text">let intNumber = ~~doubleNumber;</text:span></text:p>
      <text:p text:style-name="Preformatted_20_Text"/>
      <text:p text:style-name="P3"><text:span text:style-name="Source_20_Text">console.log(intNumber); <text:s/>// 5</text:span></text:p>
      <text:h text:style-name="Heading_20_3" text:outline-level="3">6. <text:span text:style-name="Strong_20_Emphasis">Using </text:span><text:span text:style-name="Strong_20_Emphasis"><text:span text:style-name="Source_20_Text">Number</text:span></text:span><text:span text:style-name="Strong_20_Emphasis">'s </text:span><text:span text:style-name="Strong_20_Emphasis"><text:span text:style-name="Source_20_Text">| 0</text:span></text:span><text:span text:style-name="Strong_20_Emphasis"> (Bitwise OR with 0)</text:span></text:h>
      <text:p text:style-name="Text_20_body">Another bitwise trick is to use the <text:span text:style-name="Source_20_Text">|</text:span> (bitwise OR) operator with 0, which also removes the decimal part.</text:p>
      <text:p text:style-name="Preformatted_20_Text"><text:span text:style-name="Source_20_Text">let doubleNumber = 5.67;</text:span></text:p>
      <text:p text:style-name="Preformatted_20_Text"><text:span text:style-name="Source_20_Text">let intNumber = doubleNumber | 0;</text:span></text:p>
      <text:p text:style-name="Preformatted_20_Text"/>
      <text:p text:style-name="P3"><text:span text:style-name="Source_20_Text">console.log(intNumber); <text:s/>// 5</text:span></text:p>
      <text:h text:style-name="Heading_20_3" text:outline-level="3">Summary:</text:h>
      <text:list text:style-name="L32">
        <text:list-item>
          <text:p text:style-name="P60"><text:span text:style-name="Strong_20_Emphasis"><text:span text:style-name="Source_20_Text">Math.floor()</text:span></text:span>: Round down to the nearest integer.</text:p>
        </text:list-item>
        <text:list-item>
          <text:p text:style-name="P60"><text:span text:style-name="Strong_20_Emphasis"><text:span text:style-name="Source_20_Text">Math.ceil()</text:span></text:span>: Round up to the nearest integer.</text:p>
        </text:list-item>
        <text:list-item>
          <text:p text:style-name="P60"><text:span text:style-name="Strong_20_Emphasis"><text:span text:style-name="Source_20_Text">Math.round()</text:span></text:span>: Round to the nearest integer.</text:p>
        </text:list-item>
        <text:list-item>
          <text:p text:style-name="P60"><text:span text:style-name="Strong_20_Emphasis"><text:span text:style-name="Source_20_Text">parseInt()</text:span></text:span>: Convert to an integer by truncating the decimal part.</text:p>
        </text:list-item>
        <text:list-item>
          <text:p text:style-name="P60"><text:span text:style-name="Strong_20_Emphasis">Bitwise operations (</text:span><text:span text:style-name="Strong_20_Emphasis"><text:span text:style-name="Source_20_Text">~~</text:span></text:span><text:span text:style-name="Strong_20_Emphasis">, </text:span><text:span text:style-name="Strong_20_Emphasis"><text:span text:style-name="Source_20_Text">| 0</text:span></text:span><text:span text:style-name="Strong_20_Emphasis">)</text:span>: Quick and efficient ways to remove the decimal part (works within integer range).</text:p>
        </text:list-item>
      </text:list>
      <text:p text:style-name="Text_20_body">Let me know if you need further clarification or examples!</text:p>
      <text:p text:style-name="P1">can math .random ever return 1 </text:p>
      <text:p text:style-name="P1"/>
      <text:p text:style-name="P12">In JavaScript, you can insert an element into an array in several ways depending on where you want to insert the element (beginning, end, or at a specific index). Here are some common methods:</text:p>
      <text:h text:style-name="Heading_20_3" text:outline-level="3"><text:soft-page-break/>1. <text:span text:style-name="Strong_20_Emphasis">Inserting at the End of the Array</text:span></text:h>
      <text:p text:style-name="Text_20_body">To add an element to the end of an array, you can use the <text:span text:style-name="Source_20_Text">push()</text:span> method.</text:p>
      <text:p text:style-name="Preformatted_20_Text"><text:span text:style-name="Source_20_Text">let arr = [1, 2, 3];</text:span></text:p>
      <text:p text:style-name="Preformatted_20_Text"><text:span text:style-name="Source_20_Text">arr.push(4); <text:s/>// Adds 4 to the end</text:span></text:p>
      <text:p text:style-name="P3"><text:span text:style-name="Source_20_Text">console.log(arr); <text:s/>// [1, 2, 3, 4]</text:span></text:p>
      <text:h text:style-name="Heading_20_3" text:outline-level="3">2. <text:span text:style-name="Strong_20_Emphasis">Inserting at the Beginning of the Array</text:span></text:h>
      <text:p text:style-name="Text_20_body">To add an element to the beginning of an array, you can use the <text:span text:style-name="Source_20_Text">unshift()</text:span> method.</text:p>
      <text:p text:style-name="Preformatted_20_Text"><text:span text:style-name="Source_20_Text">let arr = [1, 2, 3];</text:span></text:p>
      <text:p text:style-name="Preformatted_20_Text"><text:span text:style-name="Source_20_Text">arr.unshift(0); <text:s/>// Adds 0 to the beginning</text:span></text:p>
      <text:p text:style-name="P3"><text:span text:style-name="Source_20_Text">console.log(arr); <text:s/>// [0, 1, 2, 3]</text:span></text:p>
      <text:h text:style-name="Heading_20_3" text:outline-level="3">3. <text:span text:style-name="Strong_20_Emphasis">Inserting at a Specific Index</text:span></text:h>
      <text:p text:style-name="Text_20_body">To insert an element at a specific index in the array, you can use the <text:span text:style-name="Source_20_Text">splice()</text:span> method. This method can also be used to remove elements, so it's quite versatile.</text:p>
      <text:p text:style-name="Preformatted_20_Text"><text:span text:style-name="Source_20_Text">let arr = [1, 2, 3];</text:span></text:p>
      <text:p text:style-name="Preformatted_20_Text"><text:span text:style-name="Source_20_Text">arr.splice(1, 0, 1.5); <text:s/>// Inserts 1.5 at index 1, and doesn't remove any elements</text:span></text:p>
      <text:p text:style-name="P3"><text:span text:style-name="Source_20_Text">console.log(arr); <text:s/>// [1, 1.5, 2, 3]</text:span></text:p>
      <text:list text:style-name="L33">
        <text:list-item>
          <text:p text:style-name="P61">The first parameter (<text:span text:style-name="Source_20_Text">1</text:span>) specifies the index where the element should be inserted.</text:p>
        </text:list-item>
        <text:list-item>
          <text:p text:style-name="P61">The second parameter (<text:span text:style-name="Source_20_Text">0</text:span>) specifies how many elements to remove (0 means no removal).</text:p>
        </text:list-item>
        <text:list-item>
          <text:p text:style-name="P61">The third parameter (<text:span text:style-name="Source_20_Text">1.5</text:span>) is the element to be inserted.</text:p>
        </text:list-item>
      </text:list>
      <text:h text:style-name="Heading_20_3" text:outline-level="3">4. <text:span text:style-name="Strong_20_Emphasis">Using the Spread Operator (ES6+)</text:span></text:h>
      <text:p text:style-name="Text_20_body">You can also use the spread operator to insert an element into an array at a specific position by splitting the array into parts.</text:p>
      <text:p text:style-name="Preformatted_20_Text"><text:span text:style-name="Source_20_Text">let arr = [1, 2, 3];</text:span></text:p>
      <text:p text:style-name="Preformatted_20_Text"><text:span text:style-name="Source_20_Text">let index = 1;</text:span></text:p>
      <text:p text:style-name="Preformatted_20_Text"><text:span text:style-name="Source_20_Text">let newElement = 1.5;</text:span></text:p>
      <text:p text:style-name="Preformatted_20_Text"/>
      <text:p text:style-name="Preformatted_20_Text"><text:span text:style-name="Source_20_Text">arr = [...arr.slice(0, index), newElement, ...arr.slice(index)];</text:span></text:p>
      <text:p text:style-name="P3"><text:span text:style-name="Source_20_Text">console.log(arr); <text:s/>// [1, 1.5, 2, 3]</text:span></text:p>
      <text:list text:style-name="L34">
        <text:list-item>
          <text:p text:style-name="P62"><text:span text:style-name="Source_20_Text">arr.slice(0, index)</text:span> gives the part before the insertion index.</text:p>
        </text:list-item>
        <text:list-item>
          <text:p text:style-name="P62"><text:span text:style-name="Source_20_Text">arr.slice(index)</text:span> gives the part after the insertion index.</text:p>
        </text:list-item>
      </text:list>
      <text:h text:style-name="Heading_20_3" text:outline-level="3">Summary:</text:h>
      <text:list text:style-name="L35">
        <text:list-item>
          <text:p text:style-name="P63"><text:span text:style-name="Strong_20_Emphasis"><text:span text:style-name="Source_20_Text">push()</text:span></text:span>: Adds an element to the <text:span text:style-name="Strong_20_Emphasis">end</text:span> of the array.</text:p>
        </text:list-item>
        <text:list-item>
          <text:p text:style-name="P63"><text:span text:style-name="Strong_20_Emphasis"><text:span text:style-name="Source_20_Text">unshift()</text:span></text:span>: Adds an element to the <text:span text:style-name="Strong_20_Emphasis">beginning</text:span> of the array.</text:p>
        </text:list-item>
        <text:list-item>
          <text:p text:style-name="P63"><text:span text:style-name="Strong_20_Emphasis"><text:span text:style-name="Source_20_Text">splice()</text:span></text:span>: Adds an element at a <text:span text:style-name="Strong_20_Emphasis">specific index</text:span>.</text:p>
        </text:list-item>
        <text:list-item>
          <text:p text:style-name="P63"><text:span text:style-name="Strong_20_Emphasis">Spread operator</text:span>: Inserts an element at a specific index, giving you more flexibility.</text:p>
        </text:list-item>
      </text:list>
      <text:p text:style-name="Text_20_body">Let me know if you need more details or examples!</text:p>
      <text:p text:style-name="P1"/>
      <text:p text:style-name="P1"><text:soft-page-break/>what does splice do </text:p>
      <text:p text:style-name="P1"/>
      <text:p text:style-name="P12">The <text:span text:style-name="Source_20_Text">splice()</text:span> method in JavaScript is a versatile and powerful array method used to <text:span text:style-name="Strong_20_Emphasis">add, remove, or replace elements</text:span> in an array at a specific index. It modifies the original array in place and returns an array of the removed elements.</text:p>
      <text:h text:style-name="Heading_20_3" text:outline-level="3">Syntax of <text:span text:style-name="Source_20_Text">splice()</text:span></text:h>
      <text:p text:style-name="P3"><text:span text:style-name="Source_20_Text">array.splice(startIndex, deleteCount, item1, item2, ..., itemN);</text:span></text:p>
      <text:list text:style-name="L36">
        <text:list-item>
          <text:p text:style-name="P64"><text:span text:style-name="Strong_20_Emphasis"><text:span text:style-name="Source_20_Text">startIndex</text:span></text:span>: The index at which to start changing the array.</text:p>
        </text:list-item>
        <text:list-item>
          <text:p text:style-name="P64"><text:span text:style-name="Strong_20_Emphasis"><text:span text:style-name="Source_20_Text">deleteCount</text:span></text:span> (optional): The number of elements to remove starting from <text:span text:style-name="Source_20_Text">startIndex</text:span>. If set to <text:span text:style-name="Source_20_Text">0</text:span>, no elements will be removed.</text:p>
        </text:list-item>
        <text:list-item>
          <text:p text:style-name="P64"><text:span text:style-name="Strong_20_Emphasis"><text:span text:style-name="Source_20_Text">item1, item2, ..., itemN</text:span></text:span> (optional): The elements to add to the array, starting at <text:span text:style-name="Source_20_Text">startIndex</text:span>. If no elements are specified, <text:span text:style-name="Source_20_Text">splice()</text:span> will only remove elements.</text:p>
        </text:list-item>
      </text:list>
      <text:h text:style-name="Heading_20_3" text:outline-level="3">Common Use Cases of <text:span text:style-name="Source_20_Text">splice()</text:span></text:h>
      <text:h text:style-name="Heading_20_4" text:outline-level="4">1. <text:span text:style-name="Strong_20_Emphasis">Removing Elements</text:span></text:h>
      <text:p text:style-name="Text_20_body">You can remove elements from an array starting from a specified index.</text:p>
      <text:p text:style-name="Preformatted_20_Text"><text:span text:style-name="Source_20_Text">let arr = [1, 2, 3, 4, 5];</text:span></text:p>
      <text:p text:style-name="Preformatted_20_Text"><text:span text:style-name="Source_20_Text">arr.splice(2, 2); <text:s/>// Starts at index 2, removes 2 elements</text:span></text:p>
      <text:p text:style-name="P3"><text:span text:style-name="Source_20_Text">console.log(arr); <text:s/>// [1, 2, 5]</text:span></text:p>
      <text:list text:style-name="L37">
        <text:list-item>
          <text:p text:style-name="P65">Removes elements at index <text:span text:style-name="Source_20_Text">2</text:span> and the next <text:span text:style-name="Source_20_Text">2</text:span> elements (<text:span text:style-name="Source_20_Text">3</text:span> and <text:span text:style-name="Source_20_Text">4</text:span>).</text:p>
        </text:list-item>
      </text:list>
      <text:h text:style-name="Heading_20_4" text:outline-level="4">2. <text:span text:style-name="Strong_20_Emphasis">Adding Elements</text:span></text:h>
      <text:p text:style-name="Text_20_body">You can add elements to an array without removing any elements by setting <text:span text:style-name="Source_20_Text">deleteCount</text:span> to <text:span text:style-name="Source_20_Text">0</text:span>.</text:p>
      <text:p text:style-name="Preformatted_20_Text"><text:span text:style-name="Source_20_Text">let arr = [1, 2, 3];</text:span></text:p>
      <text:p text:style-name="Preformatted_20_Text"><text:span text:style-name="Source_20_Text">arr.splice(1, 0, 'a', 'b'); <text:s/>// Starts at index 1, removes 0 elements, adds 'a' and 'b'</text:span></text:p>
      <text:p text:style-name="P3"><text:span text:style-name="Source_20_Text">console.log(arr); <text:s/>// [1, 'a', 'b', 2, 3]</text:span></text:p>
      <text:list text:style-name="L38">
        <text:list-item>
          <text:p text:style-name="P66">Adds <text:span text:style-name="Source_20_Text">'a'</text:span> and <text:span text:style-name="Source_20_Text">'b'</text:span> at index <text:span text:style-name="Source_20_Text">1</text:span>, without removing anything.</text:p>
        </text:list-item>
      </text:list>
      <text:h text:style-name="Heading_20_4" text:outline-level="4">3. <text:span text:style-name="Strong_20_Emphasis">Replacing Elements</text:span></text:h>
      <text:p text:style-name="Text_20_body">You can replace elements by specifying both the number of elements to remove and the new elements to insert.</text:p>
      <text:p text:style-name="Preformatted_20_Text"><text:span text:style-name="Source_20_Text">let arr = [1, 2, 3, 4, 5];</text:span></text:p>
      <text:p text:style-name="Preformatted_20_Text"><text:span text:style-name="Source_20_Text">arr.splice(2, 2, 'x', 'y'); <text:s/>// Starts at index 2, removes 2 elements, adds 'x' and 'y'</text:span></text:p>
      <text:p text:style-name="P3"><text:span text:style-name="Source_20_Text">console.log(arr); <text:s/>// [1, 2, 'x', 'y', 5]</text:span></text:p>
      <text:list text:style-name="L39">
        <text:list-item>
          <text:p text:style-name="P67">Removes <text:span text:style-name="Source_20_Text">3</text:span> and <text:span text:style-name="Source_20_Text">4</text:span> (starting at index <text:span text:style-name="Source_20_Text">2</text:span>) and adds <text:span text:style-name="Source_20_Text">'x'</text:span> and <text:span text:style-name="Source_20_Text">'y'</text:span> in their place.</text:p>
        </text:list-item>
      </text:list>
      <text:h text:style-name="Heading_20_4" text:outline-level="4">4. <text:span text:style-name="Strong_20_Emphasis">Removing Elements Without Adding New Ones</text:span></text:h>
      <text:p text:style-name="Text_20_body">If you don't want to add any new elements, you can just remove elements.</text:p>
      <text:p text:style-name="Preformatted_20_Text"><text:span text:style-name="Source_20_Text">let arr = [1, 2, 3, 4, 5];</text:span></text:p>
      <text:p text:style-name="Preformatted_20_Text"><text:soft-page-break/><text:span text:style-name="Source_20_Text">arr.splice(1, 3); <text:s/>// Starts at index 1, removes 3 elements</text:span></text:p>
      <text:p text:style-name="P3"><text:span text:style-name="Source_20_Text">console.log(arr); <text:s/>// [1, 5]</text:span></text:p>
      <text:list text:style-name="L40">
        <text:list-item>
          <text:p text:style-name="P68">Removes elements <text:span text:style-name="Source_20_Text">2</text:span>, <text:span text:style-name="Source_20_Text">3</text:span>, and <text:span text:style-name="Source_20_Text">4</text:span> (starting from index <text:span text:style-name="Source_20_Text">1</text:span>).</text:p>
        </text:list-item>
      </text:list>
      <text:h text:style-name="Heading_20_3" text:outline-level="3">Return Value</text:h>
      <text:p text:style-name="Text_20_body">The <text:span text:style-name="Source_20_Text">splice()</text:span> method returns an array containing the removed elements. If no elements are removed, it returns an empty array.</text:p>
      <text:p text:style-name="Preformatted_20_Text"><text:span text:style-name="Source_20_Text">let arr = [1, 2, 3, 4, 5];</text:span></text:p>
      <text:p text:style-name="Preformatted_20_Text"><text:span text:style-name="Source_20_Text">let removed = arr.splice(1, 2); <text:s/>// Removes 2 elements starting at index 1</text:span></text:p>
      <text:p text:style-name="Preformatted_20_Text"><text:span text:style-name="Source_20_Text">console.log(removed); <text:s/>// [2, 3]</text:span></text:p>
      <text:p text:style-name="P3"><text:span text:style-name="Source_20_Text">console.log(arr); <text:s/>// [1, 4, 5]</text:span></text:p>
      <text:h text:style-name="Heading_20_3" text:outline-level="3">Summary of Key Points:</text:h>
      <text:list text:style-name="L41">
        <text:list-item>
          <text:p text:style-name="P69"><text:span text:style-name="Strong_20_Emphasis"><text:span text:style-name="Source_20_Text">splice(startIndex, deleteCount)</text:span></text:span>: Removes elements starting from <text:span text:style-name="Source_20_Text">startIndex</text:span>, and deletes <text:span text:style-name="Source_20_Text">deleteCount</text:span> elements.</text:p>
        </text:list-item>
        <text:list-item>
          <text:p text:style-name="P69"><text:span text:style-name="Strong_20_Emphasis"><text:span text:style-name="Source_20_Text">splice(startIndex, 0, item1, item2, ..., itemN)</text:span></text:span>: Adds new elements starting at <text:span text:style-name="Source_20_Text">startIndex</text:span> without removing any elements.</text:p>
        </text:list-item>
        <text:list-item>
          <text:p text:style-name="P69"><text:span text:style-name="Strong_20_Emphasis"><text:span text:style-name="Source_20_Text">splice(startIndex, deleteCount, item1, item2, ..., itemN)</text:span></text:span>: Replaces elements starting at <text:span text:style-name="Source_20_Text">startIndex</text:span>, removing <text:span text:style-name="Source_20_Text">deleteCount</text:span> elements and adding new elements in their place.</text:p>
        </text:list-item>
        <text:list-item>
          <text:p text:style-name="P69">The method <text:span text:style-name="Strong_20_Emphasis">mutates the original array</text:span> and returns the array of removed elements.</text:p>
        </text:list-item>
      </text:list>
      <text:p text:style-name="Text_20_body">Let me know if you need more examples or explanations!</text:p>
      <text:p text:style-name="P1">API fetch failed with status: 200 what does it mean </text:p>
      <text:p text:style-name="P1"/>
      <text:p text:style-name="P2">A status code of <text:span text:style-name="Strong_20_Emphasis">200</text:span> in an API response typically means <text:span text:style-name="Strong_20_Emphasis">"OK"</text:span>—the request was successful, and the server returned a response. So, <text:span text:style-name="Strong_20_Emphasis">if you're seeing a "fetch failed with status: 200" message</text:span>, it suggests that there might be an issue in how the response is being processed, even though the HTTP request was successful.</text:p>
      <text:p text:style-name="Text_20_body">Here’s a breakdown:</text:p>
      <text:h text:style-name="Heading_20_3" text:outline-level="3">1. <text:span text:style-name="Strong_20_Emphasis">What status 200 means:</text:span></text:h>
      <text:list text:style-name="L42">
        <text:list-item>
          <text:p text:style-name="P70"><text:span text:style-name="Strong_20_Emphasis">200 OK</text:span>: The request was successful, and the server responded with the requested data. It's the standard status code for a successful HTTP request.</text:p>
        </text:list-item>
      </text:list>
      <text:h text:style-name="Heading_20_3" text:outline-level="3">2. <text:span text:style-name="Strong_20_Emphasis">Why a "fetch failed with status: 200" could occur:</text:span></text:h>
      <text:p text:style-name="Text_20_body">While the status code <text:span text:style-name="Strong_20_Emphasis">200</text:span> indicates that the server successfully handled the request, there may be other issues, such as:</text:p>
      <text:h text:style-name="Heading_20_4" text:outline-level="4">a. <text:span text:style-name="Strong_20_Emphasis">Incorrect Response Format:</text:span></text:h>
      <text:p text:style-name="Text_20_body">The response might be in a format that your code is not expecting. For example:</text:p>
      <text:list text:style-name="L43">
        <text:list-item>
          <text:p text:style-name="P71">If you're expecting JSON data but the server returns plain text or HTML, your code might fail when trying to parse it as JSON.</text:p>
        </text:list-item>
      </text:list>
      <text:h text:style-name="Heading_20_4" text:outline-level="4"><text:soft-page-break/>b. <text:span text:style-name="Strong_20_Emphasis">Empty Response Body:</text:span></text:h>
      <text:p text:style-name="Text_20_body">The server might return a 200 status, but with an empty response body, or no meaningful data, which could cause issues when you try to access properties or use the data in your application.</text:p>
      <text:h text:style-name="Heading_20_4" text:outline-level="4">c. <text:span text:style-name="Strong_20_Emphasis">Incorrect Handling of the Response:</text:span></text:h>
      <text:p text:style-name="Text_20_body">You might not be handling the response correctly in your code. For example:</text:p>
      <text:list text:style-name="L44">
        <text:list-item>
          <text:p text:style-name="P72">Trying to access properties of an undefined or null object.</text:p>
        </text:list-item>
        <text:list-item>
          <text:p text:style-name="P72">Missing <text:span text:style-name="Source_20_Text">.json()</text:span> or <text:span text:style-name="Source_20_Text">.text()</text:span> parsing if the response is not automatically parsed.</text:p>
        </text:list-item>
      </text:list>
      <text:h text:style-name="Heading_20_4" text:outline-level="4">d. <text:span text:style-name="Strong_20_Emphasis">Application-Level Errors:</text:span></text:h>
      <text:p text:style-name="Text_20_body">Even if the request is successful from an HTTP perspective, there might be issues within the application logic on the server-side, such as:</text:p>
      <text:list text:style-name="L45">
        <text:list-item>
          <text:p text:style-name="P73">Server-side validation errors (e.g., if the user is not authorized, or input data is invalid).</text:p>
        </text:list-item>
        <text:list-item>
          <text:p text:style-name="P73">The server returns a "200 OK" but with an error message in the response body.</text:p>
        </text:list-item>
      </text:list>
      <text:h text:style-name="Heading_20_3" text:outline-level="3">3. <text:span text:style-name="Strong_20_Emphasis">How to Troubleshoot:</text:span></text:h>
      <text:list text:style-name="L46">
        <text:list-item>
          <text:p text:style-name="P74"><text:span text:style-name="Strong_20_Emphasis">Check the Response Content:</text:span> Log or inspect the full response, including the body, headers, and any other data returned, to ensure it matches what your code expects.</text:p>
        </text:list-item>
      </text:list>
      <text:p text:style-name="Preformatted_20_Text"><text:span text:style-name="Source_20_Text">fetch('https://example.com/api')</text:span></text:p>
      <text:p text:style-name="Preformatted_20_Text"><text:span text:style-name="Source_20_Text"><text:s text:c="2"/>.then(response =&gt; {</text:span></text:p>
      <text:p text:style-name="Preformatted_20_Text"><text:span text:style-name="Source_20_Text"><text:s text:c="4"/>console.log(response.status); <text:s/>// 200 (OK)</text:span></text:p>
      <text:p text:style-name="Preformatted_20_Text"><text:span text:style-name="Source_20_Text"><text:s text:c="4"/>return response.json(); <text:s/>// Try parsing the response as JSON (or text if that's expected)</text:span></text:p>
      <text:p text:style-name="Preformatted_20_Text"><text:span text:style-name="Source_20_Text"><text:s text:c="2"/>})</text:span></text:p>
      <text:p text:style-name="Preformatted_20_Text"><text:span text:style-name="Source_20_Text"><text:s text:c="2"/>.then(data =&gt; {</text:span></text:p>
      <text:p text:style-name="Preformatted_20_Text"><text:span text:style-name="Source_20_Text"><text:s text:c="4"/>console.log(data); <text:s/>// Inspect the data you get</text:span></text:p>
      <text:p text:style-name="Preformatted_20_Text"><text:span text:style-name="Source_20_Text"><text:s text:c="2"/>})</text:span></text:p>
      <text:p text:style-name="Preformatted_20_Text"><text:span text:style-name="Source_20_Text"><text:s text:c="2"/>.catch(error =&gt; {</text:span></text:p>
      <text:p text:style-name="Preformatted_20_Text"><text:span text:style-name="Source_20_Text"><text:s text:c="4"/>console.error('Error:', error); <text:s/>// Handle any other errors</text:span></text:p>
      <text:p text:style-name="P3"><text:span text:style-name="Source_20_Text"><text:s text:c="2"/>});</text:span></text:p>
      <text:list text:style-name="L47">
        <text:list-item>
          <text:p text:style-name="P75"><text:span text:style-name="Strong_20_Emphasis">Check for Error Messages in the Response Body:</text:span> Sometimes the server might return a message indicating an error, even if the status code is 200. Check the response data carefully to see if there's an error message or code inside the body.</text:p>
        </text:list-item>
        <text:list-item>
          <text:p text:style-name="P75"><text:span text:style-name="Strong_20_Emphasis">Inspect Headers:</text:span> Look at the <text:span text:style-name="Source_20_Text">Content-Type</text:span> header to ensure it matches the type of data you're expecting (<text:span text:style-name="Source_20_Text">application/json</text:span>, <text:span text:style-name="Source_20_Text">text/html</text:span>, etc.).</text:p>
        </text:list-item>
      </text:list>
      <text:h text:style-name="Heading_20_3" text:outline-level="3">4. <text:span text:style-name="Strong_20_Emphasis">Example of Handling Different Response Types:</text:span></text:h>
      <text:p text:style-name="Text_20_body">If you're expecting JSON, make sure to properly parse the response like this:</text:p>
      <text:p text:style-name="Preformatted_20_Text"><text:span text:style-name="Source_20_Text">fetch('https://example.com/api')</text:span></text:p>
      <text:p text:style-name="Preformatted_20_Text"><text:span text:style-name="Source_20_Text"><text:s text:c="2"/>.then(response =&gt; {</text:span></text:p>
      <text:p text:style-name="Preformatted_20_Text"><text:span text:style-name="Source_20_Text"><text:s text:c="4"/>if (!response.ok) {</text:span></text:p>
      <text:p text:style-name="Preformatted_20_Text"><text:span text:style-name="Source_20_Text"><text:s text:c="6"/>throw new Error('Network response was not OK');</text:span></text:p>
      <text:p text:style-name="Preformatted_20_Text"><text:span text:style-name="Source_20_Text"><text:s text:c="4"/>}</text:span></text:p>
      <text:p text:style-name="Preformatted_20_Text"><text:span text:style-name="Source_20_Text"><text:s text:c="4"/>return response.json(); <text:s/>// Assuming the response is in JSON format</text:span></text:p>
      <text:p text:style-name="Preformatted_20_Text"><text:span text:style-name="Source_20_Text"><text:s text:c="2"/>})</text:span></text:p>
      <text:p text:style-name="Preformatted_20_Text"><text:span text:style-name="Source_20_Text"><text:s text:c="2"/>.then(data =&gt; {</text:span></text:p>
      <text:p text:style-name="Preformatted_20_Text"><text:span text:style-name="Source_20_Text"><text:s text:c="4"/>console.log(data); <text:s/>// Process the JSON data here</text:span></text:p>
      <text:p text:style-name="Preformatted_20_Text"><text:span text:style-name="Source_20_Text"><text:s text:c="2"/>})</text:span></text:p>
      <text:p text:style-name="Preformatted_20_Text"><text:soft-page-break/><text:span text:style-name="Source_20_Text"><text:s text:c="2"/>.catch(error =&gt; {</text:span></text:p>
      <text:p text:style-name="Preformatted_20_Text"><text:span text:style-name="Source_20_Text"><text:s text:c="4"/>console.error('There was an error!', error);</text:span></text:p>
      <text:p text:style-name="P3"><text:span text:style-name="Source_20_Text"><text:s text:c="2"/>});</text:span></text:p>
      <text:h text:style-name="Heading_20_3" text:outline-level="3">Conclusion:</text:h>
      <text:p text:style-name="Text_20_body">A <text:span text:style-name="Strong_20_Emphasis">200</text:span> status means the request was successfully processed, but the "fetch failed" error suggests there’s an issue elsewhere in handling or interpreting the response. You’ll need to inspect the content of the response and ensure your code properly processes it based on its expected format.</text:p>
      <text:p text:style-name="Text_20_body">Let me know if you need more help debugging this!</text:p>
      <text:p text:style-name="P76"/>
      <text:p text:style-name="P1">from selenium import webdriver from selenium.webdriver.chrome.service import Service from webdriver_manager.chrome import ChromeDriverManager from bs4 import BeautifulSoup import time # Set up Selenium WebDriver (Here we're using Chrome) options = webdriver.ChromeOptions() # Use webdriver_manager to automatically manage the chromedriver driver = webdriver.Chrome(service=Service(ChromeDriverManager().install()), options=options) # URL of the IMDb reviews page url = 'https://www.imdb.com/title/tt7581902/reviews' # Open the URL in the browser driver.get(url) # Optionally, wait for the page to load completely if needed driver.implicitly_wait(20) # Wait for elements to load (you can customize the wait) # Get the page source (this includes dynamically loaded content) html_content = driver.page_source # Parse the HTML content with BeautifulSoup soup = BeautifulSoup(html_content, "html.parser") # Function to find all elements with the class 'ipc-list-card__content' def find_elements_with_class(soup, class_name): return soup.find_all(class_=class_name) # Function to extract the required child elements and their text def extract_child_text(element): # Find child elements with class 'ipc-title__text', 'ipc-html-content-inner-div' (span), 'ipc-html-content-inner-div' (div) title_text = element.find(class_="ipc-title__text") content_span = element.find(class_="ipc-rating-star--rating") # Find first &lt;span&gt; content_div = element.find("div", class_="ipc-html-content-inner-div") # Find &lt;div&gt; child with the same class result = {} # Extract text from the title (if it exists) if title_text: result['title'] = title_text.text.strip() # Extract text from the content (if they exist) if content_span: result['content_span'] = content_span.text.strip() if content_div: result['content_div'] = content_div.text.strip() return result # Example: Find all elements with the class 'ipc-list-card__content' elements_with_class = find_elements_with_class(soup, "ipc-list-card__content") # Iterate through all the elements and extract the required child element text if elements_with_class: for i, element in enumerate(elements_with_class, 1): print(f"\nExtracting data for Element {i}:") child_text = extract_child_text(element) # Print the extracted text print(f"Title: {child_text.get('title', 'N/A')}") print(f"Content (span): {child_text.get('content_span', 'N/A')}") print(f"Content (div): {child_text.get('content_div', 'N/A')}") else: print("No elements found with class 'ipc-list-card__content'.") # Finally, close the browser window driver.quit() Modify the above code in context of node and then start teh server that execute this code when a request got hit </text:p>
      <text:p text:style-name="P1"/>
      <text:p text:style-name="P12">To modify the above code to execute when a request is received in a Node.js server, we need to:</text:p>
      <text:list text:style-name="L48">
        <text:list-item>
          <text:p text:style-name="P77"><text:span text:style-name="Strong_20_Emphasis">Set up a Node.js server</text:span>: We will use the <text:span text:style-name="Source_20_Text">express</text:span> framework to handle HTTP requests.</text:p>
        </text:list-item>
        <text:list-item>
          <text:p text:style-name="P77"><text:span text:style-name="Strong_20_Emphasis">Use Python from Node.js</text:span>: We will use <text:span text:style-name="Source_20_Text">child_process</text:span> in Node.js to call a Python script that runs your Selenium code.</text:p>
        </text:list-item>
      </text:list>
      <text:h text:style-name="Heading_20_3" text:outline-level="3">Steps:</text:h>
      <text:list text:style-name="L49">
        <text:list-item>
          <text:p text:style-name="P78">Install necessary dependencies.</text:p>
        </text:list-item>
        <text:list-item>
          <text:p text:style-name="P78"><text:soft-page-break/>Create a Node.js server.</text:p>
        </text:list-item>
        <text:list-item>
          <text:p text:style-name="P78">Modify the Python code to be executed in response to HTTP requests.</text:p>
        </text:list-item>
        <text:list-item>
          <text:p text:style-name="P78">Call the Python script from the Node.js server when a request hits the server.</text:p>
        </text:list-item>
      </text:list>
      <text:h text:style-name="Heading_20_3" text:outline-level="3">Step 1: Install Dependencies</text:h>
      <text:list text:style-name="L50">
        <text:list-item>
          <text:p text:style-name="P79">Install <text:span text:style-name="Source_20_Text">express</text:span> for creating a Node.js server.</text:p>
        </text:list-item>
        <text:list-item>
          <text:p text:style-name="P79">Install <text:span text:style-name="Source_20_Text">python-shell</text:span> to allow Node.js to execute Python scripts.</text:p>
        </text:list-item>
      </text:list>
      <text:p text:style-name="Preformatted_20_Text"><text:span text:style-name="Source_20_Text">npm init -y</text:span></text:p>
      <text:p text:style-name="P3"><text:span text:style-name="Source_20_Text">npm install express python-shell</text:span></text:p>
      <text:h text:style-name="Heading_20_3" text:outline-level="3">Step 2: Create Python Script (<text:span text:style-name="Source_20_Text">scrape_imdb.py</text:span>)</text:h>
      <text:p text:style-name="Text_20_body">Create a new file <text:span text:style-name="Source_20_Text">scrape_imdb.py</text:span> and move the Python code inside it:</text:p>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text:span text:style-name="Source_20_Text">from bs4 import BeautifulSoup</text:span></text:p>
      <text:p text:style-name="Preformatted_20_Text"><text:span text:style-name="Source_20_Text">import time</text:span></text:p>
      <text:p text:style-name="Preformatted_20_Text"><text:span text:style-name="Source_20_Text">import sys</text:span></text:p>
      <text:p text:style-name="Preformatted_20_Text"/>
      <text:p text:style-name="Preformatted_20_Text"><text:span text:style-name="Source_20_Text"># Set up Selenium WebDriver (Here we're using Chrome)</text:span></text:p>
      <text:p text:style-name="Preformatted_20_Text"><text:span text:style-name="Source_20_Text">options = webdriver.ChromeOptions()</text:span></text:p>
      <text:p text:style-name="Preformatted_20_Text"/>
      <text:p text:style-name="Preformatted_20_Text"><text:span text:style-name="Source_20_Text"># Use webdriver_manager to automatically manage the chromedriver</text:span></text:p>
      <text:p text:style-name="Preformatted_20_Text"><text:span text:style-name="Source_20_Text">driver = webdriver.Chrome(service=Service(ChromeDriverManager().install()), options=options)</text:span></text:p>
      <text:p text:style-name="Preformatted_20_Text"/>
      <text:p text:style-name="Preformatted_20_Text"><text:span text:style-name="Source_20_Text"># URL of the IMDb reviews page</text:span></text:p>
      <text:p text:style-name="Preformatted_20_Text"><text:span text:style-name="Source_20_Text">url = 'https://www.imdb.com/title/tt7581902/reviews'</text:span></text:p>
      <text:p text:style-name="Preformatted_20_Text"/>
      <text:p text:style-name="Preformatted_20_Text"><text:span text:style-name="Source_20_Text"># Open the URL in the browser</text:span></text:p>
      <text:p text:style-name="Preformatted_20_Text"><text:span text:style-name="Source_20_Text">driver.get(url)</text:span></text:p>
      <text:p text:style-name="Preformatted_20_Text"/>
      <text:p text:style-name="Preformatted_20_Text"><text:span text:style-name="Source_20_Text"># Optionally, wait for the page to load completely if needed</text:span></text:p>
      <text:p text:style-name="Preformatted_20_Text"><text:span text:style-name="Source_20_Text">driver.implicitly_wait(20) <text:s/># Wait for elements to load (you can customize the wait)</text:span></text:p>
      <text:p text:style-name="Preformatted_20_Text"/>
      <text:p text:style-name="Preformatted_20_Text"><text:span text:style-name="Source_20_Text"># Get the page source (this includes dynamically loaded content)</text:span></text:p>
      <text:p text:style-name="Preformatted_20_Text"><text:span text:style-name="Source_20_Text">html_content = driver.page_source</text:span></text:p>
      <text:p text:style-name="Preformatted_20_Text"/>
      <text:p text:style-name="Preformatted_20_Text"><text:span text:style-name="Source_20_Text"># Parse the HTML content with BeautifulSoup</text:span></text:p>
      <text:p text:style-name="Preformatted_20_Text"><text:span text:style-name="Source_20_Text">soup = BeautifulSoup(html_content, "html.parser")</text:span></text:p>
      <text:p text:style-name="Preformatted_20_Text"/>
      <text:p text:style-name="Preformatted_20_Text"><text:span text:style-name="Source_20_Text"># Function to find all elements with the class 'ipc-list-card__content'</text:span></text:p>
      <text:p text:style-name="Preformatted_20_Text"><text:span text:style-name="Source_20_Text">def find_elements_with_class(soup, class_name):</text:span></text:p>
      <text:p text:style-name="Preformatted_20_Text"><text:span text:style-name="Source_20_Text"><text:s text:c="4"/>return soup.find_all(class_=class_name)</text:span></text:p>
      <text:p text:style-name="Preformatted_20_Text"/>
      <text:p text:style-name="Preformatted_20_Text"><text:span text:style-name="Source_20_Text"># Function to extract the required child elements and their text</text:span></text:p>
      <text:p text:style-name="Preformatted_20_Text"><text:span text:style-name="Source_20_Text">def extract_child_text(element):</text:span></text:p>
      <text:p text:style-name="Preformatted_20_Text"><text:span text:style-name="Source_20_Text"><text:s text:c="4"/># Find child elements with class 'ipc-title__text', 'ipc-rating-star--rating' (span), 'ipc-html-content-inner-div' (div)</text:span></text:p>
      <text:p text:style-name="Preformatted_20_Text"><text:span text:style-name="Source_20_Text"><text:s text:c="4"/>title_text = element.find(class_="ipc-title__text")</text:span></text:p>
      <text:p text:style-name="Preformatted_20_Text"><text:span text:style-name="Source_20_Text"><text:s text:c="4"/>content_span = element.find(class_="ipc-rating-star--rating") <text:s/># Find rating span</text:span></text:p>
      <text:p text:style-name="Preformatted_20_Text"><text:span text:style-name="Source_20_Text"><text:s text:c="4"/>content_div = element.find("div", class_="ipc-html-content-inner-div") <text:s/># Find &lt;div&gt; child with the same class</text:span></text:p>
      <text:p text:style-name="Preformatted_20_Text"><text:span text:style-name="Source_20_Text"><text:s text:c="4"/></text:span></text:p>
      <text:p text:style-name="Preformatted_20_Text"><text:soft-page-break/><text:span text:style-name="Source_20_Text"><text:s text:c="4"/>result = {}</text:span></text:p>
      <text:p text:style-name="Preformatted_20_Text"/>
      <text:p text:style-name="Preformatted_20_Text"><text:span text:style-name="Source_20_Text"><text:s text:c="4"/># Extract text from the title (if it exists)</text:span></text:p>
      <text:p text:style-name="Preformatted_20_Text"><text:span text:style-name="Source_20_Text"><text:s text:c="4"/>if title_text:</text:span></text:p>
      <text:p text:style-name="Preformatted_20_Text"><text:span text:style-name="Source_20_Text"><text:s text:c="8"/>result['title'] = title_text.text.strip()</text:span></text:p>
      <text:p text:style-name="Preformatted_20_Text"/>
      <text:p text:style-name="Preformatted_20_Text"><text:span text:style-name="Source_20_Text"><text:s text:c="4"/># Extract text from the content (if they exist)</text:span></text:p>
      <text:p text:style-name="Preformatted_20_Text"><text:span text:style-name="Source_20_Text"><text:s text:c="4"/>if content_span:</text:span></text:p>
      <text:p text:style-name="Preformatted_20_Text"><text:span text:style-name="Source_20_Text"><text:s text:c="8"/>result['content_span'] = content_span.text.strip()</text:span></text:p>
      <text:p text:style-name="Preformatted_20_Text"><text:span text:style-name="Source_20_Text"><text:s text:c="4"/>if content_div:</text:span></text:p>
      <text:p text:style-name="Preformatted_20_Text"><text:span text:style-name="Source_20_Text"><text:s text:c="8"/>result['content_div'] = content_div.text.strip()</text:span></text:p>
      <text:p text:style-name="Preformatted_20_Text"/>
      <text:p text:style-name="Preformatted_20_Text"><text:span text:style-name="Source_20_Text"><text:s text:c="4"/>return result</text:span></text:p>
      <text:p text:style-name="Preformatted_20_Text"/>
      <text:p text:style-name="Preformatted_20_Text"><text:span text:style-name="Source_20_Text"># Example: Find all elements with the class 'ipc-list-card__content'</text:span></text:p>
      <text:p text:style-name="Preformatted_20_Text"><text:span text:style-name="Source_20_Text">elements_with_class = find_elements_with_class(soup, "ipc-list-card__content")</text:span></text:p>
      <text:p text:style-name="Preformatted_20_Text"/>
      <text:p text:style-name="Preformatted_20_Text"><text:span text:style-name="Source_20_Text"># Output for each element</text:span></text:p>
      <text:p text:style-name="Preformatted_20_Text"><text:span text:style-name="Source_20_Text">results = []</text:span></text:p>
      <text:p text:style-name="Preformatted_20_Text"><text:span text:style-name="Source_20_Text">if elements_with_class:</text:span></text:p>
      <text:p text:style-name="Preformatted_20_Text"><text:span text:style-name="Source_20_Text"><text:s text:c="4"/>for i, element in enumerate(elements_with_class, 1):</text:span></text:p>
      <text:p text:style-name="Preformatted_20_Text"><text:span text:style-name="Source_20_Text"><text:s text:c="8"/>child_text = extract_child_text(element)</text:span></text:p>
      <text:p text:style-name="Preformatted_20_Text"><text:span text:style-name="Source_20_Text"><text:s text:c="8"/>results.append({</text:span></text:p>
      <text:p text:style-name="Preformatted_20_Text"><text:span text:style-name="Source_20_Text"><text:s text:c="12"/>"title": child_text.get('title', 'N/A'),</text:span></text:p>
      <text:p text:style-name="Preformatted_20_Text"><text:span text:style-name="Source_20_Text"><text:s text:c="12"/>"content_span": child_text.get('content_span', 'N/A'),</text:span></text:p>
      <text:p text:style-name="Preformatted_20_Text"><text:span text:style-name="Source_20_Text"><text:s text:c="12"/>"content_div": child_text.get('content_div', 'N/A'),</text:span></text:p>
      <text:p text:style-name="Preformatted_20_Text"><text:span text:style-name="Source_20_Text"><text:s text:c="8"/>})</text:span></text:p>
      <text:p text:style-name="Preformatted_20_Text"><text:span text:style-name="Source_20_Text">else:</text:span></text:p>
      <text:p text:style-name="Preformatted_20_Text"><text:span text:style-name="Source_20_Text"><text:s text:c="4"/>results.append("No elements found with class 'ipc-list-card__content'.")</text:span></text:p>
      <text:p text:style-name="Preformatted_20_Text"/>
      <text:p text:style-name="Preformatted_20_Text"><text:span text:style-name="Source_20_Text"># Close the browser window</text:span></text:p>
      <text:p text:style-name="Preformatted_20_Text"><text:span text:style-name="Source_20_Text">driver.quit()</text:span></text:p>
      <text:p text:style-name="Preformatted_20_Text"/>
      <text:p text:style-name="Preformatted_20_Text"><text:span text:style-name="Source_20_Text"># Output results as JSON</text:span></text:p>
      <text:p text:style-name="P3"><text:span text:style-name="Source_20_Text">print(results)</text:span></text:p>
      <text:h text:style-name="Heading_20_3" text:outline-level="3">Step 3: Set Up the Node.js Server (<text:span text:style-name="Source_20_Text">server.js</text:span>)</text:h>
      <text:p text:style-name="Text_20_body">Now, create a new file <text:span text:style-name="Source_20_Text">server.js</text:span> that uses Express to create the server and runs the Python script upon a request:</text:p>
      <text:p text:style-name="Preformatted_20_Text"><text:span text:style-name="Source_20_Text">const express = require('express');</text:span></text:p>
      <text:p text:style-name="Preformatted_20_Text"><text:span text:style-name="Source_20_Text">const { PythonShell } = require('python-shell');</text:span></text:p>
      <text:p text:style-name="Preformatted_20_Text"><text:span text:style-name="Source_20_Text">const app = express();</text:span></text:p>
      <text:p text:style-name="Preformatted_20_Text"><text:span text:style-name="Source_20_Text">const port = 3000;</text:span></text:p>
      <text:p text:style-name="Preformatted_20_Text"/>
      <text:p text:style-name="Preformatted_20_Text"><text:span text:style-name="Source_20_Text">// Route to trigger the Python scraper</text:span></text:p>
      <text:p text:style-name="Preformatted_20_Text"><text:span text:style-name="Source_20_Text">app.get('/scrape-imdb', (req, res) =&gt; {</text:span></text:p>
      <text:p text:style-name="Preformatted_20_Text"><text:span text:style-name="Source_20_Text"><text:s text:c="4"/>PythonShell.run('scrape_imdb.py', null, function (err, result) {</text:span></text:p>
      <text:p text:style-name="Preformatted_20_Text"><text:span text:style-name="Source_20_Text"><text:s text:c="8"/>if (err) {</text:span></text:p>
      <text:p text:style-name="Preformatted_20_Text"><text:span text:style-name="Source_20_Text"><text:s text:c="12"/>res.status(500).send({ error: 'Error running Python script' });</text:span></text:p>
      <text:p text:style-name="Preformatted_20_Text"><text:span text:style-name="Source_20_Text"><text:s text:c="12"/>console.error(err);</text:span></text:p>
      <text:p text:style-name="Preformatted_20_Text"><text:span text:style-name="Source_20_Text"><text:s text:c="8"/>} else {</text:span></text:p>
      <text:p text:style-name="Preformatted_20_Text"><text:span text:style-name="Source_20_Text"><text:s text:c="12"/>// Parse the result which is a string and convert it to JSON</text:span></text:p>
      <text:p text:style-name="Preformatted_20_Text"><text:span text:style-name="Source_20_Text"><text:s text:c="12"/>try {</text:span></text:p>
      <text:p text:style-name="Preformatted_20_Text"><text:span text:style-name="Source_20_Text"><text:s text:c="16"/>const data = JSON.parse(result.join(''));</text:span></text:p>
      <text:p text:style-name="Preformatted_20_Text"><text:span text:style-name="Source_20_Text"><text:s text:c="16"/>res.status(200).json(data);</text:span></text:p>
      <text:p text:style-name="Preformatted_20_Text"><text:span text:style-name="Source_20_Text"><text:s text:c="12"/>} catch (e) {</text:span></text:p>
      <text:p text:style-name="Preformatted_20_Text"><text:span text:style-name="Source_20_Text"><text:s text:c="16"/>res.status(500).send({ error: 'Error parsing the Python script output' });</text:span></text:p>
      <text:p text:style-name="Preformatted_20_Text"><text:span text:style-name="Source_20_Text"><text:s text:c="12"/>}</text:span></text:p>
      <text:p text:style-name="Preformatted_20_Text"><text:span text:style-name="Source_20_Text"><text:s text:c="8"/>}</text:span></text:p>
      <text:p text:style-name="Preformatted_20_Text"><text:soft-page-break/><text:span text:style-name="Source_20_Text"><text:s text:c="4"/>});</text:span></text:p>
      <text:p text:style-name="Preformatted_20_Text"><text:span text:style-name="Source_20_Text">});</text:span></text:p>
      <text:p text:style-name="Preformatted_20_Text"/>
      <text:p text:style-name="Preformatted_20_Text"><text:span text:style-name="Source_20_Text">// Start the server</text:span></text:p>
      <text:p text:style-name="Preformatted_20_Text"><text:span text:style-name="Source_20_Text">app.listen(port, () =&gt; {</text:span></text:p>
      <text:p text:style-name="Preformatted_20_Text"><text:span text:style-name="Source_20_Text"><text:s text:c="4"/>console.log(`Server is running on http://localhost:${port}`);</text:span></text:p>
      <text:p text:style-name="P3"><text:span text:style-name="Source_20_Text">});</text:span></text:p>
      <text:h text:style-name="Heading_20_3" text:outline-level="3">Step 4: Running the Server</text:h>
      <text:list text:style-name="L51">
        <text:list-item>
          <text:p text:style-name="P80">Make sure Python is installed and available in your system's PATH.</text:p>
        </text:list-item>
        <text:list-item>
          <text:p text:style-name="P80">Make sure you have installed all required Python libraries:</text:p>
        </text:list-item>
      </text:list>
      <text:p text:style-name="P3"><text:span text:style-name="Source_20_Text">pip install selenium beautifulsoup4 webdriver-manager</text:span></text:p>
      <text:list text:style-name="L52">
        <text:list-item>
          <text:p text:style-name="P81">Run the server:</text:p>
        </text:list-item>
      </text:list>
      <text:p text:style-name="P3"><text:span text:style-name="Source_20_Text">node server.js</text:span></text:p>
      <text:p text:style-name="Text_20_body">Your server will now be running at <text:span text:style-name="Source_20_Text">http://localhost:3000</text:span>. When you visit <text:span text:style-name="Source_20_Text">http://localhost:3000/scrape-imdb</text:span>, it will execute the Python script, scrape the data, and return it in a JSON format.</text:p>
      <text:h text:style-name="Heading_20_3" text:outline-level="3">Example of Calling the Server:</text:h>
      <text:p text:style-name="Text_20_body">To make a request to the server, simply navigate to:</text:p>
      <text:p text:style-name="P3"><text:span text:style-name="Source_20_Text">http://localhost:3000/scrape-imdb</text:span></text:p>
      <text:p text:style-name="Text_20_body">Or use a tool like <text:span text:style-name="Source_20_Text">curl</text:span> or Postman to send a GET request.</text:p>
      <text:h text:style-name="Heading_20_3" text:outline-level="3">Example Response:</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title": "The Great Movie",</text:span></text:p>
      <text:p text:style-name="Preformatted_20_Text"><text:span text:style-name="Source_20_Text"><text:s text:c="4"/>"content_span": "Amazing movie with great characters.",</text:span></text:p>
      <text:p text:style-name="Preformatted_20_Text"><text:span text:style-name="Source_20_Text"><text:s text:c="4"/>"content_div": "The plot was fantastic, and the cinematography was breathtaking."</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title": "Another Review",</text:span></text:p>
      <text:p text:style-name="Preformatted_20_Text"><text:span text:style-name="Source_20_Text"><text:s text:c="4"/>"content_span": "A decent movie, but lacks depth.",</text:span></text:p>
      <text:p text:style-name="Preformatted_20_Text"><text:span text:style-name="Source_20_Text"><text:s text:c="4"/>"content_div": "The performances were good, but the story was predictable."</text:span></text:p>
      <text:p text:style-name="Preformatted_20_Text"><text:span text:style-name="Source_20_Text"><text:s text:c="2"/>}</text:span></text:p>
      <text:p text:style-name="P3"><text:span text:style-name="Source_20_Text">]</text:span></text:p>
      <text:h text:style-name="Heading_20_3" text:outline-level="3">Notes:</text:h>
      <text:list text:style-name="L53">
        <text:list-item>
          <text:p text:style-name="P82">Make sure the Python script is in the same directory as the Node.js server, or adjust the path in the <text:span text:style-name="Source_20_Text">PythonShell.run()</text:span> method.</text:p>
        </text:list-item>
        <text:list-item>
          <text:p text:style-name="P82">This solution allows you to execute the Python code in response to HTTP requests in a Node.js server.</text:p>
        </text:list-item>
      </text:list>
      <text:p text:style-name="P1">so you are saying that we can run link node and pyhton together to serve a request </text:p>
      <text:p text:style-name="P1"/>
      <text:p text:style-name="P12">Yes, absolutely! You can <text:span text:style-name="Strong_20_Emphasis">link</text:span> a <text:span text:style-name="Strong_20_Emphasis">Node.js server</text:span> with a <text:span text:style-name="Strong_20_Emphasis">Python script</text:span> and have the server <text:span text:style-name="Strong_20_Emphasis">execute </text:span><text:soft-page-break/><text:span text:style-name="Strong_20_Emphasis">the Python script</text:span> when it receives an HTTP request. This can be very useful if you want to utilize Python's capabilities (such as web scraping with Selenium) alongside a Node.js server handling requests.</text:p>
      <text:h text:style-name="Heading_20_3" text:outline-level="3">How this works:</text:h>
      <text:list text:style-name="L54">
        <text:list-item>
          <text:p text:style-name="P83"><text:span text:style-name="Strong_20_Emphasis">Node.js</text:span> (using <text:span text:style-name="Source_20_Text">express</text:span>) will handle HTTP requests.</text:p>
        </text:list-item>
        <text:list-item>
          <text:p text:style-name="P83">When a specific request (e.g., GET request) is received by the Node.js server, it will execute the Python script using the <text:span text:style-name="Strong_20_Emphasis"><text:span text:style-name="Source_20_Text">child_process</text:span></text:span> module or <text:span text:style-name="Strong_20_Emphasis"><text:span text:style-name="Source_20_Text">python-shell</text:span></text:span> package.</text:p>
        </text:list-item>
        <text:list-item>
          <text:p text:style-name="P83"><text:span text:style-name="Strong_20_Emphasis">Python</text:span> will run the scraping logic (or any other logic you need) and produce output.</text:p>
        </text:list-item>
        <text:list-item>
          <text:p text:style-name="P83"><text:span text:style-name="Strong_20_Emphasis">Node.js</text:span> will receive the output from Python, process it (if needed), and send it back to the client in the form of a JSON response.</text:p>
        </text:list-item>
      </text:list>
      <text:h text:style-name="Heading_20_3" text:outline-level="3">Steps to Link Node.js with Python:</text:h>
      <text:list text:style-name="L55">
        <text:list-item>
          <text:p text:style-name="P84"><text:span text:style-name="Strong_20_Emphasis">Set up the Node.js server</text:span> using <text:span text:style-name="Strong_20_Emphasis">express</text:span>.</text:p>
        </text:list-item>
        <text:list-item>
          <text:p text:style-name="P84">Use <text:span text:style-name="Strong_20_Emphasis"><text:span text:style-name="Source_20_Text">python-shell</text:span></text:span> or <text:span text:style-name="Strong_20_Emphasis"><text:span text:style-name="Source_20_Text">child_process</text:span></text:span> in Node.js to run a Python script when a request is made.</text:p>
        </text:list-item>
        <text:list-item>
          <text:p text:style-name="P84"><text:span text:style-name="Strong_20_Emphasis">Python script</text:span> will perform the necessary tasks (e.g., web scraping) and return data (usually in JSON format).</text:p>
        </text:list-item>
        <text:list-item>
          <text:p text:style-name="P84"><text:span text:style-name="Strong_20_Emphasis">Node.js</text:span> will send this data as a response to the client.</text:p>
        </text:list-item>
      </text:list>
      <text:h text:style-name="Heading_20_3" text:outline-level="3">Example Use Case:</text:h>
      <text:p text:style-name="Text_20_body">When you visit a URL like <text:span text:style-name="Source_20_Text">http://localhost:3000/scrape-imdb</text:span>, the server will run a Python script that scrapes data from IMDb, then send the scraped data back to you as a response in JSON format.</text:p>
      <text:h text:style-name="Heading_20_3" text:outline-level="3">Full Flow:</text:h>
      <text:list text:style-name="L56">
        <text:list-item>
          <text:p text:style-name="P85"><text:span text:style-name="Strong_20_Emphasis">Node.js</text:span> receives an HTTP request (e.g., <text:span text:style-name="Source_20_Text">GET /scrape-imdb</text:span>).</text:p>
        </text:list-item>
        <text:list-item>
          <text:p text:style-name="P85">Node.js uses <text:span text:style-name="Strong_20_Emphasis"><text:span text:style-name="Source_20_Text">python-shell</text:span></text:span> to run the Python scraping script.</text:p>
        </text:list-item>
        <text:list-item>
          <text:p text:style-name="P85">The Python script performs the scraping using <text:span text:style-name="Strong_20_Emphasis">Selenium</text:span> and returns the data.</text:p>
        </text:list-item>
        <text:list-item>
          <text:p text:style-name="P85"><text:span text:style-name="Strong_20_Emphasis">Node.js</text:span> processes the result and sends it as a JSON response.</text:p>
        </text:list-item>
      </text:list>
      <text:h text:style-name="Heading_20_3" text:outline-level="3">Advantages:</text:h>
      <text:list text:style-name="L57">
        <text:list-item>
          <text:p text:style-name="P86"><text:span text:style-name="Strong_20_Emphasis">Seamless Integration</text:span>: You can use Python for tasks it's better suited for (like web scraping, data analysis, machine learning, etc.), while still keeping a Node.js server to handle web requests and API endpoints.</text:p>
        </text:list-item>
        <text:list-item>
          <text:p text:style-name="P86"><text:span text:style-name="Strong_20_Emphasis">Flexibility</text:span>: You can leverage the strengths of both programming languages without needing to reinvent the wheel.</text:p>
        </text:list-item>
      </text:list>
      <text:h text:style-name="Heading_20_3" text:outline-level="3">Example Flow:</text:h>
      <text:list text:style-name="L58">
        <text:list-item>
          <text:p text:style-name="P87"><text:span text:style-name="Strong_20_Emphasis">Client Request</text:span> (via browser, Postman, etc.): <text:span text:style-name="Source_20_Text">GET http://localhost:3000/scrape-imdb</text:span></text:p>
        </text:list-item>
        <text:list-item>
          <text:p text:style-name="P87"><text:span text:style-name="Strong_20_Emphasis">Node.js Server</text:span>: Receives the request and runs the Python script.</text:p>
        </text:list-item>
        <text:list-item>
          <text:p text:style-name="P87"><text:soft-page-break/><text:span text:style-name="Strong_20_Emphasis">Python Script</text:span>: Scrapes IMDb for review data, formats the data as JSON, and sends it back to Node.js.</text:p>
        </text:list-item>
        <text:list-item>
          <text:p text:style-name="P87"><text:span text:style-name="Strong_20_Emphasis">Node.js Server</text:span>: Sends the data back as a JSON response to the client.</text:p>
        </text:list-item>
      </text:list>
      <text:h text:style-name="Heading_20_3" text:outline-level="3">Setup Recap:</text:h>
      <text:list text:style-name="L59">
        <text:list-item>
          <text:p text:style-name="P88"><text:span text:style-name="Strong_20_Emphasis">Python Script</text:span> (<text:span text:style-name="Source_20_Text">scrape_imdb.py</text:span>): Scrapes IMDb.</text:p>
        </text:list-item>
        <text:list-item>
          <text:p text:style-name="P88"><text:span text:style-name="Strong_20_Emphasis">Node.js Server</text:span> (<text:span text:style-name="Source_20_Text">server.js</text:span>): Handles requests and runs the Python script when needed.</text:p>
        </text:list-item>
        <text:list-item>
          <text:p text:style-name="P88"><text:span text:style-name="Strong_20_Emphasis">Dependencies</text:span>:</text:p>
          <text:list>
            <text:list-item>
              <text:p text:style-name="P88"><text:span text:style-name="Source_20_Text">express</text:span> for the Node.js server.</text:p>
            </text:list-item>
            <text:list-item>
              <text:p text:style-name="P88"><text:span text:style-name="Source_20_Text">python-shell</text:span> for running the Python script from Node.js.</text:p>
            </text:list-item>
            <text:list-item>
              <text:p text:style-name="P88"><text:span text:style-name="Strong_20_Emphasis">Python</text:span> with required libraries (<text:span text:style-name="Source_20_Text">selenium</text:span>, <text:span text:style-name="Source_20_Text">beautifulsoup4</text:span>, <text:span text:style-name="Source_20_Text">webdriver-manager</text:span>).</text:p>
            </text:list-item>
          </text:list>
        </text:list-item>
      </text:list>
      <text:p text:style-name="Text_20_body">Let me know if you need more clarification or have any questions about this!</text:p>
      <text:p text:style-name="P1">what is encoding in a program </text:p>
      <text:p text:style-name="P1"/>
      <text:p text:style-name="P2">In programming, <text:span text:style-name="Strong_20_Emphasis">encoding</text:span> refers to the process of converting data, such as text, into a specific format that can be easily stored, transmitted, or processed by computers. This process typically involves mapping characters (like letters, digits, and symbols) to a numerical value or binary code, which the machine can understand.</text:p>
      <text:p text:style-name="Text_20_body">Here are a few key points about encoding in programming:</text:p>
      <text:list text:style-name="L60">
        <text:list-item>
          <text:p text:style-name="P89"><text:span text:style-name="Strong_20_Emphasis">Character Encoding</text:span>: When working with text, different <text:span text:style-name="Strong_20_Emphasis">character encodings</text:span> determine how characters (like 'A', 'B', 'C', etc.) are represented as numbers. Examples include:</text:p>
          <text:list>
            <text:list-item>
              <text:p text:style-name="P89"><text:span text:style-name="Strong_20_Emphasis">ASCII</text:span>: A character encoding standard that uses 7 or 8 bits to represent 128 characters (including English letters, digits, punctuation, etc.).</text:p>
            </text:list-item>
            <text:list-item>
              <text:p text:style-name="P89"><text:span text:style-name="Strong_20_Emphasis">UTF-8</text:span>: A more modern encoding that can represent every character in the Unicode standard, including symbols from many languages and character sets.</text:p>
            </text:list-item>
          </text:list>
        </text:list-item>
        <text:list-item>
          <text:p text:style-name="P89"><text:span text:style-name="Strong_20_Emphasis">File Encoding</text:span>: When saving files that contain text, you need to specify the file's encoding format. For example, a text file may be encoded in UTF-8 or UTF-16. The encoding specifies how the characters are converted into binary data for storage.</text:p>
        </text:list-item>
        <text:list-item>
          <text:p text:style-name="P89"><text:span text:style-name="Strong_20_Emphasis">Encoding vs. Decoding</text:span>:</text:p>
          <text:list>
            <text:list-item>
              <text:p text:style-name="P89"><text:span text:style-name="Strong_20_Emphasis">Encoding</text:span> is the process of converting data into a specific format.</text:p>
            </text:list-item>
            <text:list-item>
              <text:p text:style-name="P89"><text:span text:style-name="Strong_20_Emphasis">Decoding</text:span> is the reverse process, where encoded data is converted back to its original form.</text:p>
            </text:list-item>
          </text:list>
        </text:list-item>
      </text:list>
      <text:p text:style-name="Text_20_body">For example, when you send text over the internet (like in HTTP requests), it's often encoded in UTF-8 to ensure that the data is correctly transmitted and readable by systems worldwide.</text:p>
      <text:p text:style-name="Text_20_body">In short, encoding is a crucial step in ensuring that data can be properly stored, transferred, and interpreted across different systems and applications.</text:p>
      <text:p text:style-name="P1">what is virtual environment in django </text:p>
      <text:p text:style-name="P1"/>
      <text:p text:style-name="P12">A <text:span text:style-name="Strong_20_Emphasis">virtual environment</text:span> in Django (or any Python project) is an isolated environment where you can install and manage dependencies specific to that project without affecting the global Python setup on your system.</text:p>
      <text:p text:style-name="Text_20_body"><text:soft-page-break/>Here’s a breakdown of what a virtual environment is and why it's useful in Django development:</text:p>
      <text:h text:style-name="Heading_20_3" text:outline-level="3">1. <text:span text:style-name="Strong_20_Emphasis">Isolation of Dependencies</text:span></text:h>
      <text:list text:style-name="L61">
        <text:list-item>
          <text:p text:style-name="P90">In a virtual environment, you can install packages, libraries, and Django versions that are specific to your project. This means that any changes you make (like installing a specific version of Django) won’t affect other Python projects or applications on your system.</text:p>
        </text:list-item>
      </text:list>
      <text:h text:style-name="Heading_20_3" text:outline-level="3">2. <text:span text:style-name="Strong_20_Emphasis">Prevent Version Conflicts</text:span></text:h>
      <text:list text:style-name="L62">
        <text:list-item>
          <text:p text:style-name="P91">Different projects may require different versions of the same library. By using a virtual environment, you avoid conflicts between project dependencies. For example, one project might need Django 3.x, while another might need Django 4.x.</text:p>
        </text:list-item>
      </text:list>
      <text:h text:style-name="Heading_20_3" text:outline-level="3">3. <text:span text:style-name="Strong_20_Emphasis">Reproducibility</text:span></text:h>
      <text:list text:style-name="L63">
        <text:list-item>
          <text:p text:style-name="P92">Using a virtual environment ensures that anyone who works on your project can install the exact same dependencies using the <text:span text:style-name="Source_20_Text">requirements.txt</text:span> file (which lists the packages your project needs). This helps in reproducing the development environment across multiple machines.</text:p>
        </text:list-item>
      </text:list>
      <text:h text:style-name="Heading_20_3" text:outline-level="3">4. <text:span text:style-name="Strong_20_Emphasis">Cleaner System</text:span></text:h>
      <text:list text:style-name="L64">
        <text:list-item>
          <text:p text:style-name="P93">It helps keep your global Python environment clean. Instead of installing libraries globally, you install them locally within the project’s virtual environment.</text:p>
        </text:list-item>
      </text:list>
      <text:h text:style-name="Heading_20_3" text:outline-level="3">Steps to Create and Use a Virtual Environment in Django:</text:h>
      <text:list text:style-name="L65">
        <text:list-item>
          <text:p text:style-name="P94"><text:span text:style-name="Strong_20_Emphasis">Install </text:span><text:span text:style-name="Strong_20_Emphasis"><text:span text:style-name="Source_20_Text">virtualenv</text:span></text:span><text:span text:style-name="Strong_20_Emphasis"> (optional)</text:span>: While Python 3 comes with a built-in tool called <text:span text:style-name="Source_20_Text">venv</text:span> for creating virtual environments, you can also use <text:span text:style-name="Source_20_Text">virtualenv</text:span> (if preferred).</text:p>
          <text:p text:style-name="P95"><text:span text:style-name="Source_20_Text">pip install virtualenv</text:span></text:p>
        </text:list-item>
        <text:list-item>
          <text:p text:style-name="P94"><text:span text:style-name="Strong_20_Emphasis">Create the Virtual Environment</text:span>:</text:p>
          <text:list>
            <text:list-item>
              <text:p text:style-name="P94">For Python 3.x, the <text:span text:style-name="Source_20_Text">venv</text:span> tool is built in:</text:p>
              <text:p text:style-name="P95"><text:span text:style-name="Source_20_Text">python -m venv myenv</text:span></text:p>
              <text:p text:style-name="P94">This creates a folder named <text:span text:style-name="Source_20_Text">myenv</text:span> (you can name it anything) that contains the isolated environment.</text:p>
            </text:list-item>
          </text:list>
        </text:list-item>
        <text:list-item>
          <text:p text:style-name="P94"><text:span text:style-name="Strong_20_Emphasis">Activate the Virtual Environment</text:span>:</text:p>
          <text:list>
            <text:list-item>
              <text:p text:style-name="P94">On <text:span text:style-name="Strong_20_Emphasis">Windows</text:span>:</text:p>
              <text:p text:style-name="P95"><text:span text:style-name="Source_20_Text">myenv\Scripts\activate</text:span></text:p>
            </text:list-item>
            <text:list-item>
              <text:p text:style-name="P94">On <text:span text:style-name="Strong_20_Emphasis">MacOS/Linux</text:span>:</text:p>
              <text:p text:style-name="P95"><text:span text:style-name="Source_20_Text">source myenv/bin/activate</text:span></text:p>
            </text:list-item>
          </text:list>
          <text:p text:style-name="P94">Once activated, your terminal prompt will usually show the environment name (e.g., <text:span text:style-name="Source_20_Text">(myenv)</text:span>), indicating that you're working inside the virtual environment.</text:p>
        </text:list-item>
        <text:list-item>
          <text:p text:style-name="P94"><text:span text:style-name="Strong_20_Emphasis">Install Django</text:span> (or any required packages): Inside the activated virtual environment, you can install Django:</text:p>
          <text:p text:style-name="P95"><text:soft-page-break/><text:span text:style-name="Source_20_Text">pip install django</text:span></text:p>
        </text:list-item>
        <text:list-item>
          <text:p text:style-name="P94"><text:span text:style-name="Strong_20_Emphasis">Deactivate the Virtual Environment</text:span>: When you're done, you can deactivate the virtual environment by simply running:</text:p>
          <text:p text:style-name="P95"><text:span text:style-name="Source_20_Text">deactivate</text:span></text:p>
        </text:list-item>
      </text:list>
      <text:h text:style-name="Heading_20_3" text:outline-level="3">Using <text:span text:style-name="Source_20_Text">requirements.txt</text:span>:</text:h>
      <text:p text:style-name="Text_20_body">When working with Django, it’s a good practice to list all your dependencies in a <text:span text:style-name="Source_20_Text">requirements.txt</text:span> file. This file allows anyone else working on your project to set up the exact environment you’re using.</text:p>
      <text:p text:style-name="Text_20_body">To generate <text:span text:style-name="Source_20_Text">requirements.txt</text:span>:</text:p>
      <text:p text:style-name="P3"><text:span text:style-name="Source_20_Text">pip freeze &gt; requirements.txt</text:span></text:p>
      <text:p text:style-name="Text_20_body">To install dependencies from <text:span text:style-name="Source_20_Text">requirements.txt</text:span> on another machine:</text:p>
      <text:p text:style-name="P3"><text:span text:style-name="Source_20_Text">pip install -r requirements.txt</text:span></text:p>
      <text:h text:style-name="Heading_20_3" text:outline-level="3">Why Use Virtual Environments in Django?</text:h>
      <text:list text:style-name="L66">
        <text:list-item>
          <text:p text:style-name="P96"><text:span text:style-name="Strong_20_Emphasis">Consistency</text:span>: You ensure all developers or deployment environments are using the same version of Django and other dependencies.</text:p>
        </text:list-item>
        <text:list-item>
          <text:p text:style-name="P96"><text:span text:style-name="Strong_20_Emphasis">Avoiding conflicts</text:span>: By isolating each project’s environment, you don’t risk installing packages that could break other projects.</text:p>
        </text:list-item>
        <text:list-item>
          <text:p text:style-name="P96"><text:span text:style-name="Strong_20_Emphasis">Simplifies deployment</text:span>: It makes deploying the project on production servers more straightforward, as you can guarantee the same environment across all stages of development.</text:p>
        </text:list-item>
      </text:list>
      <text:p text:style-name="Text_20_body">Let me know if you need more details on any part of this!</text:p>
      <text:p text:style-name="P1">What is virtual environment generally in context of programming (short answer) </text:p>
      <text:p text:style-name="P1"/>
      <text:p text:style-name="P2">A <text:span text:style-name="Strong_20_Emphasis">virtual environment</text:span> in programming is an isolated workspace where you can install and manage dependencies (libraries, packages) for a specific project without affecting the global system setup. It helps avoid conflicts between different project dependencies, ensures reproducibility, and keeps the global environment clean. It's commonly used in languages like Python to separate project-specific packages from system-wide ones.</text:p>
      <text:p text:style-name="P1">s this concept used in another languages?(short answer) </text:p>
      <text:p text:style-name="P1"/>
      <text:p text:style-name="P12">Yes, the concept of virtual environments is used in other languages as well. For example:</text:p>
      <text:list text:style-name="L67">
        <text:list-item>
          <text:p text:style-name="P97"><text:span text:style-name="Strong_20_Emphasis">Node.js</text:span> uses <text:span text:style-name="Strong_20_Emphasis">npm</text:span> or <text:span text:style-name="Strong_20_Emphasis">yarn</text:span> to manage project-specific dependencies through <text:span text:style-name="Source_20_Text">node_modules</text:span> and a <text:span text:style-name="Source_20_Text">package.json</text:span> file.</text:p>
        </text:list-item>
        <text:list-item>
          <text:p text:style-name="P97"><text:span text:style-name="Strong_20_Emphasis">Ruby</text:span> uses <text:span text:style-name="Strong_20_Emphasis">rbenv</text:span> or <text:span text:style-name="Strong_20_Emphasis">Bundler</text:span> to manage Ruby versions and gem dependencies per project.</text:p>
        </text:list-item>
        <text:list-item>
          <text:p text:style-name="P97"><text:span text:style-name="Strong_20_Emphasis">Java</text:span> uses tools like <text:span text:style-name="Strong_20_Emphasis">Maven</text:span> or <text:span text:style-name="Strong_20_Emphasis">Gradle</text:span> to manage dependencies at a project level.</text:p>
        </text:list-item>
        <text:list-item>
          <text:p text:style-name="P97"><text:span text:style-name="Strong_20_Emphasis">JavaScript/TypeScript</text:span> (via tools like Docker) can also use containerization for isolated environments.</text:p>
        </text:list-item>
      </text:list>
      <text:p text:style-name="Text_20_body">The idea is to keep project dependencies isolated to avoid conflicts and ensure consistency across environments.</text:p>
      <text:p text:style-name="P1"><text:soft-page-break/>So if i don't have a virtual environment then server will use its defualt libraries </text:p>
      <text:p text:style-name="P1"/>
      <text:p text:style-name="P12">Yes, exactly! If you don’t use a virtual environment, the server will rely on its <text:span text:style-name="Strong_20_Emphasis">default system-wide libraries</text:span> to run your application. This means:</text:p>
      <text:h text:style-name="Heading_20_3" text:outline-level="3">Problems Without a Virtual Environment:</text:h>
      <text:list text:style-name="L68">
        <text:list-item>
          <text:p text:style-name="P98"><text:span text:style-name="Strong_20_Emphasis">Version Mismatch</text:span>:</text:p>
          <text:list>
            <text:list-item>
              <text:p text:style-name="P98">The server might have different versions of libraries than what you used during development. For example, if your app needs <text:span text:style-name="Strong_20_Emphasis">Django 3.2</text:span> but the server has <text:span text:style-name="Strong_20_Emphasis">Django 2.2</text:span>, your app might break or behave unexpectedly.</text:p>
            </text:list-item>
          </text:list>
        </text:list-item>
        <text:list-item>
          <text:p text:style-name="P98"><text:span text:style-name="Strong_20_Emphasis">Conflicting Dependencies</text:span>:</text:p>
          <text:list>
            <text:list-item>
              <text:p text:style-name="P98">If the server has other applications running that need different versions of the same library, it could lead to conflicts. For instance, one app might need <text:span text:style-name="Strong_20_Emphasis">Django 3.2</text:span>, and another app might need <text:span text:style-name="Strong_20_Emphasis">Django 4.0</text:span>. Without a virtual environment, there’s no way to ensure both apps work correctly together.</text:p>
            </text:list-item>
          </text:list>
        </text:list-item>
        <text:list-item>
          <text:p text:style-name="P98"><text:span text:style-name="Strong_20_Emphasis">Lack of Control</text:span>:</text:p>
          <text:list>
            <text:list-item>
              <text:p text:style-name="P98">You won’t have fine-grained control over which versions of libraries are installed on the server. The server might already have outdated or conflicting packages that could cause issues with your app.</text:p>
            </text:list-item>
          </text:list>
        </text:list-item>
      </text:list>
      <text:h text:style-name="Heading_20_3" text:outline-level="3">What Happens Without a Virtual Environment?</text:h>
      <text:list text:style-name="L69">
        <text:list-item>
          <text:p text:style-name="P99"><text:span text:style-name="Strong_20_Emphasis">Global Python Libraries</text:span>:</text:p>
          <text:list>
            <text:list-item>
              <text:p text:style-name="P99">The server will use the Python libraries installed globally, which are often system-wide packages. These are shared between all applications on that server.</text:p>
            </text:list-item>
          </text:list>
        </text:list-item>
        <text:list-item>
          <text:p text:style-name="P99"><text:span text:style-name="Strong_20_Emphasis">Manual Dependency Management</text:span>:</text:p>
          <text:list>
            <text:list-item>
              <text:p text:style-name="P99">You'd need to manually ensure the right versions of every library are installed on the server. This can be error-prone and time-consuming.</text:p>
            </text:list-item>
          </text:list>
        </text:list-item>
      </text:list>
      <text:h text:style-name="Heading_20_3" text:outline-level="3">Example:</text:h>
      <text:p text:style-name="Text_20_body">Let’s say you’re developing a Django app with <text:span text:style-name="Strong_20_Emphasis">Django 3.2</text:span> and using a specific version of <text:span text:style-name="Strong_20_Emphasis">PostgreSQL libraries</text:span>. Without a virtual environment, if the server already has <text:span text:style-name="Strong_20_Emphasis">Django 2.2</text:span> and an old version of the PostgreSQL library, the app might fail because:</text:p>
      <text:list text:style-name="L70">
        <text:list-item>
          <text:p text:style-name="P100">It’s looking for features or fixes that only exist in Django 3.2.</text:p>
        </text:list-item>
        <text:list-item>
          <text:p text:style-name="P100">It won’t find the right version of the PostgreSQL package, causing connection issues.</text:p>
        </text:list-item>
      </text:list>
      <text:h text:style-name="Heading_20_3" text:outline-level="3">How Virtual Environments Fix This:</text:h>
      <text:list text:style-name="L71">
        <text:list-item>
          <text:p text:style-name="P101">With a <text:span text:style-name="Strong_20_Emphasis">virtual environment</text:span>, you ensure that <text:span text:style-name="Strong_20_Emphasis">only the versions of libraries you need</text:span> are installed and used, keeping things isolated from the system's global Python setup. This avoids the version mismatch or conflict problem.</text:p>
        </text:list-item>
      </text:list>
      <text:h text:style-name="Heading_20_3" text:outline-level="3">In Summary:</text:h>
      <text:list text:style-name="L72">
        <text:list-item>
          <text:p text:style-name="P102"><text:span text:style-name="Strong_20_Emphasis">Without a virtual environment</text:span>, the server uses its <text:span text:style-name="Strong_20_Emphasis">default system libraries</text:span>, which can lead to version conflicts and unpredictable behavior.</text:p>
        </text:list-item>
        <text:list-item>
          <text:p text:style-name="P102"><text:soft-page-break/><text:span text:style-name="Strong_20_Emphasis">With a virtual environment</text:span>, you control the exact versions of the libraries used, ensuring the app works consistently across different environments (local development, staging, production).</text:p>
        </text:list-item>
      </text:list>
      <text:p text:style-name="P1">what does manage.py do in django </text:p>
      <text:p text:style-name="P1"/>
      <text:p text:style-name="P12">In Django, <text:span text:style-name="Source_20_Text">manage.py</text:span> is a command-line utility that helps with managing various tasks related to a Django project. It is automatically generated when you create a new Django project and is a core part of Django’s development and deployment process. Here's a breakdown of what it does and how it's used:</text:p>
      <text:h text:style-name="Heading_20_3" text:outline-level="3">Main Purposes of <text:span text:style-name="Source_20_Text">manage.py</text:span>:</text:h>
      <text:list text:style-name="L73">
        <text:list-item>
          <text:p text:style-name="P103"><text:span text:style-name="Strong_20_Emphasis">Running Development Server</text:span>: It can start the Django development server to allow you to view your project in a web browser. For example:</text:p>
          <text:p text:style-name="P104"><text:span text:style-name="Source_20_Text">python manage.py runserver</text:span></text:p>
        </text:list-item>
        <text:list-item>
          <text:p text:style-name="P103"><text:span text:style-name="Strong_20_Emphasis">Database Migrations</text:span>: It helps you manage your database schema by applying migrations (changes to your database based on models). Some common commands are:</text:p>
          <text:list>
            <text:list-item>
              <text:p text:style-name="P103"><text:span text:style-name="Strong_20_Emphasis">Making migrations</text:span>:</text:p>
              <text:p text:style-name="P104"><text:span text:style-name="Source_20_Text">python manage.py makemigrations</text:span></text:p>
            </text:list-item>
            <text:list-item>
              <text:p text:style-name="P103"><text:span text:style-name="Strong_20_Emphasis">Applying migrations</text:span>:</text:p>
              <text:p text:style-name="P104"><text:span text:style-name="Source_20_Text">python manage.py migrate</text:span></text:p>
            </text:list-item>
          </text:list>
        </text:list-item>
        <text:list-item>
          <text:p text:style-name="P103"><text:span text:style-name="Strong_20_Emphasis">Creating Django App</text:span>: It is used to create new Django apps within your project. For example:</text:p>
          <text:p text:style-name="P104"><text:span text:style-name="Source_20_Text">python manage.py startapp app_name</text:span></text:p>
        </text:list-item>
        <text:list-item>
          <text:p text:style-name="P103"><text:span text:style-name="Strong_20_Emphasis">Creating Superuser</text:span>: It helps you create an admin user for the Django admin interface:</text:p>
          <text:p text:style-name="P104"><text:span text:style-name="Source_20_Text">python manage.py createsuperuser</text:span></text:p>
        </text:list-item>
        <text:list-item>
          <text:p text:style-name="P103"><text:span text:style-name="Strong_20_Emphasis">Running Tests</text:span>: You can run unit tests for your Django application using:</text:p>
          <text:p text:style-name="P104"><text:span text:style-name="Source_20_Text">python manage.py test</text:span></text:p>
        </text:list-item>
        <text:list-item>
          <text:p text:style-name="P103"><text:span text:style-name="Strong_20_Emphasis">Interacting with Django Shell</text:span>: You can open a Python shell with Django's settings loaded, which can be useful for debugging or interacting with the database:</text:p>
          <text:p text:style-name="P104"><text:span text:style-name="Source_20_Text">python manage.py shell</text:span></text:p>
        </text:list-item>
        <text:list-item>
          <text:p text:style-name="P103"><text:span text:style-name="Strong_20_Emphasis">Collecting Static Files</text:span>: It collects static files (CSS, JavaScript, etc.) for deployment:</text:p>
          <text:p text:style-name="P104"><text:span text:style-name="Source_20_Text">python manage.py collectstatic</text:span></text:p>
        </text:list-item>
        <text:list-item>
          <text:p text:style-name="P103"><text:span text:style-name="Strong_20_Emphasis">Managing User Accounts and Sessions</text:span>: You can manage user-related tasks (like password resetting) or perform other administrative tasks like flushing the database.</text:p>
        </text:list-item>
      </text:list>
      <text:h text:style-name="Heading_20_3" text:outline-level="3">Structure:</text:h>
      <text:p text:style-name="Text_20_body">Under the hood, <text:span text:style-name="Source_20_Text">manage.py</text:span> essentially sets up the correct environment for running Django commands. Here's a simplified structure of <text:span text:style-name="Source_20_Text">manage.py</text:span>:</text:p>
      <text:p text:style-name="Preformatted_20_Text"><text:span text:style-name="Source_20_Text">#!/usr/bin/env python</text:span></text:p>
      <text:p text:style-name="Preformatted_20_Text"><text:soft-page-break/><text:span text:style-name="Source_20_Text">import os</text:span></text:p>
      <text:p text:style-name="Preformatted_20_Text"><text:span text:style-name="Source_20_Text">import sys</text:span></text:p>
      <text:p text:style-name="Preformatted_20_Text"/>
      <text:p text:style-name="Preformatted_20_Text"><text:span text:style-name="Source_20_Text">def main():</text:span></text:p>
      <text:p text:style-name="Preformatted_20_Text"><text:span text:style-name="Source_20_Text"><text:s text:c="4"/>os.environ.setdefault('DJANGO_SETTINGS_MODULE', 'myproject.settings')</text:span></text:p>
      <text:p text:style-name="Preformatted_20_Text"><text:span text:style-name="Source_20_Text"><text:s text:c="4"/>try:</text:span></text:p>
      <text:p text:style-name="Preformatted_20_Text"><text:span text:style-name="Source_20_Text"><text:s text:c="8"/>from django.core.management import execute_from_command_line</text:span></text:p>
      <text:p text:style-name="Preformatted_20_Text"><text:span text:style-name="Source_20_Text"><text:s text:c="4"/>except ImportError:</text:span></text:p>
      <text:p text:style-name="Preformatted_20_Text"><text:span text:style-name="Source_20_Text"><text:s text:c="8"/>raise ImportError(</text:span></text:p>
      <text:p text:style-name="Preformatted_20_Text"><text:span text:style-name="Source_20_Text"><text:s text:c="12"/>"Couldn't import Django. Are you sure it's installed and "</text:span></text:p>
      <text:p text:style-name="Preformatted_20_Text"><text:span text:style-name="Source_20_Text"><text:s text:c="12"/>"available on your PYTHONPATH environment variable?"</text:span></text:p>
      <text:p text:style-name="Preformatted_20_Text"><text:span text:style-name="Source_20_Text"><text:s text:c="8"/>)</text:span></text:p>
      <text:p text:style-name="Preformatted_20_Text"><text:span text:style-name="Source_20_Text"><text:s text:c="4"/>execute_from_command_line(sys.argv)</text:span></text:p>
      <text:p text:style-name="Preformatted_20_Text"/>
      <text:p text:style-name="Preformatted_20_Text"><text:span text:style-name="Source_20_Text">if __name__ == '__main__':</text:span></text:p>
      <text:p text:style-name="P3"><text:span text:style-name="Source_20_Text"><text:s text:c="4"/>main()</text:span></text:p>
      <text:list text:style-name="L74">
        <text:list-item>
          <text:p text:style-name="P105">It sets up the Django settings module (which tells Django where your settings are).</text:p>
        </text:list-item>
        <text:list-item>
          <text:p text:style-name="P105">It runs commands by passing them to <text:span text:style-name="Source_20_Text">execute_from_command_line</text:span>.</text:p>
        </text:list-item>
      </text:list>
      <text:h text:style-name="Heading_20_3" text:outline-level="3">Why Use <text:span text:style-name="Source_20_Text">manage.py</text:span> Instead of <text:span text:style-name="Source_20_Text">django-admin</text:span>?</text:h>
      <text:p text:style-name="Text_20_body">Django provides a separate command-line utility called <text:span text:style-name="Source_20_Text">django-admin</text:span>, but <text:span text:style-name="Source_20_Text">manage.py</text:span> is typically preferred because it:</text:p>
      <text:list text:style-name="L75">
        <text:list-item>
          <text:p text:style-name="P106">Ensures the settings are correctly loaded for your project.</text:p>
        </text:list-item>
        <text:list-item>
          <text:p text:style-name="P106">Works in the context of your specific Django project (as it points to the project's settings module).</text:p>
        </text:list-item>
      </text:list>
      <text:p text:style-name="Text_20_body">So, <text:span text:style-name="Source_20_Text">manage.py</text:span> is a convenient wrapper around <text:span text:style-name="Source_20_Text">django-admin</text:span> that configures the environment and helps you run commands within the project.</text:p>
      <text:p text:style-name="Text_20_body">Let me know if you'd like examples of using any specific command!</text:p>
      <text:p text:style-name="P12">is there any free api or way</text:p>
      <text:p text:style-name="P2">Yes! There are a few <text:span text:style-name="Strong_20_Emphasis">free or almost-free</text:span> ways to use Text-to-Speech (TTS) APIs — especially good for testing or small projects. Here's a list of options:</text:p>
      <text:p text:style-name="Horizontal_20_Line"/>
      <text:h text:style-name="Heading_20_2" text:outline-level="2">✅ 1. <text:span text:style-name="Strong_20_Emphasis">Voicerss.org</text:span> – Simple &amp; Free API</text:h>
      <text:h text:style-name="Heading_20_3" text:outline-level="3">? <text:span text:style-name="Strong_20_Emphasis">Free</text:span>: Up to 350 requests/day</text:h>
      <text:p text:style-name="Text_20_body">No OAuth needed — just a simple API key.</text:p>
      <text:p text:style-name="Text_20_body"><text:span text:style-name="Strong_20_Emphasis">Example URL:</text:span></text:p>
      <text:p text:style-name="P3"><text:span text:style-name="Source_20_Text">https://api.voicerss.org/?key=YOUR_API_KEY&amp;hl=en-us&amp;src=Hello%20world</text:span></text:p>
      <text:p text:style-name="Text_20_body"><text:span text:style-name="Strong_20_Emphasis">How to use in JS:</text:span></text:p>
      <text:p text:style-name="Preformatted_20_Text"><text:span text:style-name="Source_20_Text">const audio = new Audio("https://api.voicerss.org/?key=YOUR_API_KEY&amp;hl=en-us&amp;src=Hello%20world");</text:span></text:p>
      <text:p text:style-name="P3"><text:span text:style-name="Source_20_Text">audio.play();</text:span></text:p>
      <text:p text:style-name="Text_20_body"><text:span text:style-name="Strong_20_Emphasis">Get key:</text:span> <text:a xlink:type="simple" xlink:href="https://www.voicerss.org/" text:style-name="Internet_20_link" text:visited-style-name="Visited_20_Internet_20_Link">https://www.voicerss.org/</text:a></text:p>
      <text:p text:style-name="Horizontal_20_Line"/>
      <text:h text:style-name="Heading_20_2" text:outline-level="2"><text:soft-page-break/>✅ 2. <text:span text:style-name="Strong_20_Emphasis">Google Translate TTS (Unofficial, Free)</text:span></text:h>
      <text:p text:style-name="Text_20_body">This method uses a public endpoint from Google Translate (not officially supported, but works).</text:p>
      <text:p text:style-name="Preformatted_20_Text"><text:span text:style-name="Source_20_Text">const text = "Hello world";</text:span></text:p>
      <text:p text:style-name="Preformatted_20_Text"><text:span text:style-name="Source_20_Text">const url = `https://translate.google.com/translate_tts?ie=UTF-8&amp;q=${encodeURIComponent(text)}&amp;tl=en&amp;client=tw-ob`;</text:span></text:p>
      <text:p text:style-name="Preformatted_20_Text"><text:span text:style-name="Source_20_Text">const audio = new Audio(url);</text:span></text:p>
      <text:p text:style-name="P3"><text:span text:style-name="Source_20_Text">audio.play();</text:span></text:p>
      <text:p text:style-name="Text_20_body">⚠️ <text:span text:style-name="Strong_20_Emphasis">Caution:</text:span> For non-commercial/personal use only.</text:p>
      <text:p text:style-name="Horizontal_20_Line"/>
      <text:h text:style-name="Heading_20_2" text:outline-level="2">✅ 3. <text:span text:style-name="Strong_20_Emphasis">gTTS (Google Text-to-Speech, Python)</text:span></text:h>
      <text:p text:style-name="Text_20_body">Install with:</text:p>
      <text:p text:style-name="P3"><text:span text:style-name="Source_20_Text">pip install gTTS</text:span></text:p>
      <text:p text:style-name="Text_20_body">Python code:</text:p>
      <text:p text:style-name="Preformatted_20_Text"><text:span text:style-name="Source_20_Text">from gtts import gTTS</text:span></text:p>
      <text:p text:style-name="Preformatted_20_Text"><text:span text:style-name="Source_20_Text">tts = gTTS("Hello world")</text:span></text:p>
      <text:p text:style-name="P3"><text:span text:style-name="Source_20_Text">tts.save("hello.mp3")</text:span></text:p>
      <text:p text:style-name="Text_20_body">Then play the <text:span text:style-name="Source_20_Text">hello.mp3</text:span> file.</text:p>
      <text:p text:style-name="Horizontal_20_Line"/>
      <text:h text:style-name="Heading_20_2" text:outline-level="2">✅ 4. <text:span text:style-name="Strong_20_Emphasis">ResponsiveVoice (Browser only)</text:span></text:h>
      <text:p text:style-name="Preformatted_20_Text"><text:span text:style-name="Source_20_Text">&lt;script src="https://code.responsivevoice.org/responsivevoice.js?key=YOUR_KEY"&gt;&lt;/script&gt;</text:span></text:p>
      <text:p text:style-name="P3"><text:span text:style-name="Source_20_Text">&lt;button onclick="responsiveVoice.speak('Hello world')"&gt;Speak&lt;/button&gt;</text:span></text:p>
      <text:p text:style-name="Text_20_body">Free for personal use; no backend needed.</text:p>
      <text:p text:style-name="Horizontal_20_Line"/>
      <text:h text:style-name="Heading_20_2" text:outline-level="2">Summary</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Option</text:p>
            </table:table-cell>
            <table:table-cell table:style-name="Table1.A1" office:value-type="string">
              <text:p text:style-name="Table_20_Heading">Free Use Limit</text:p>
            </table:table-cell>
            <table:table-cell table:style-name="Table1.A1" office:value-type="string">
              <text:p text:style-name="Table_20_Heading">Key Needed</text:p>
            </table:table-cell>
            <table:table-cell table:style-name="Table1.A1" office:value-type="string">
              <text:p text:style-name="Table_20_Heading">Commercial Use</text:p>
            </table:table-cell>
          </table:table-row>
        </table:table-header-rows>
        <table:table-row>
          <table:table-cell table:style-name="Table1.A1" office:value-type="string">
            <text:p text:style-name="Table_20_Contents">Voicerss.org</text:p>
          </table:table-cell>
          <table:table-cell table:style-name="Table1.A1" office:value-type="string">
            <text:p text:style-name="Table_20_Contents">350/day</text:p>
          </table:table-cell>
          <table:table-cell table:style-name="Table1.A1" office:value-type="string">
            <text:p text:style-name="Table_20_Contents">✅ Yes</text:p>
          </table:table-cell>
          <table:table-cell table:style-name="Table1.A1" office:value-type="string">
            <text:p text:style-name="Table_20_Contents">Paid for more</text:p>
          </table:table-cell>
        </table:table-row>
        <table:table-row>
          <table:table-cell table:style-name="Table1.A1" office:value-type="string">
            <text:p text:style-name="Table_20_Contents">Google Translate</text:p>
          </table:table-cell>
          <table:table-cell table:style-name="Table1.A1" office:value-type="string">
            <text:p text:style-name="Table_20_Contents">Unofficial (no limit)</text:p>
          </table:table-cell>
          <table:table-cell table:style-name="Table1.A1" office:value-type="string">
            <text:p text:style-name="Table_20_Contents">❌ No</text:p>
          </table:table-cell>
          <table:table-cell table:style-name="Table1.A1" office:value-type="string">
            <text:p text:style-name="Table_20_Contents">❌ No</text:p>
          </table:table-cell>
        </table:table-row>
        <table:table-row>
          <table:table-cell table:style-name="Table1.A1" office:value-type="string">
            <text:p text:style-name="Table_20_Contents">gTTS (Python)</text:p>
          </table:table-cell>
          <table:table-cell table:style-name="Table1.A1" office:value-type="string">
            <text:p text:style-name="Table_20_Contents">No enforced limit</text:p>
          </table:table-cell>
          <table:table-cell table:style-name="Table1.A1" office:value-type="string">
            <text:p text:style-name="Table_20_Contents">❌ No</text:p>
          </table:table-cell>
          <table:table-cell table:style-name="Table1.A1" office:value-type="string">
            <text:p text:style-name="Table_20_Contents">❌ No</text:p>
          </table:table-cell>
        </table:table-row>
        <table:table-row>
          <table:table-cell table:style-name="Table1.A1" office:value-type="string">
            <text:p text:style-name="Table_20_Contents">ResponsiveVoice</text:p>
          </table:table-cell>
          <table:table-cell table:style-name="Table1.A1" office:value-type="string">
            <text:p text:style-name="Table_20_Contents">Free for personal</text:p>
          </table:table-cell>
          <table:table-cell table:style-name="Table1.A1" office:value-type="string">
            <text:p text:style-name="Table_20_Contents">✅ Optional</text:p>
          </table:table-cell>
          <table:table-cell table:style-name="Table1.A1" office:value-type="string">
            <text:p text:style-name="Table_20_Contents">❌ No</text:p>
          </table:table-cell>
        </table:table-row>
      </table:table>
      <text:p text:style-name="Horizontal_20_Line"/>
      <text:p text:style-name="Text_20_body">Would you like a full working example in React or Node using one of these?</text:p>
      <text:p text:style-name="P1">recommend me books so that i can learn everything about networking, connection and protocols from basic to advance </text:p>
      <text:p text:style-name="P1"/>
      <text:p text:style-name="P2">If you're looking to learn <text:span text:style-name="Strong_20_Emphasis">everything about networking, connections, and protocols</text:span> from basic to advanced levels, here's a list of excellent books that can guide you through each concept, <text:soft-page-break/>progressively building your knowledge.</text:p>
      <text:h text:style-name="P107" text:outline-level="3"><text:span text:style-name="Strong_20_Emphasis">1. Basic Networking Concepts (Beginner to Intermediate)</text:span></text:h>
      <text:h text:style-name="P108" text:outline-level="4">1. <text:span text:style-name="Strong_20_Emphasis">"Networking for Beginners: The Complete Guide to Networking &amp; The Internet" by David J. Foster</text:span></text:h>
      <text:list text:style-name="L76">
        <text:list-item>
          <text:p text:style-name="P109"><text:span text:style-name="Strong_20_Emphasis">Level</text:span>: Beginner</text:p>
        </text:list-item>
        <text:list-item>
          <text:p text:style-name="P109"><text:span text:style-name="Strong_20_Emphasis">Why it's great</text:span>: This book is a <text:span text:style-name="Strong_20_Emphasis">good starting point</text:span> for understanding basic networking concepts. It explains the <text:span text:style-name="Strong_20_Emphasis">internet</text:span>, <text:span text:style-name="Strong_20_Emphasis">local networks</text:span>, <text:span text:style-name="Strong_20_Emphasis">IP addresses</text:span>, <text:span text:style-name="Strong_20_Emphasis">routers</text:span>, and the <text:span text:style-name="Strong_20_Emphasis">OSI model</text:span> in simple terms.</text:p>
        </text:list-item>
        <text:list-item>
          <text:p text:style-name="P109"><text:span text:style-name="Strong_20_Emphasis">Topics covered</text:span>: Basics of IP, subnets, TCP/IP, DNS, DHCP, network hardware, etc.</text:p>
        </text:list-item>
      </text:list>
      <text:h text:style-name="P108" text:outline-level="4">2. <text:span text:style-name="Strong_20_Emphasis">"Computer Networking: A Top-Down Approach" by James Kurose and Keith Ross</text:span></text:h>
      <text:list text:style-name="L77">
        <text:list-item>
          <text:p text:style-name="P110"><text:span text:style-name="Strong_20_Emphasis">Level</text:span>: Beginner to Intermediate</text:p>
        </text:list-item>
        <text:list-item>
          <text:p text:style-name="P110"><text:span text:style-name="Strong_20_Emphasis">Why it's great</text:span>: This book offers a <text:span text:style-name="Strong_20_Emphasis">top-down approach</text:span> to understanding networking, starting with <text:span text:style-name="Strong_20_Emphasis">application-layer protocols</text:span> (like HTTP, DNS) and moving down to the <text:span text:style-name="Strong_20_Emphasis">link-layer</text:span> and <text:span text:style-name="Strong_20_Emphasis">physical layer</text:span>. It provides <text:span text:style-name="Strong_20_Emphasis">real-world examples</text:span> and a clear explanation of protocols.</text:p>
        </text:list-item>
        <text:list-item>
          <text:p text:style-name="P110"><text:span text:style-name="Strong_20_Emphasis">Topics covered</text:span>: TCP/IP, HTTP, DNS, network protocols, congestion control, routing, and more.</text:p>
        </text:list-item>
      </text:list>
      <text:h text:style-name="P108" text:outline-level="4">3. <text:span text:style-name="Strong_20_Emphasis">"The Illustrated Network: How TCP/IP Works in a Modern Network" by Walter Goralski</text:span></text:h>
      <text:list text:style-name="L78">
        <text:list-item>
          <text:p text:style-name="P111"><text:span text:style-name="Strong_20_Emphasis">Level</text:span>: Beginner to Intermediate</text:p>
        </text:list-item>
        <text:list-item>
          <text:p text:style-name="P111"><text:span text:style-name="Strong_20_Emphasis">Why it's great</text:span>: This is an easy-to-follow guide that provides detailed <text:span text:style-name="Strong_20_Emphasis">visuals and illustrations</text:span> to explain how modern networks operate. Great for beginners who like <text:span text:style-name="Strong_20_Emphasis">visual aids</text:span> to help grasp complex networking concepts.</text:p>
        </text:list-item>
        <text:list-item>
          <text:p text:style-name="P111"><text:span text:style-name="Strong_20_Emphasis">Topics covered</text:span>: Layers of TCP/IP, routing, switching, and how protocols work.</text:p>
        </text:list-item>
      </text:list>
      <text:p text:style-name="Horizontal_20_Line"/>
      <text:h text:style-name="P107" text:outline-level="3"><text:span text:style-name="Strong_20_Emphasis">2. Intermediate to Advanced Networking &amp; Protocols</text:span></text:h>
      <text:h text:style-name="P108" text:outline-level="4">4. <text:span text:style-name="Strong_20_Emphasis">"TCP/IP Illustrated, Volume 1: The Protocols" by W. Richard Stevens</text:span></text:h>
      <text:list text:style-name="L79">
        <text:list-item>
          <text:p text:style-name="P112"><text:span text:style-name="Strong_20_Emphasis">Level</text:span>: Intermediate to Advanced</text:p>
        </text:list-item>
        <text:list-item>
          <text:p text:style-name="P112"><text:span text:style-name="Strong_20_Emphasis">Why it's great</text:span>: This is a <text:span text:style-name="Strong_20_Emphasis">classic book</text:span> that dives deep into <text:span text:style-name="Strong_20_Emphasis">TCP/IP</text:span>, the fundamental suite of protocols behind most networking technologies. It covers protocols like TCP, UDP, IP, ARP, and ICMP in <text:span text:style-name="Strong_20_Emphasis">great detail</text:span>.</text:p>
        </text:list-item>
        <text:list-item>
          <text:p text:style-name="P112"><text:span text:style-name="Strong_20_Emphasis">Topics covered</text:span>: TCP/IP stack, detailed breakdown of various protocols, packet structures, IP addressing, routing, etc.</text:p>
        </text:list-item>
        <text:list-item>
          <text:p text:style-name="P112"><text:span text:style-name="Strong_20_Emphasis">Best for</text:span>: Anyone who wants to <text:span text:style-name="Strong_20_Emphasis">deep dive into how networking works</text:span> at a protocol level.</text:p>
        </text:list-item>
      </text:list>
      <text:h text:style-name="P108" text:outline-level="4">5. <text:span text:style-name="Strong_20_Emphasis">"Computer Networks" by Andrew S. Tanenbaum and David J. Wetherall</text:span></text:h>
      <text:list text:style-name="L80">
        <text:list-item>
          <text:p text:style-name="P113"><text:span text:style-name="Strong_20_Emphasis">Level</text:span>: Intermediate to Advanced</text:p>
        </text:list-item>
        <text:list-item>
          <text:p text:style-name="P113"><text:span text:style-name="Strong_20_Emphasis">Why it's great</text:span>: A comprehensive and widely used textbook in networking. Tanenbaum's <text:soft-page-break/>book is known for its <text:span text:style-name="Strong_20_Emphasis">clear explanations</text:span> and covers both the <text:span text:style-name="Strong_20_Emphasis">concepts</text:span> and <text:span text:style-name="Strong_20_Emphasis">design of networking</text:span>. It also emphasizes understanding <text:span text:style-name="Strong_20_Emphasis">networking protocols</text:span> and the design issues involved in building large-scale networks.</text:p>
        </text:list-item>
        <text:list-item>
          <text:p text:style-name="P113"><text:span text:style-name="Strong_20_Emphasis">Topics covered</text:span>: OSI model, TCP/IP, congestion control, routing algorithms, error control, wireless networks, and more.</text:p>
        </text:list-item>
      </text:list>
      <text:h text:style-name="P108" text:outline-level="4">6. <text:span text:style-name="Strong_20_Emphasis">"Data and Computer Communications" by William Stallings</text:span></text:h>
      <text:list text:style-name="L81">
        <text:list-item>
          <text:p text:style-name="P114"><text:span text:style-name="Strong_20_Emphasis">Level</text:span>: Intermediate to Advanced</text:p>
        </text:list-item>
        <text:list-item>
          <text:p text:style-name="P114"><text:span text:style-name="Strong_20_Emphasis">Why it's great</text:span>: This book is a <text:span text:style-name="Strong_20_Emphasis">comprehensive resource</text:span> on data communications, covering both theoretical and practical aspects. It has a strong focus on <text:span text:style-name="Strong_20_Emphasis">network architecture</text:span> and <text:span text:style-name="Strong_20_Emphasis">communication protocols</text:span>.</text:p>
        </text:list-item>
        <text:list-item>
          <text:p text:style-name="P114"><text:span text:style-name="Strong_20_Emphasis">Topics covered</text:span>: LANs, WANs, routing, congestion, error control, security protocols, and wireless technologies.</text:p>
        </text:list-item>
      </text:list>
      <text:p text:style-name="Horizontal_20_Line"/>
      <text:h text:style-name="P107" text:outline-level="3"><text:span text:style-name="Strong_20_Emphasis">3. Advanced Networking &amp; Specialized Protocols</text:span></text:h>
      <text:h text:style-name="P108" text:outline-level="4">7. <text:span text:style-name="Strong_20_Emphasis">"High-Performance Browser Networking" by Ilya Grigorik</text:span></text:h>
      <text:list text:style-name="L82">
        <text:list-item>
          <text:p text:style-name="P115"><text:span text:style-name="Strong_20_Emphasis">Level</text:span>: Advanced</text:p>
        </text:list-item>
        <text:list-item>
          <text:p text:style-name="P115"><text:span text:style-name="Strong_20_Emphasis">Why it's great</text:span>: This book focuses on <text:span text:style-name="Strong_20_Emphasis">web performance</text:span> and how networks work in the context of <text:span text:style-name="Strong_20_Emphasis">modern web applications</text:span>. It's particularly great for understanding <text:span text:style-name="Strong_20_Emphasis">HTTP/2</text:span>, <text:span text:style-name="Strong_20_Emphasis">web optimization</text:span>, and how browsers manage networking.</text:p>
        </text:list-item>
        <text:list-item>
          <text:p text:style-name="P115"><text:span text:style-name="Strong_20_Emphasis">Topics covered</text:span>: Network protocols, TCP/IP, HTTP/2, WebSockets, CDN, performance optimizations, and real-world scenarios.</text:p>
        </text:list-item>
      </text:list>
      <text:h text:style-name="P108" text:outline-level="4">8. <text:span text:style-name="Strong_20_Emphasis">"Routing TCP/IP, Volume 1" by Jeff Doyle and Jennifer Carroll</text:span></text:h>
      <text:list text:style-name="L83">
        <text:list-item>
          <text:p text:style-name="P116"><text:span text:style-name="Strong_20_Emphasis">Level</text:span>: Advanced</text:p>
        </text:list-item>
        <text:list-item>
          <text:p text:style-name="P116"><text:span text:style-name="Strong_20_Emphasis">Why it's great</text:span>: If you’re interested in <text:span text:style-name="Strong_20_Emphasis">routing</text:span> protocols (which are key to large-scale networks), this book is a <text:span text:style-name="Strong_20_Emphasis">must-read</text:span>. It offers deep coverage of how routing works, specifically focusing on <text:span text:style-name="Strong_20_Emphasis">IP routing</text:span>.</text:p>
        </text:list-item>
        <text:list-item>
          <text:p text:style-name="P116"><text:span text:style-name="Strong_20_Emphasis">Topics covered</text:span>: Routing algorithms, RIP, OSPF, BGP, routing tables, and more.</text:p>
        </text:list-item>
      </text:list>
      <text:h text:style-name="P108" text:outline-level="4">9. <text:span text:style-name="Strong_20_Emphasis">"The Protocols" by W. Richard Stevens</text:span></text:h>
      <text:list text:style-name="L84">
        <text:list-item>
          <text:p text:style-name="P117"><text:span text:style-name="Strong_20_Emphasis">Level</text:span>: Advanced</text:p>
        </text:list-item>
        <text:list-item>
          <text:p text:style-name="P117"><text:span text:style-name="Strong_20_Emphasis">Why it's great</text:span>: This is the go-to book for anyone wanting to learn about <text:span text:style-name="Strong_20_Emphasis">TCP/IP protocols</text:span>. It provides a <text:span text:style-name="Strong_20_Emphasis">deep dive</text:span> into how protocols operate, including all the inner workings of <text:span text:style-name="Strong_20_Emphasis">networking</text:span>, <text:span text:style-name="Strong_20_Emphasis">data packet structures</text:span>, and <text:span text:style-name="Strong_20_Emphasis">protocol interactions</text:span>.</text:p>
        </text:list-item>
        <text:list-item>
          <text:p text:style-name="P117"><text:span text:style-name="Strong_20_Emphasis">Topics covered</text:span>: Detailed exploration of <text:span text:style-name="Strong_20_Emphasis">Internet protocols</text:span> such as TCP, UDP, IP, DNS, and FTP, plus troubleshooting network problems.</text:p>
        </text:list-item>
      </text:list>
      <text:h text:style-name="P108" text:outline-level="4">10. <text:span text:style-name="Strong_20_Emphasis">"Network Warrior" by Gary A. Donahue</text:span></text:h>
      <text:list text:style-name="L85">
        <text:list-item>
          <text:p text:style-name="P118"><text:span text:style-name="Strong_20_Emphasis">Level</text:span>: Advanced</text:p>
        </text:list-item>
        <text:list-item>
          <text:p text:style-name="P118"><text:span text:style-name="Strong_20_Emphasis">Why it's great</text:span>: This book is an excellent guide for those who want to understand <text:span text:style-name="Strong_20_Emphasis">real-</text:span><text:soft-page-break/><text:span text:style-name="Strong_20_Emphasis">world network design and troubleshooting</text:span>. It covers a wide variety of networking topics and is geared toward network engineers who need to know how to manage and troubleshoot complex networks.</text:p>
        </text:list-item>
        <text:list-item>
          <text:p text:style-name="P118"><text:span text:style-name="Strong_20_Emphasis">Topics covered</text:span>: Routing, switching, security, network design, and troubleshooting.</text:p>
        </text:list-item>
      </text:list>
      <text:p text:style-name="Horizontal_20_Line"/>
      <text:h text:style-name="P107" text:outline-level="3"><text:span text:style-name="Strong_20_Emphasis">4. Additional Resources for Specialized Topics</text:span></text:h>
      <text:h text:style-name="P108" text:outline-level="4">11. <text:span text:style-name="Strong_20_Emphasis">"Linux Networking: A Practical Guide to Network Configuration and Administration" by K. W. H. Tan</text:span></text:h>
      <text:list text:style-name="L86">
        <text:list-item>
          <text:p text:style-name="P119"><text:span text:style-name="Strong_20_Emphasis">Level</text:span>: Intermediate to Advanced</text:p>
        </text:list-item>
        <text:list-item>
          <text:p text:style-name="P119"><text:span text:style-name="Strong_20_Emphasis">Why it's great</text:span>: If you're looking to learn <text:span text:style-name="Strong_20_Emphasis">networking from a Linux perspective</text:span>, this book will teach you how to configure and manage networks on Linux systems. It covers <text:span text:style-name="Strong_20_Emphasis">network protocols</text:span> and their setup on Linux.</text:p>
        </text:list-item>
        <text:list-item>
          <text:p text:style-name="P119"><text:span text:style-name="Strong_20_Emphasis">Topics covered</text:span>: Network configuration, IP addressing, routing, DNS, DHCP, firewall rules, and more.</text:p>
        </text:list-item>
      </text:list>
      <text:h text:style-name="P108" text:outline-level="4">12. <text:span text:style-name="Strong_20_Emphasis">"Networking All-in-One For Dummies" by Doug Lowe</text:span></text:h>
      <text:list text:style-name="L87">
        <text:list-item>
          <text:p text:style-name="P120"><text:span text:style-name="Strong_20_Emphasis">Level</text:span>: Beginner to Intermediate</text:p>
        </text:list-item>
        <text:list-item>
          <text:p text:style-name="P120"><text:span text:style-name="Strong_20_Emphasis">Why it's great</text:span>: This is a <text:span text:style-name="Strong_20_Emphasis">comprehensive, beginner-friendly</text:span> guide to networking that covers a variety of topics, from the basics of networking to more complex concepts. It's a great <text:span text:style-name="Strong_20_Emphasis">reference book</text:span> for newcomers and also for those who need to refresh their knowledge.</text:p>
        </text:list-item>
        <text:list-item>
          <text:p text:style-name="P120"><text:span text:style-name="Strong_20_Emphasis">Topics covered</text:span>: Types of networks, TCP/IP, security, troubleshooting, wireless networks, and more.</text:p>
        </text:list-item>
      </text:list>
      <text:h text:style-name="P108" text:outline-level="4">13. <text:span text:style-name="Strong_20_Emphasis">"The Art of Network Architecture: Business-Driven Design" by Russ White and Denise Donohue</text:span></text:h>
      <text:list text:style-name="L88">
        <text:list-item>
          <text:p text:style-name="P121"><text:span text:style-name="Strong_20_Emphasis">Level</text:span>: Advanced</text:p>
        </text:list-item>
        <text:list-item>
          <text:p text:style-name="P121"><text:span text:style-name="Strong_20_Emphasis">Why it's great</text:span>: This book is focused on <text:span text:style-name="Strong_20_Emphasis">network design</text:span>, with a particular emphasis on building networks that align with <text:span text:style-name="Strong_20_Emphasis">business goals</text:span>. It offers a more <text:span text:style-name="Strong_20_Emphasis">strategic</text:span> approach to networking beyond just protocols and physical connectivity.</text:p>
        </text:list-item>
        <text:list-item>
          <text:p text:style-name="P121"><text:span text:style-name="Strong_20_Emphasis">Topics covered</text:span>: Network design principles, scalability, redundancy, fault tolerance, and business alignment.</text:p>
        </text:list-item>
      </text:list>
      <text:p text:style-name="Horizontal_20_Line"/>
      <text:h text:style-name="P107" text:outline-level="3"><text:span text:style-name="Strong_20_Emphasis">Summary:</text:span></text:h>
      <text:list text:style-name="L89">
        <text:list-item>
          <text:p text:style-name="P122"><text:span text:style-name="Strong_20_Emphasis">For Beginners</text:span>: Start with books like <text:span text:style-name="Strong_20_Emphasis">"Networking for Beginners"</text:span> by David J. Foster and <text:span text:style-name="Strong_20_Emphasis">"Computer Networking: A Top-Down Approach"</text:span> by Kurose and Ross.</text:p>
        </text:list-item>
        <text:list-item>
          <text:p text:style-name="P122"><text:span text:style-name="Strong_20_Emphasis">For Intermediate to Advanced</text:span>: Move on to <text:span text:style-name="Strong_20_Emphasis">"TCP/IP Illustrated, Volume 1"</text:span> by W. Richard Stevens and <text:span text:style-name="Strong_20_Emphasis">"Computer Networks"</text:span> by Tanenbaum.</text:p>
        </text:list-item>
        <text:list-item>
          <text:p text:style-name="P122"><text:span text:style-name="Strong_20_Emphasis">For Specialized Protocols</text:span>: Consider <text:span text:style-name="Strong_20_Emphasis">"Routing TCP/IP, Volume 1"</text:span> by Jeff Doyle for in-depth routing knowledge or <text:span text:style-name="Strong_20_Emphasis">"High-Performance Browser Networking"</text:span> for web networking.</text:p>
        </text:list-item>
      </text:list>
      <text:p text:style-name="Text_20_body"><text:soft-page-break/>By following this reading path, you'll build a solid understanding of networking from the ground up, progressing from basic concepts to complex network architecture and protocols. Happy reading!</text:p>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Gothic" svg:font-family="'MS Gothic'" style:font-family-generic="system" style:font-pitch="variable"/>
    <style:font-face style:name="MS PGothic" svg:font-family="'MS PGothic'" style:font-family-generic="modern" style:font-pitch="fixed"/>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text-properties style:font-name="Times New Roman" fo:font-family="'Times New Roman'" style:font-family-generic="roman" style:font-pitch="variable" fo:font-size="14pt" fo:font-weight="bold" style:font-name-asian="MS Gothic" style:font-family-asian="'MS Gothic'"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MS Gothic" style:font-family-asian="'MS Gothic'"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text-properties style:font-name="Times New Roman" fo:font-family="'Times New Roman'" style:font-family-generic="roman" style:font-pitch="variable" fo:font-size="18pt" fo:font-weight="bold" style:font-name-asian="MS Gothic" style:font-family-asian="'MS Gothic'"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04-16T11:32:02.64</meta:creation-date>
    <meta:editing-duration>PT5H5M29S</meta:editing-duration>
    <meta:editing-cycles>20</meta:editing-cycles>
    <meta:generator>LibreOffice/25.2.3.2$Windows_X86_64 LibreOffice_project/bbb074479178df812d175f709636b368952c2ce3</meta:generator>
    <dc:date>2025-05-20T19:24:28.702246200</dc:date>
    <meta:document-statistic meta:table-count="1" meta:image-count="0" meta:object-count="0" meta:page-count="39" meta:paragraph-count="1103" meta:word-count="11566" meta:character-count="75247" meta:non-whitespace-character-count="63638"/>
    <meta:user-defined meta:name="Info 1"/>
    <meta:user-defined meta:name="Info 2"/>
    <meta:user-defined meta:name="Info 3"/>
    <meta:user-defined meta:name="Info 4"/>
  </office:meta>
</office:document-meta>
</file>